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refresh.xml" manifest:media-type="text/xml"/>
  <manifest:file-entry manifest:full-path="Basic/Standard/outputReport.xml" manifest:media-type="text/xml"/>
  <manifest:file-entry manifest:full-path="Basic/Standard/fooDev.xml" manifest:media-type="text/xml"/>
  <manifest:file-entry manifest:full-path="Basic/Standard/inputReport.xml" manifest:media-type="text/xml"/>
  <manifest:file-entry manifest:full-path="Basic/Standard/rendering.xml" manifest:media-type="text/xml"/>
  <manifest:file-entry manifest:full-path="Basic/Standard/setTheDoc.xml" manifest:media-type="text/xml"/>
  <manifest:file-entry manifest:full-path="Basic/Standard/setWelcomeView.xml" manifest:media-type="text/xml"/>
  <manifest:file-entry manifest:full-path="Basic/Standard/notes.xml" manifest:media-type="text/xml"/>
  <manifest:file-entry manifest:full-path="Basic/Standard/reportTypeViewMode.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event-listeners>
      <script:event-listener script:language="ooo:script" script:event-name="dom:load" xlink:href="vnd.sun.star.script:Standard.setWelcomeView.setWelcomeView?language=Basic&amp;location=document" xlink:type="simple"/>
    </office:event-listeners>
  </office:scripts>
  <office:font-face-decls>
    <style:font-face style:name="Roboto Mono1" svg:font-family="'Roboto Mono'" style:font-pitch="variable"/>
    <style:font-face style:name="Roboto Mono" svg:font-family="'Roboto Mono'" style:font-adornments="Regular" style:font-pitch="variable"/>
    <style:font-face style:name="Ubuntu" svg:font-family="Ubuntu" style:font-pitch="variable"/>
    <style:font-face style:name="Noto Serif Thai" svg:font-family="'Noto Serif Thai'" style:font-adornments="Regular" style:font-family-generic="roman"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cm"/>
    </style:style>
    <style:style style:name="co3" style:family="table-column">
      <style:table-column-properties fo:break-before="auto" style:column-width="2.235cm"/>
    </style:style>
    <style:style style:name="co4" style:family="table-column">
      <style:table-column-properties fo:break-before="auto" style:column-width="1.727cm"/>
    </style:style>
    <style:style style:name="co5" style:family="table-column">
      <style:table-column-properties fo:break-before="auto" style:column-width="7.997cm"/>
    </style:style>
    <style:style style:name="co6" style:family="table-column">
      <style:table-column-properties fo:break-before="auto" style:column-width="2.3cm"/>
    </style:style>
    <style:style style:name="co7" style:family="table-column">
      <style:table-column-properties fo:break-before="auto" style:column-width="0.557cm"/>
    </style:style>
    <style:style style:name="co8" style:family="table-column">
      <style:table-column-properties fo:break-before="auto" style:column-width="1.72cm"/>
    </style:style>
    <style:style style:name="co9" style:family="table-column">
      <style:table-column-properties fo:break-before="auto" style:column-width="2.231cm"/>
    </style:style>
    <style:style style:name="ro1" style:family="table-row">
      <style:table-row-properties style:row-height="0.621cm" fo:break-before="auto" style:use-optimal-row-height="false"/>
    </style:style>
    <style:style style:name="ro2" style:family="table-row">
      <style:table-row-properties style:row-height="0.921cm" fo:break-before="auto" style:use-optimal-row-height="true"/>
    </style:style>
    <style:style style:name="ro3" style:family="table-row">
      <style:table-row-properties style:row-height="0.612cm" fo:break-before="auto" style:use-optimal-row-height="true"/>
    </style:style>
    <style:style style:name="ro4" style:family="table-row">
      <style:table-row-properties style:row-height="1.157cm" fo:break-before="auto" style:use-optimal-row-height="true"/>
    </style:style>
    <style:style style:name="ro5" style:family="table-row">
      <style:table-row-properties style:row-height="0.6cm" fo:break-before="auto" style:use-optimal-row-height="false"/>
    </style:style>
    <style:style style:name="ro6" style:family="table-row">
      <style:table-row-properties style:row-height="1cm" fo:break-before="auto" style:use-optimal-row-height="true"/>
    </style:style>
    <style:style style:name="ro7" style:family="table-row">
      <style:table-row-properties style:row-height="0.526cm" fo:break-before="auto" style:use-optimal-row-height="true"/>
    </style:style>
    <style:style style:name="ro8" style:family="table-row">
      <style:table-row-properties style:row-height="0.605cm" fo:break-before="auto" style:use-optimal-row-height="true"/>
    </style:style>
    <style:style style:name="ro9"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style:style style:name="ta3" style:family="table" style:master-page-name="Default">
      <style:table-properties table:display="false" style:writing-mode="lr-tb" tableooo:tab-color="#808080"/>
    </style:style>
    <number:number-style style:name="N5">
      <number:number number:decimal-places="2" loext:min-decimal-places="2" number:grouping="true"/>
    </number:number-style>
    <number:boolean-style style:name="N99">
      <number:boolean/>
    </number:boolean-style>
    <number:text-style style:name="N100">
      <number:text-content/>
    </number:text-style>
    <style:style style:name="ce2" style:family="table-cell" style:parent-style-name="Default" style:data-style-name="N140">
      <style:table-cell-properties style:cell-protect="protected" style:print-content="true"/>
      <style:text-properties style:use-window-font-color="true"/>
    </style:style>
    <style:style style:name="ce3" style:family="table-cell" style:parent-style-name="Default">
      <style:table-cell-properties style:cell-protect="protected" style:print-content="true"/>
    </style:style>
    <style:style style:name="ce5" style:family="table-cell" style:parent-style-name="Default">
      <style:table-cell-properties style:cell-protect="protected" style:print-content="true" fo:border="none"/>
    </style:style>
    <style:style style:name="ce6" style:family="table-cell" style:parent-style-name="Default">
      <style:table-cell-properties style:cell-protect="protected" style:print-content="true"/>
      <style:text-properties fo:font-size="11pt" style:font-size-asian="11pt" style:font-name-complex="Ubuntu" style:font-size-complex="11pt"/>
    </style:style>
    <style:style style:name="ce7" style:family="table-cell" style:parent-style-name="Default">
      <style:table-cell-properties style:cell-protect="protected" style:print-content="true" style:text-align-source="fix" style:repeat-content="false" fo:border="0.06pt solid #000000"/>
      <style:paragraph-properties fo:text-align="start" fo:margin-left="0cm"/>
      <style:text-properties fo:color="#ffffff"/>
    </style:style>
    <style:style style:name="ce8" style:family="table-cell" style:parent-style-name="Default">
      <style:table-cell-properties style:cell-protect="protected" style:print-content="true" style:text-align-source="fix" style:repeat-content="false" fo:padding="0.035cm"/>
      <style:paragraph-properties fo:text-align="start" fo:margin-left="0cm"/>
      <style:text-properties fo:font-size="11pt" fo:font-weight="normal" style:font-size-asian="11pt" style:font-weight-asian="normal" style:font-name-complex="Ubuntu" style:font-size-complex="11pt" style:font-weight-complex="normal"/>
    </style:style>
    <style:style style:name="ce9" style:family="table-cell" style:parent-style-name="Default">
      <style:table-cell-properties style:cell-protect="protected" style:print-content="true" style:diagonal-bl-tr="none" style:diagonal-tl-br="none" style:text-align-source="fix" style:repeat-content="false" fo:border="0.06pt solid #000000" fo:padding="0.035cm" style:vertical-align="automatic"/>
      <style:paragraph-properties fo:text-align="start" fo:margin-left="0cm"/>
      <style:text-properties fo:color="#ffffff"/>
    </style:style>
    <style:style style:name="ce18" style:family="table-cell" style:parent-style-name="Default">
      <style:table-cell-properties style:cell-protect="protected" style:print-content="true" style:diagonal-bl-tr="none" style:diagonal-tl-br="none" fo:border="0.06pt solid #000000"/>
      <style:text-properties fo:color="#ffffff"/>
    </style:style>
    <style:style style:name="ce11" style:family="table-cell" style:parent-style-name="Default">
      <style:table-cell-properties style:cell-protect="protected" style:print-content="true" style:text-align-source="fix" style:repeat-content="false" fo:padding="0.035cm"/>
      <style:paragraph-properties fo:text-align="start" fo:margin-left="0cm"/>
      <style:text-properties fo:font-weight="normal" style:font-weight-asian="normal" style:font-weight-complex="normal"/>
    </style:style>
    <style:style style:name="ce13" style:family="table-cell" style:parent-style-name="Default" style:data-style-name="N100">
      <style:table-cell-properties style:cell-protect="protected" style:print-content="true" style:diagonal-bl-tr="none" style:diagonal-tl-br="none" style:text-align-source="fix" style:repeat-content="false" fo:border="0.06pt solid #000000" fo:padding="0.035cm"/>
      <style:paragraph-properties fo:text-align="start" fo:margin-left="0cm"/>
      <style:text-properties fo:color="#ffffff"/>
    </style:style>
    <style:style style:name="ce16" style:family="table-cell" style:parent-style-name="Default">
      <style:table-cell-properties style:cell-protect="protected" style:print-content="true" fo:border="0.06pt solid #000000"/>
    </style:style>
    <style:style style:name="ce15" style:family="table-cell" style:parent-style-name="Default" style:data-style-name="N100">
      <style:table-cell-properties style:cell-protect="protected" style:print-content="true" style:diagonal-bl-tr="none" style:diagonal-tl-br="none"/>
    </style:style>
    <style:style style:name="ce24" style:family="table-cell" style:parent-style-name="Default">
      <style:table-cell-properties style:cell-protect="protected" style:print-content="true"/>
      <style:text-properties style:font-name="Ubuntu" fo:font-size="11pt" fo:font-weight="bold" style:font-size-asian="11pt" style:font-weight-asian="bold" style:font-name-complex="Ubuntu" style:font-size-complex="11pt" style:font-weight-complex="bold"/>
    </style:style>
    <style:style style:name="ce25" style:family="table-cell" style:parent-style-name="Default">
      <style:table-cell-properties style:cell-protect="protected" style:print-content="true" style:vertical-align="top"/>
      <style:text-properties style:font-name="Ubuntu"/>
    </style:style>
    <style:style style:name="ce117" style:family="table-cell" style:parent-style-name="Default">
      <style:table-cell-properties style:text-align-source="fix" style:repeat-content="false" style:vertical-align="middle"/>
      <style:paragraph-properties fo:text-align="center" fo:margin-left="0cm"/>
      <style:text-properties fo:font-size="16pt" style:text-underline-style="none" fo:font-weight="normal" style:font-size-asian="16pt" style:font-weight-asian="normal" style:font-size-complex="16pt" style:font-weight-complex="normal"/>
    </style:style>
    <style:style style:name="ce118" style:family="table-cell" style:parent-style-name="Default" style:data-style-name="N137">
      <style:table-cell-properties fo:border-bottom="0.06pt solid #000000" style:text-align-source="fix" style:repeat-content="false" fo:border-left="none" fo:border-right="none" fo:border-top="none" style:vertical-align="middle"/>
      <style:paragraph-properties fo:text-align="center" fo:margin-left="0cm"/>
      <style:map style:condition="cell-content()=0" style:apply-style-name="NullCell" style:base-cell-address="foo_inputTaxTemplate.A2"/>
      <style:map style:condition="cell-content()&gt;0" style:apply-style-name="RowNumber" style:base-cell-address="foo_inputTaxTemplate.A2"/>
    </style:style>
    <style:style style:name="ce119" style:family="table-cell" style:parent-style-name="Default" style:data-style-name="N137">
      <style:table-cell-properties fo:border-bottom="0.06pt solid #000000" style:cell-protect="none" style:print-content="true" style:text-align-source="fix" style:repeat-content="false" fo:border-left="none" fo:border-right="none" fo:border-top="none" style:vertical-align="middle"/>
      <style:paragraph-properties fo:text-align="end" fo:margin-left="0cm"/>
      <style:text-properties fo:font-size="9pt" style:font-size-asian="9pt" style:font-size-complex="9pt"/>
      <style:map style:condition="cell-content()=0" style:apply-style-name="NullCell" style:base-cell-address="foo_inputTaxTemplate.A2"/>
      <style:map style:condition="cell-content()&gt;0" style:apply-style-name="RowNumber" style:base-cell-address="foo_inputTaxTemplate.A2"/>
    </style:style>
    <style:style style:name="ce120" style:family="table-cell" style:parent-style-name="Default" style:data-style-name="N137">
      <style:table-cell-properties style:cell-protect="none" style:print-content="true" style:text-align-source="fix" style:repeat-content="false" style:vertical-align="middle"/>
      <style:paragraph-properties fo:text-align="end" fo:margin-left="0cm"/>
      <style:text-properties fo:font-size="9pt" style:font-size-asian="9pt" style:font-size-complex="9pt"/>
      <style:map style:condition="cell-content()=0" style:apply-style-name="NullCell" style:base-cell-address="foo_inputTaxTemplate.A2"/>
      <style:map style:condition="cell-content()&gt;0" style:apply-style-name="RowNumber" style:base-cell-address="foo_inputTaxTemplate.A2"/>
    </style:style>
    <style:style style:name="ce121" style:family="table-cell" style:parent-style-name="Default">
      <style:table-cell-properties style:cell-protect="none" style:print-content="true" style:text-align-source="fix" style:repeat-content="false"/>
      <style:paragraph-properties fo:text-align="center" fo:margin-left="0cm"/>
    </style:style>
    <style:style style:name="ce32" style:family="table-cell" style:parent-style-name="Default">
      <style:table-cell-properties style:text-align-source="fix" style:repeat-content="false" style:vertical-align="middle"/>
      <style:paragraph-properties fo:text-align="center" fo:margin-left="0cm"/>
    </style:style>
    <style:style style:name="ce33"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cm"/>
    </style:style>
    <style:style style:name="ce124" style:family="table-cell" style:parent-style-name="Default" style:data-style-name="N0">
      <style:table-cell-properties style:cell-protect="none" style:print-content="true" style:text-align-source="fix" style:repeat-content="false" style:vertical-align="middle"/>
      <style:paragraph-properties fo:text-align="center" fo:margin-left="0cm"/>
      <style:text-properties fo:font-size="9pt" style:font-size-asian="9pt" style:font-size-complex="9pt"/>
    </style:style>
    <style:style style:name="ce125" style:family="table-cell" style:parent-style-name="Default">
      <style:table-cell-properties style:cell-protect="none" style:print-content="true" style:text-align-source="fix" style:repeat-content="false" style:vertical-align="middle"/>
      <style:paragraph-properties fo:text-align="center" fo:margin-left="0cm"/>
      <style:text-properties fo:font-size="9pt" style:font-size-asian="9pt" style:font-size-complex="9pt"/>
    </style:style>
    <style:style style:name="ce126" style:family="table-cell" style:parent-style-name="Default">
      <style:table-cell-properties style:cell-protect="none" style:print-content="true"/>
    </style:style>
    <style:style style:name="ce37" style:family="table-cell" style:parent-style-name="Default" style:data-style-name="N137">
      <style:table-cell-properties style:cell-protect="none" style:print-content="true" style:vertical-align="middle"/>
      <style:text-properties fo:font-size="9pt" style:font-size-asian="9pt" style:font-size-complex="9pt"/>
    </style:style>
    <style:style style:name="ce128" style:family="table-cell" style:parent-style-name="Default">
      <style:table-cell-properties fo:border-bottom="0.06pt solid #000000" style:text-align-source="fix" style:repeat-content="false" fo:border-left="none" fo:border-right="none" fo:border-top="none"/>
      <style:paragraph-properties fo:text-align="center" fo:margin-left="0cm"/>
    </style:style>
    <style:style style:name="ce129" style:family="table-cell" style:parent-style-name="Default">
      <style:table-cell-properties fo:border-bottom="0.06pt solid #000000" style:cell-protect="none" style:print-content="true" fo:border-left="none" fo:border-right="none" fo:border-top="none" style:vertical-align="middle"/>
    </style:style>
    <style:style style:name="ce130" style:family="table-cell" style:parent-style-name="Default">
      <style:table-cell-properties style:cell-protect="none" style:print-content="true" style:vertical-align="middle"/>
    </style:style>
    <style:style style:name="ce131" style:family="table-cell" style:parent-style-name="Default">
      <style:table-cell-properties style:text-align-source="fix" style:repeat-content="false"/>
      <style:paragraph-properties fo:text-align="end" fo:margin-left="0cm"/>
      <style:map style:condition="cell-content()=0" style:apply-style-name="NullCell" style:base-cell-address="foo_inputTaxTemplate.E1"/>
    </style:style>
    <style:style style:name="ce132"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end" fo:margin-left="0cm"/>
      <style:map style:condition="cell-content()=0" style:apply-style-name="NullCell" style:base-cell-address="foo_inputTaxTemplate.E1"/>
    </style:style>
    <style:style style:name="ce133" style:family="table-cell" style:parent-style-name="Default" style:data-style-name="N5">
      <style:table-cell-properties fo:border-bottom="0.06pt solid #000000" style:text-align-source="fix" style:repeat-content="false" fo:border-left="none" fo:border-right="none" fo:border-top="none" style:vertical-align="middle"/>
      <style:paragraph-properties fo:text-align="end" fo:margin-left="0cm"/>
      <style:text-properties fo:font-size="9pt" style:font-size-asian="9pt" style:font-size-complex="9pt"/>
      <style:map style:condition="cell-content()=0" style:apply-style-name="NullCell" style:base-cell-address="foo_inputTaxTemplate.E1"/>
    </style:style>
    <style:style style:name="ce134" style:family="table-cell" style:parent-style-name="Untitled1">
      <style:table-cell-properties style:text-align-source="fix" style:repeat-content="false" style:vertical-align="middle"/>
      <style:paragraph-properties fo:text-align="end" fo:margin-left="0cm"/>
      <style:text-properties fo:font-size="9pt" style:font-size-asian="9pt" style:font-size-complex="9pt"/>
      <style:map style:condition="cell-content()=0" style:apply-style-name="NullCell" style:base-cell-address="foo_inputTaxTemplate.E4"/>
      <style:map style:condition="cell-content()!=0" style:apply-style-name="Untitled1" style:base-cell-address="foo_inputTaxTemplate.E4"/>
    </style:style>
    <style:style style:name="ce135" style:family="table-cell" style:parent-style-name="Default" style:data-style-name="N5">
      <style:table-cell-properties style:text-align-source="fix" style:repeat-content="false" style:vertical-align="middle"/>
      <style:paragraph-properties fo:text-align="end" fo:margin-left="0cm"/>
      <style:text-properties fo:font-size="9pt" style:font-size-asian="9pt" style:font-size-complex="9pt"/>
      <style:map style:condition="cell-content()=0" style:apply-style-name="NullCell" style:base-cell-address="foo_inputTaxTemplate.E1"/>
    </style:style>
    <style:style style:name="ce136" style:family="table-cell" style:parent-style-name="Default">
      <style:table-cell-properties style:text-align-source="fix" style:repeat-content="false" fo:border="0.06pt solid #000000" style:vertical-align="middle"/>
      <style:paragraph-properties fo:text-align="center" fo:margin-left="0cm"/>
    </style:style>
    <style:style style:name="ce137"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end" fo:margin-left="0cm"/>
    </style:style>
    <style:style style:name="ce138" style:family="table-cell" style:parent-style-name="Default" style:data-style-name="N5">
      <style:table-cell-properties fo:border-bottom="0.06pt solid #000000" style:cell-protect="none" style:print-content="true" style:text-align-source="fix" style:repeat-content="false" fo:border-left="none" fo:border-right="none" fo:border-top="none" style:vertical-align="middle"/>
      <style:paragraph-properties fo:text-align="end" fo:margin-left="0cm"/>
      <style:text-properties fo:font-size="9pt" style:font-size-asian="9pt" style:font-size-complex="9pt"/>
      <style:map style:condition="cell-content()&lt;=0" style:apply-style-name="NullCell" style:base-cell-address="foo_inputTaxTemplate.F1"/>
    </style:style>
    <style:style style:name="ce139" style:family="table-cell" style:parent-style-name="Untitled1">
      <style:table-cell-properties style:cell-protect="none" style:print-content="true" style:text-align-source="fix" style:repeat-content="false" style:vertical-align="middle"/>
      <style:paragraph-properties fo:text-align="end" fo:margin-left="0cm"/>
      <style:text-properties fo:font-size="9pt" style:font-size-asian="9pt" style:font-size-complex="9pt"/>
      <style:map style:condition="cell-content()&lt;=0" style:apply-style-name="NullCell" style:base-cell-address="foo_inputTaxTemplate.F1"/>
    </style:style>
    <style:style style:name="ce140" style:family="table-cell" style:parent-style-name="Default" style:data-style-name="N5">
      <style:table-cell-properties style:cell-protect="none" style:print-content="true" style:text-align-source="fix" style:repeat-content="false" style:vertical-align="middle"/>
      <style:paragraph-properties fo:text-align="end" fo:margin-left="0cm"/>
      <style:text-properties fo:font-size="9pt" style:font-size-asian="9pt" style:font-size-complex="9pt"/>
      <style:map style:condition="cell-content()&lt;=0" style:apply-style-name="NullCell" style:base-cell-address="foo_inputTaxTemplate.F1"/>
    </style:style>
    <style:style style:name="ce141" style:family="table-cell" style:parent-style-name="Default">
      <style:table-cell-properties style:text-align-source="fix" style:repeat-content="false"/>
      <style:paragraph-properties fo:text-align="end" fo:margin-left="0cm"/>
      <style:map style:condition="cell-content()&lt;=0" style:apply-style-name="NullCell" style:base-cell-address="foo_inputTaxTemplate.F1"/>
    </style:style>
    <style:style style:name="ce142"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end" fo:margin-left="0cm"/>
      <style:map style:condition="cell-content()&lt;=0" style:apply-style-name="NullCell" style:base-cell-address="foo_inputTaxTemplate.F1"/>
    </style:style>
    <style:style style:name="ce143" style:family="table-cell" style:parent-style-name="Default" style:data-style-name="N5">
      <style:table-cell-properties fo:border-bottom="0.06pt solid #000000" style:text-align-source="fix" style:repeat-content="false" fo:border-left="none" fo:border-right="none" fo:border-top="none" style:vertical-align="middle"/>
      <style:paragraph-properties fo:text-align="end" fo:margin-left="0cm"/>
      <style:text-properties fo:font-size="9pt" style:font-size-asian="9pt" style:font-size-complex="9pt"/>
      <style:map style:condition="cell-content()&lt;=0" style:apply-style-name="NullCell" style:base-cell-address="foo_inputTaxTemplate.F1"/>
    </style:style>
    <style:style style:name="ce144" style:family="table-cell" style:parent-style-name="Untitled1">
      <style:table-cell-properties style:text-align-source="fix" style:repeat-content="false" style:vertical-align="middle"/>
      <style:paragraph-properties fo:text-align="end" fo:margin-left="0cm"/>
      <style:text-properties fo:font-size="9pt" style:font-size-asian="9pt" style:font-size-complex="9pt"/>
      <style:map style:condition="cell-content()&lt;=0" style:apply-style-name="NullCell" style:base-cell-address="foo_inputTaxTemplate.F1"/>
    </style:style>
    <style:style style:name="ce145" style:family="table-cell" style:parent-style-name="Default" style:data-style-name="N5">
      <style:table-cell-properties style:text-align-source="fix" style:repeat-content="false" style:vertical-align="middle"/>
      <style:paragraph-properties fo:text-align="end" fo:margin-left="0cm"/>
      <style:text-properties fo:font-size="9pt" style:font-size-asian="9pt" style:font-size-complex="9pt"/>
      <style:map style:condition="cell-content()&lt;=0" style:apply-style-name="NullCell" style:base-cell-address="foo_inputTaxTemplate.F1"/>
    </style:style>
    <style:style style:name="ce146" style:family="table-cell" style:parent-style-name="Default">
      <style:text-properties style:font-name-complex="Roboto Mono1"/>
    </style:style>
    <style:style style:name="ce147" style:family="table-cell" style:parent-style-name="Default" style:data-style-name="N0">
      <style:table-cell-properties style:text-align-source="fix" style:repeat-content="false" fo:border="none" style:vertical-align="middle"/>
      <style:paragraph-properties fo:text-align="end" fo:margin-left="0cm"/>
      <style:text-properties style:font-name-complex="Roboto Mono1"/>
    </style:style>
    <style:style style:name="ce148" style:family="table-cell" style:parent-style-name="Default" style:data-style-name="N5">
      <style:table-cell-properties style:vertical-align="middle"/>
      <style:text-properties fo:font-size="9pt" style:font-size-asian="9pt" style:font-name-complex="Roboto Mono1" style:font-size-complex="9pt"/>
    </style:style>
    <style:style style:name="ce149" style:family="table-cell" style:parent-style-name="Default">
      <style:table-cell-properties style:text-align-source="fix" style:repeat-content="false"/>
      <style:paragraph-properties fo:text-align="end" fo:margin-left="0cm"/>
    </style:style>
    <style:style style:name="ce150" style:family="table-cell" style:parent-style-name="Default">
      <style:table-cell-properties style:vertical-align="middle"/>
      <style:text-properties fo:font-size="14pt" style:font-size-asian="14pt" style:font-size-complex="14pt"/>
    </style:style>
    <style:style style:name="ce151" style:family="table-cell" style:parent-style-name="Default" style:data-style-name="N0">
      <style:table-cell-properties fo:padding-bottom="0.035cm" fo:padding-left="0.199cm" fo:padding-right="0.035cm" fo:padding-top="0.035cm" style:vertical-align="middle"/>
      <style:text-properties fo:color="#f10d0c" fo:font-size="14pt" style:font-size-asian="14pt" style:font-size-complex="14pt"/>
    </style:style>
    <style:style style:name="ce152" style:family="table-cell" style:parent-style-name="Default">
      <style:table-cell-properties fo:padding-bottom="0.035cm" fo:padding-left="0.199cm" fo:padding-right="0.035cm" fo:padding-top="0.035cm" style:vertical-align="middle"/>
      <style:text-properties fo:color="#f10d0c" fo:font-size="14pt" style:font-size-asian="14pt" style:font-size-complex="14pt"/>
    </style:style>
    <style:style style:name="ce153" style:family="table-cell" style:parent-style-name="Default">
      <style:table-cell-properties style:text-align-source="fix" style:repeat-content="false" fo:background-color="transparent"/>
      <style:paragraph-properties fo:text-align="center" fo:margin-left="0cm"/>
      <style:text-properties fo:color="#ffffff"/>
    </style:style>
    <style:style style:name="ce154" style:family="table-cell" style:parent-style-name="Default">
      <style:table-cell-properties fo:background-color="#ff0000" style:text-align-source="fix" style:repeat-content="false" style:vertical-align="automatic"/>
      <style:paragraph-properties fo:text-align="center" fo:margin-left="0cm"/>
      <style:text-properties fo:color="#ffffff"/>
    </style:style>
    <style:style style:name="ce155" style:family="table-cell" style:parent-style-name="Default">
      <style:table-cell-properties style:cell-protect="none" style:print-content="true" style:text-align-source="fix" style:repeat-content="false" style:vertical-align="middle"/>
      <style:paragraph-properties fo:text-align="center" fo:margin-left="0cm"/>
    </style:style>
    <style:style style:name="ce156"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style>
    <style:style style:name="ce67" style:family="table-cell" style:parent-style-name="Default">
      <style:table-cell-properties style:vertical-align="middle"/>
    </style:style>
    <style:style style:name="ce158" style:family="table-cell" style:parent-style-name="Default" style:data-style-name="N99">
      <style:table-cell-properties style:vertical-align="middle"/>
    </style:style>
    <style:style style:name="ce69" style:family="table-cell" style:parent-style-name="Default" style:data-style-name="N137">
      <style:table-cell-properties fo:border-bottom="0.06pt solid #000000" style:text-align-source="fix" style:repeat-content="false" fo:border-left="none" fo:border-right="none" fo:border-top="none" style:vertical-align="middle"/>
      <style:paragraph-properties fo:text-align="center" fo:margin-left="0cm"/>
      <style:map style:condition="cell-content()=0" style:apply-style-name="NullCell" style:base-cell-address="foo_outputTaxTemplate.A2"/>
      <style:map style:condition="cell-content()&gt;0" style:apply-style-name="RowNumber" style:base-cell-address="foo_outputTaxTemplate.A2"/>
    </style:style>
    <style:style style:name="ce160" style:family="table-cell" style:parent-style-name="Default" style:data-style-name="N137">
      <style:table-cell-properties fo:border-bottom="0.06pt solid #000000" style:text-align-source="fix" style:repeat-content="false" fo:border-left="none" fo:border-right="none" fo:border-top="none" style:vertical-align="middle"/>
      <style:paragraph-properties fo:text-align="end" fo:margin-left="0cm"/>
      <style:text-properties fo:font-size="9pt" style:font-size-asian="9pt" style:font-size-complex="9pt"/>
      <style:map style:condition="cell-content()=0" style:apply-style-name="NullCell" style:base-cell-address="foo_outputTaxTemplate.A2"/>
      <style:map style:condition="cell-content()&gt;0" style:apply-style-name="RowNumber" style:base-cell-address="foo_outputTaxTemplate.A2"/>
    </style:style>
    <style:style style:name="ce161" style:family="table-cell" style:parent-style-name="Default" style:data-style-name="N137">
      <style:table-cell-properties style:text-align-source="fix" style:repeat-content="false" style:vertical-align="middle"/>
      <style:paragraph-properties fo:text-align="end" fo:margin-left="0cm"/>
      <style:text-properties fo:font-size="9pt" style:font-size-asian="9pt" style:font-size-complex="9pt"/>
      <style:map style:condition="cell-content()=0" style:apply-style-name="NullCell" style:base-cell-address="foo_outputTaxTemplate.A2"/>
      <style:map style:condition="cell-content()&gt;0" style:apply-style-name="RowNumber" style:base-cell-address="foo_outputTaxTemplate.A2"/>
    </style:style>
    <style:style style:name="ce162" style:family="table-cell" style:parent-style-name="Default" style:data-style-name="N137">
      <style:table-cell-properties fo:border-bottom="0.06pt solid #000000" style:text-align-source="fix" style:repeat-content="false" fo:border-left="none" fo:border-right="none" fo:border-top="none" style:vertical-align="middle"/>
      <style:paragraph-properties fo:text-align="center" fo:margin-left="0cm"/>
    </style:style>
    <style:style style:name="ce163" style:family="table-cell" style:parent-style-name="Default">
      <style:table-cell-properties style:cell-protect="none" style:print-content="true" style:text-align-source="fix" style:repeat-content="false"/>
      <style:paragraph-properties fo:text-align="end" fo:margin-left="0cm"/>
    </style:style>
    <style:style style:name="ce164" style:family="table-cell" style:parent-style-name="Default" style:data-style-name="N5">
      <style:table-cell-properties fo:border-bottom="0.06pt solid #000000" style:cell-protect="none" style:print-content="true" style:text-align-source="fix" style:repeat-content="false" fo:border-left="none" fo:border-right="none" fo:border-top="none" style:vertical-align="middle"/>
      <style:paragraph-properties fo:text-align="end" fo:margin-left="0cm"/>
      <style:text-properties fo:font-size="9pt" style:font-size-asian="9pt" style:font-size-complex="9pt"/>
    </style:style>
    <style:style style:name="ce165" style:family="table-cell" style:parent-style-name="Default" style:data-style-name="N5">
      <style:table-cell-properties style:cell-protect="none" style:print-content="true" style:text-align-source="fix" style:repeat-content="false" style:vertical-align="middle"/>
      <style:paragraph-properties fo:text-align="end" fo:margin-left="0cm"/>
      <style:text-properties fo:font-size="9pt" style:font-size-asian="9pt" style:font-size-complex="9pt"/>
    </style:style>
    <style:style style:name="ce76" style:family="table-cell" style:parent-style-name="Default" style:data-style-name="N5">
      <style:table-cell-properties fo:border-bottom="0.06pt solid #000000" style:text-align-source="fix" style:repeat-content="false" fo:border-left="none" fo:border-right="none" fo:border-top="none" style:vertical-align="middle"/>
      <style:paragraph-properties fo:text-align="end" fo:margin-left="0cm"/>
      <style:text-properties fo:font-size="9pt" style:font-size-asian="9pt" style:font-size-complex="9pt"/>
      <style:map style:condition="cell-content()&lt;=0" style:apply-style-name="NullCell" style:base-cell-address="foo_outputTaxTemplate.F1"/>
    </style:style>
    <style:style style:name="ce81" style:family="table-cell" style:parent-style-name="Default" style:data-style-name="N5">
      <style:table-cell-properties style:text-align-source="fix" style:repeat-content="false" style:vertical-align="middle"/>
      <style:paragraph-properties fo:text-align="end" fo:margin-left="0cm"/>
      <style:text-properties fo:font-size="9pt" style:font-size-asian="9pt" style:font-size-complex="9pt"/>
      <style:map style:condition="cell-content()&lt;=0" style:apply-style-name="NullCell" style:base-cell-address="foo_outputTaxTemplate.F1"/>
    </style:style>
    <style:style style:name="ce82" style:family="table-cell" style:parent-style-name="Default">
      <style:table-cell-properties style:text-align-source="fix" style:repeat-content="false"/>
      <style:paragraph-properties fo:text-align="end" fo:margin-left="0cm"/>
      <style:map style:condition="cell-content()&lt;=0" style:apply-style-name="NullCell" style:base-cell-address="foo_outputTaxTemplate.F1"/>
    </style:style>
    <style:style style:name="ce83"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end" fo:margin-left="0cm"/>
      <style:map style:condition="cell-content()&lt;=0" style:apply-style-name="NullCell" style:base-cell-address="foo_outputTaxTemplate.F1"/>
    </style:style>
    <style:style style:name="ce84" style:family="table-cell" style:parent-style-name="Default">
      <style:text-properties style:font-name="Ubuntu" style:font-name-complex="Ubuntu"/>
    </style:style>
    <style:style style:name="ce77" style:family="table-cell" style:parent-style-name="Default">
      <style:table-cell-properties style:text-align-source="fix" style:repeat-content="false" fo:padding-bottom="0.035cm" fo:padding-left="0.379cm" fo:padding-right="0.035cm" fo:padding-top="0.035cm" style:vertical-align="middle"/>
      <style:paragraph-properties fo:text-align="start" fo:margin-left="0cm"/>
      <style:text-properties style:font-name="Ubuntu" fo:font-size="11pt" fo:font-weight="bold" style:font-size-asian="11pt" style:font-weight-asian="bold" style:font-name-complex="Ubuntu" style:font-size-complex="11pt" style:font-weight-complex="bold"/>
    </style:style>
    <style:style style:name="ce78" style:family="table-cell" style:parent-style-name="Default">
      <style:table-cell-properties style:cell-protect="none" style:print-content="true"/>
      <style:text-properties fo:color="#ffffff" style:font-name="Ubuntu" fo:font-size="8pt" style:font-size-asian="8pt" style:font-name-complex="Ubuntu" style:font-size-complex="8pt"/>
    </style:style>
    <style:style style:name="ce79" style:family="table-cell" style:parent-style-name="Default">
      <style:table-cell-properties style:text-align-source="fix" style:repeat-content="false" style:vertical-align="middle"/>
      <style:paragraph-properties fo:text-align="end" fo:margin-left="0cm"/>
      <style:text-properties style:font-name="Ubuntu" fo:font-size="7pt" fo:font-weight="bold" style:font-size-asian="7pt" style:font-weight-asian="bold" style:font-name-complex="Ubuntu" style:font-size-complex="7pt" style:font-weight-complex="bold"/>
    </style:style>
    <style:style style:name="ce80" style:family="table-cell" style:parent-style-name="Default" style:data-style-name="N100">
      <style:table-cell-properties style:text-align-source="fix" style:repeat-content="false" style:vertical-align="middle"/>
      <style:paragraph-properties fo:text-align="center" fo:margin-left="0cm"/>
      <style:text-properties style:font-name="Ubuntu" fo:font-size="7pt" style:font-size-asian="7pt" style:font-name-complex="Ubuntu" style:font-size-complex="7pt"/>
    </style:style>
    <style:style style:name="gr1" style:family="graphic">
      <style:graphic-properties fo:border="none"/>
    </style:style>
    <style:style style:name="gr2" style:family="graphic">
      <style:graphic-properties fo:background-color="#ffffff" fo:border="none"/>
    </style:style>
    <style:style style:name="gr3" style:family="graphic">
      <style:graphic-properties fo:background-color="#218cff"/>
    </style:style>
    <style:style style:name="gr4" style:family="graphic">
      <style:graphic-properties draw:textarea-vertical-align="top" fo:border="solid"/>
    </style:style>
    <style:style style:name="P1" style:family="paragraph">
      <style:paragraph-properties fo:text-align="start"/>
      <style:text-properties fo:font-size="8pt"/>
    </style:style>
    <style:style style:name="P2" style:family="paragraph">
      <style:paragraph-properties fo:text-align="center"/>
      <style:text-properties style:text-line-through-style="none" style:text-line-through-type="none" fo:font-size="8pt" fo:font-style="normal" style:text-underline-style="none"/>
    </style:style>
    <style:style style:name="P3" style:family="paragraph">
      <style:paragraph-properties fo:text-align="start"/>
      <style:text-properties style:text-line-through-style="none" style:text-line-through-type="none" fo:font-size="8pt" fo:font-style="normal" style:text-underline-style="none"/>
    </style:style>
    <style:style style:name="P4" style:family="paragraph">
      <style:paragraph-properties fo:text-align="center"/>
      <style:text-properties fo:color="#ffffff" fo:font-size="8pt" fo:font-weight="bold"/>
    </style:style>
    <style:style style:name="P5" style:family="paragraph">
      <style:paragraph-properties fo:text-align="center"/>
      <style:text-properties fo:font-size="8pt" fo:font-weight="bold"/>
    </style:style>
    <style:style style:name="P6" style:family="paragraph">
      <style:paragraph-properties fo:text-align="center"/>
      <style:text-properties style:text-line-through-style="none" style:text-line-through-type="none" fo:font-style="normal" style:text-underline-style="none"/>
    </style:style>
  </office:automatic-styles>
  <office:body>
    <office:spreadsheet>
      <table:calculation-settings table:automatic-find-labels="false" table:use-regular-expressions="false" table:use-wildcards="true"/>
      <table:content-validations>
        <table:content-validation table:name="val1" table:base-cell-address="foo_inputTaxTemplate.A1">
          <table:error-message table:message-type="stop" table:display="true"/>
        </table:content-validation>
        <table:content-validation table:name="val2" table:condition="of:cell-content-is-decimal-number() and cell-content()=0" table:allow-empty-cell="true" table:base-cell-address="foo_inputTaxTemplate.A1">
          <table:error-message table:message-type="warning" table:title="ข้อมูลที่กรอกไม่ถูกต้อง" table:display="true">
            <text:p>โปรดตรวจสอบข้อมูลใหม่</text:p>
          </table:error-message>
        </table:content-validation>
      </table:content-validations>
      <table:table table:name="เกี่ยวกับรายงานนี้" table:style-name="ta1" table:protected="true">
        <loext:table-protection loext:select-unprotected-cells="true"/>
        <office:forms form:automatic-focus="false" form:apply-design-mode="false">
          <form:form form:name="SelectReportTyp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ombobox form:name="calendarTypeSelection" form:control-implementation="ooo:com.sun.star.form.component.ComboBox" xml:id="control1" form:id="control1" form:dropdown="true" form:size="20" form:value="เลือกศักราช" form:input-required="false" form:convert-empty-to-null="true" form:list-source-type="table" form:list-source="พ.ศ." form:linked-cell="เกี่ยวกับรายงานนี้.E8" form:source-cell-range="foo_formSupport.D2:foo_formSupport.D4"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เลือกประเภทของศักราช"/>
                <form:property form:property-name="MouseWheelBehavior" office:value-type="float" office:value="0"/>
                <form:property form:property-name="ObjIDinMSO" office:value-type="float" office:value="65535"/>
                <form:list-property form:property-name="TypedItemList" office:value-type="float"/>
              </form:properties>
            </form:combobox>
            <form:button form:name="Start_foo_create" form:control-implementation="ooo:com.sun.star.form.component.CommandButton" xml:id="control2" form:id="control2" form:label="ดำเนินการ"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เริ่มตั้งค่าสมุดงาน (กรณีที่สมุดงานถูกตั้งค่าเรียบร้อยแล้ว จะดำเนินการรีเฟรชข้อมูลในทุก ๆ หน้าใหม่)"/>
                <form:property form:property-name="ImageURL" office:value-type="void"/>
              </form:properties>
              <office:event-listeners>
                <script:event-listener script:language="ooo:script" script:event-name="dom:mousedown" xlink:href="vnd.sun.star.script:Standard.setTheDoc.setupDoc?language=Basic&amp;location=document" xlink:type="simple"/>
              </office:event-listeners>
            </form:button>
            <form:formatted-text form:name="reportYear" form:control-implementation="ooo:com.sun.star.form.component.NumericField" xml:id="control3" form:id="control3" form:value="-1" form:input-required="false" form:linked-cell="เกี่ยวกับรายงานนี้.F8" form:min-value="-1" form:max-value="1000000">
              <form:properties>
                <form:property form:property-name="ControlTypeinMSO" office:value-type="float" office:value="0"/>
                <form:property form:property-name="DecimalAccuracy" office:value-type="float" office:value="0"/>
                <form:property form:property-name="DefaultControl" office:value-type="string" office:string-value="com.sun.star.form.control.NumericField"/>
                <form:property form:property-name="HelpText" office:value-type="string" office:string-value="ปีภาษีของรายงานนี้"/>
                <form:property form:property-name="ObjIDinMSO" office:value-type="float" office:value="65535"/>
                <form:property form:property-name="ValueStep" office:value-type="float" office:value="0"/>
              </form:properties>
            </form:formatted-text>
            <form:text form:name="foo_business_name" form:control-implementation="ooo:com.sun.star.form.component.TextField" xml:id="control4" form:id="control4" form:max-length="-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ชื่อของสถานประกอบการสำหรับสมุดงานนี้"/>
                <form:property form:property-name="ObjIDinMSO" office:value-type="float" office:value="65535"/>
              </form:properties>
            </form:text>
            <form:text form:name="foo_business_ID"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หมายเลขประจำตัวผู้เสียภาษี (10 หลัก)"/>
                <form:property form:property-name="ObjIDinMSO" office:value-type="float" office:value="65535"/>
              </form:properties>
            </form:text>
            <form:combobox form:name="reportTypesSelection" form:control-implementation="ooo:com.sun.star.form.component.ComboBox" xml:id="control6" form:id="control6" form:dropdown="true" form:size="20" form:value="เลือกประเภทของรายงาน" form:input-required="false" form:convert-empty-to-null="true" form:list-source-type="table" form:linked-cell="เกี่ยวกับรายงานนี้.E5" form:source-cell-range="foo_formSupport.A2:foo_formSupport.A4"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65535"/>
                <form:list-property form:property-name="TypedItemList" office:value-type="float"/>
              </form:properties>
            </form:combobox>
            <form:button form:name="devView" form:control-implementation="ooo:com.sun.star.form.component.CommandButton" xml:id="control7" form:id="control7" form:label="foo Dev"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fooDev.fooDevModeSwitching?language=Basic&amp;location=document" xlink:type="simple"/>
              </office:event-listeners>
            </form:button>
          </form:form>
        </office:forms>
        <table:table-column table:style-name="co1" table:number-columns-repeated="1024" table:default-cell-style-name="ce3"/>
        <table:table-row table:style-name="ro1">
          <table:table-cell table:style-name="ce2"/>
          <table:table-cell table:number-columns-repeated="3"/>
          <table:table-cell table:style-name="ce5" table:number-columns-repeated="3"/>
          <table:table-cell table:number-columns-repeated="1017"/>
        </table:table-row>
        <table:table-row table:style-name="ro1" table:number-rows-repeated="2">
          <table:table-cell table:number-columns-repeated="1024"/>
        </table:table-row>
        <table:table-row table:style-name="ro1">
          <table:table-cell table:number-columns-repeated="4"/>
          <table:table-cell table:style-name="ce6" office:value-type="string" calcext:value-type="string" table:number-columns-spanned="3" table:number-rows-spanned="1">
            <text:p>ประเภทของรายงาน</text:p>
          </table:table-cell>
          <table:covered-table-cell table:number-columns-repeated="2"/>
          <table:table-cell/>
          <table:table-cell table:style-name="ce24" office:value-type="string" calcext:value-type="string" table:number-columns-spanned="3" table:number-rows-spanned="1">
            <text:p>Known Issues – Beta 6</text:p>
          </table:table-cell>
          <table:covered-table-cell table:number-columns-repeated="2"/>
          <table:table-cell table:number-columns-repeated="1013"/>
        </table:table-row>
        <table:table-row table:style-name="ro1">
          <table:table-cell table:number-columns-repeated="4"/>
          <table:table-cell table:style-name="ce7" office:value-type="string" calcext:value-type="string" table:number-columns-spanned="3" table:number-rows-spanned="1">
            <text:p>เลือกประเภทของรายงาน</text:p>
            <draw:control table:end-cell-address="เกี่ยวกับรายงานนี้.G5" table:end-x="2.186cm" table:end-y="0.579cm" draw:z-index="5" draw:style-name="gr1" draw:text-style-name="P1" svg:width="6.404cm" svg:height="0.516cm" svg:x="0.299cm" svg:y="0.065cm" draw:control="control6"/>
          </table:table-cell>
          <table:covered-table-cell table:number-columns-repeated="2"/>
          <table:table-cell/>
          <table:table-cell table:style-name="ce25" office:value-type="string" calcext:value-type="string" table:number-columns-spanned="3" table:number-rows-spanned="10">
            <text:p>- Year data refresh</text:p>
            <text:p>- Conflicted sheet name</text:p>
          </table:table-cell>
          <table:covered-table-cell table:number-columns-repeated="2"/>
          <table:table-cell table:number-columns-repeated="1013"/>
        </table:table-row>
        <table:table-row table:style-name="ro1">
          <table:table-cell table:number-columns-repeated="8"/>
          <table:covered-table-cell table:number-columns-repeated="3"/>
          <table:table-cell table:number-columns-repeated="1013"/>
        </table:table-row>
        <table:table-row table:style-name="ro1">
          <table:table-cell table:number-columns-repeated="4"/>
          <table:table-cell table:style-name="ce8" office:value-type="string" calcext:value-type="string" table:number-columns-spanned="3" table:number-rows-spanned="1">
            <text:p>รายงานประจำปี</text:p>
          </table:table-cell>
          <table:covered-table-cell table:style-name="ce11"/>
          <table:covered-table-cell/>
          <table:table-cell/>
          <table:covered-table-cell table:number-columns-repeated="3"/>
          <table:table-cell table:number-columns-repeated="1013"/>
        </table:table-row>
        <table:table-row table:style-name="ro1">
          <table:table-cell table:number-columns-repeated="4"/>
          <table:table-cell table:style-name="ce9" office:value-type="string" calcext:value-type="string">
            <text:p>เลือกศักราช</text:p>
            <draw:control table:end-cell-address="เกี่ยวกับรายงานนี้.E8" table:end-x="2.179cm" table:end-y="0.574cm" draw:z-index="0" draw:name="Control 2" draw:style-name="gr1" draw:text-style-name="P1" svg:width="1.88cm" svg:height="0.53cm" svg:x="0.299cm" svg:y="0.044cm" draw:control="control1"/>
          </table:table-cell>
          <table:table-cell table:style-name="ce13" table:content-validation-name="val2" office:value-type="float" office:value="-1" calcext:value-type="float" table:number-columns-spanned="2" table:number-rows-spanned="1">
            <text:p>-1</text:p>
            <draw:control table:end-cell-address="เกี่ยวกับรายงานนี้.G8" table:end-x="2.156cm" table:end-y="0.564cm" draw:z-index="2" draw:name="reportYear_0" draw:style-name="gr2" draw:text-style-name="P2" svg:width="4.126cm" svg:height="0.53cm" svg:x="0.29cm" svg:y="0.034cm" draw:control="control3"/>
          </table:table-cell>
          <table:covered-table-cell table:style-name="ce15" office:value-type="string" calcext:value-type="string">
            <text:p>2345</text:p>
          </table:covered-table-cell>
          <table:table-cell/>
          <table:covered-table-cell table:number-columns-repeated="3"/>
          <table:table-cell table:number-columns-repeated="1013"/>
        </table:table-row>
        <table:table-row table:style-name="ro1">
          <table:table-cell table:number-columns-repeated="8"/>
          <table:covered-table-cell table:number-columns-repeated="3"/>
          <table:table-cell table:number-columns-repeated="1013"/>
        </table:table-row>
        <table:table-row table:style-name="ro1">
          <table:table-cell table:number-columns-repeated="4"/>
          <table:table-cell table:style-name="ce8" office:value-type="string" calcext:value-type="string" table:number-columns-spanned="3" table:number-rows-spanned="1">
            <text:p>สถานประกอบการ</text:p>
          </table:table-cell>
          <table:covered-table-cell table:style-name="ce11"/>
          <table:covered-table-cell/>
          <table:table-cell/>
          <table:covered-table-cell table:number-columns-repeated="3"/>
          <table:table-cell table:number-columns-repeated="1013"/>
        </table:table-row>
        <table:table-row table:style-name="ro1">
          <table:table-cell table:number-columns-repeated="4"/>
          <table:table-cell table:style-name="ce18" table:number-columns-spanned="3" table:number-rows-spanned="1">
            <draw:control table:end-cell-address="เกี่ยวกับรายงานนี้.G11" table:end-x="2.186cm" table:end-y="0.579cm" draw:z-index="3" draw:name="Control 6_0" draw:style-name="gr1" draw:text-style-name="P3" svg:width="6.404cm" svg:height="0.516cm" svg:x="0.299cm" svg:y="0.065cm" draw:control="control4"/>
          </table:table-cell>
          <table:covered-table-cell table:number-columns-repeated="2"/>
          <table:table-cell/>
          <table:covered-table-cell table:number-columns-repeated="3"/>
          <table:table-cell table:number-columns-repeated="1013"/>
        </table:table-row>
        <table:table-row table:style-name="ro1">
          <table:table-cell table:number-columns-repeated="8"/>
          <table:covered-table-cell table:number-columns-repeated="3"/>
          <table:table-cell table:number-columns-repeated="1013"/>
        </table:table-row>
        <table:table-row table:style-name="ro1">
          <table:table-cell table:number-columns-repeated="4"/>
          <table:table-cell table:style-name="ce8" office:value-type="string" calcext:value-type="string" table:number-columns-spanned="3" table:number-rows-spanned="1">
            <text:p>หมายเลขประจำตัวผู้เสียภาษี</text:p>
          </table:table-cell>
          <table:covered-table-cell table:style-name="ce11"/>
          <table:covered-table-cell/>
          <table:table-cell/>
          <table:covered-table-cell table:number-columns-repeated="3"/>
          <table:table-cell table:number-columns-repeated="1013"/>
        </table:table-row>
        <table:table-row table:style-name="ro1">
          <table:table-cell table:number-columns-repeated="4"/>
          <table:table-cell table:style-name="ce18" table:content-validation-name="val1" table:number-columns-spanned="3" table:number-rows-spanned="1">
            <draw:control table:end-cell-address="เกี่ยวกับรายงานนี้.G14" table:end-x="2.186cm" table:end-y="0.581cm" draw:z-index="4" draw:name="Control 7_0" draw:style-name="gr1" draw:text-style-name="P3" svg:width="6.404cm" svg:height="0.516cm" svg:x="0.299cm" svg:y="0.067cm" draw:control="control5"/>
          </table:table-cell>
          <table:covered-table-cell table:number-columns-repeated="2"/>
          <table:table-cell/>
          <table:covered-table-cell table:number-columns-repeated="3"/>
          <table:table-cell table:number-columns-repeated="1013"/>
        </table:table-row>
        <table:table-row table:style-name="ro1" table:number-rows-repeated="3">
          <table:table-cell table:number-columns-repeated="1024"/>
        </table:table-row>
        <table:table-row table:style-name="ro1">
          <table:table-cell table:number-columns-repeated="5"/>
          <table:table-cell table:style-name="ce16">
            <draw:control table:end-cell-address="เกี่ยวกับรายงานนี้.F18" table:end-x="2.259cm" table:end-y="0.62cm" draw:z-index="1" draw:name="Control 3_0" draw:style-name="gr3" draw:text-style-name="P4" svg:width="2.243cm" svg:height="0.62cm" svg:x="0.016cm" svg:y="0cm" draw:control="control2"/>
          </table:table-cell>
          <table:table-cell table:number-columns-repeated="1018"/>
        </table:table-row>
        <table:table-row table:style-name="ro1" table:number-rows-repeated="6">
          <table:table-cell table:number-columns-repeated="1024"/>
        </table:table-row>
        <table:table-row table:style-name="ro1">
          <table:table-cell table:number-columns-repeated="5"/>
          <table:table-cell>
            <draw:control table:end-cell-address="เกี่ยวกับรายงานนี้.F25" table:end-x="2.259cm" table:end-y="0.62cm" draw:z-index="6" draw:text-style-name="P5" svg:width="2.243cm" svg:height="0.62cm" svg:x="0.016cm" svg:y="0cm" draw:control="control7"/>
          </table:table-cell>
          <table:table-cell table:number-columns-repeated="1018"/>
        </table:table-row>
        <table:table-row table:style-name="ro1" table:number-rows-repeated="1048550">
          <table:table-cell table:number-columns-repeated="1024"/>
        </table:table-row>
        <table:table-row table:style-name="ro1">
          <table:table-cell table:number-columns-repeated="1024"/>
        </table:table-row>
      </table:table>
      <table:table table:name="foo_inputTaxTemplate" table:style-name="ta2" table:protected="true">
        <loext:table-protection loext:select-unprotected-cell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submitter" form:control-implementation="ooo:com.sun.star.form.component.TextField" xml:id="control8" form:id="control8" form:input-required="false" form:convert-empty-to-null="true" form:linked-cell="foo_inputTaxTemplate.J7">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validator" form:control-implementation="ooo:com.sun.star.form.component.TextField" xml:id="control9" form:id="control9" form:input-required="false" form:convert-empty-to-null="true" form:linked-cell="foo_inputTaxTemplate.J11">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orm>
        </office:forms>
        <table:table-column table:style-name="co2" table:default-cell-style-name="ce120"/>
        <table:table-column table:style-name="co3" table:default-cell-style-name="ce125"/>
        <table:table-column table:style-name="co4" table:default-cell-style-name="ce37"/>
        <table:table-column table:style-name="co5" table:default-cell-style-name="ce130"/>
        <table:table-column table:style-name="co6" table:default-cell-style-name="ce135"/>
        <table:table-column table:style-name="co6" table:default-cell-style-name="ce140"/>
        <table:table-column table:style-name="co6" table:default-cell-style-name="ce145"/>
        <table:table-column table:style-name="co7" table:default-cell-style-name="ce148"/>
        <table:table-column table:style-name="co1" table:default-cell-style-name="ce152"/>
        <table:table-column table:style-name="co1" table:number-columns-repeated="1014" table:default-cell-style-name="ce67"/>
        <table:table-row table:style-name="ro2">
          <table:table-cell table:style-name="ce117" office:value-type="string" calcext:value-type="string" table:number-columns-spanned="5" table:number-rows-spanned="1">
            <text:p>รายงานภาษีซื้อ</text:p>
          </table:table-cell>
          <table:covered-table-cell table:style-name="ce121"/>
          <table:covered-table-cell table:number-columns-repeated="2" table:style-name="ce126"/>
          <table:covered-table-cell table:style-name="ce131"/>
          <table:table-cell table:style-name="ce136" office:value-type="string" calcext:value-type="string" table:number-columns-spanned="2" table:number-rows-spanned="1">
            <text:p>foo_inputTaxTemplate</text:p>
          </table:table-cell>
          <table:covered-table-cell table:style-name="ce141"/>
          <table:table-cell table:style-name="ce146"/>
          <table:table-cell table:style-name="ce149"/>
          <table:table-cell table:style-name="Default"/>
          <table:table-cell table:number-columns-repeated="1013"/>
        </table:table-row>
        <table:table-row table:style-name="ro3">
          <table:table-cell table:style-name="ce118" office:value-type="string" calcext:value-type="string" table:number-columns-spanned="1" table:number-rows-spanned="2">
            <text:p>วันที่</text:p>
          </table:table-cell>
          <table:table-cell table:style-name="ce32" office:value-type="string" calcext:value-type="string" table:number-columns-spanned="2" table:number-rows-spanned="1">
            <text:p>ใบกำกับภาษีปี {foo}</text:p>
          </table:table-cell>
          <table:covered-table-cell/>
          <table:table-cell table:style-name="ce33" office:value-type="string" calcext:value-type="string" table:number-columns-spanned="1" table:number-rows-spanned="2">
            <text:p>รายละเอียด</text:p>
          </table:table-cell>
          <table:table-cell table:style-name="ce132" office:value-type="string" calcext:value-type="string" table:number-columns-spanned="1" table:number-rows-spanned="2">
            <text:p>ราคาสินค้า</text:p>
            <text:p>(บาท)</text:p>
          </table:table-cell>
          <table:table-cell table:style-name="ce137" office:value-type="string" calcext:value-type="string" table:number-columns-spanned="1" table:number-rows-spanned="2">
            <text:p>ภาษีมูลค่าเพิ่ม</text:p>
            <text:p>(บาท)</text:p>
          </table:table-cell>
          <table:table-cell table:style-name="ce142" office:value-type="string" calcext:value-type="string" table:number-columns-spanned="1" table:number-rows-spanned="2">
            <text:p>ราคาสุทธิ</text:p>
            <text:p>(บาท)</text:p>
          </table:table-cell>
          <table:table-cell table:style-name="ce147"/>
          <table:table-cell table:style-name="ce150"/>
          <table:table-cell table:style-name="ce153"/>
          <table:table-cell table:number-columns-repeated="1013"/>
        </table:table-row>
        <table:table-row table:style-name="ro4">
          <table:covered-table-cell table:style-name="ce119"/>
          <table:table-cell table:style-name="ce33" office:value-type="string" calcext:value-type="string">
            <text:p>เล่มที่ / เลขที่ </text:p>
          </table:table-cell>
          <table:table-cell table:style-name="ce128" office:value-type="string" calcext:value-type="string">
            <text:p>เลขที่เอกสาร</text:p>
          </table:table-cell>
          <table:covered-table-cell table:style-name="ce129"/>
          <table:covered-table-cell table:style-name="ce133"/>
          <table:covered-table-cell table:style-name="ce138"/>
          <table:covered-table-cell table:style-name="ce143"/>
          <table:table-cell table:style-name="ce146"/>
          <table:table-cell table:style-name="ce150"/>
          <table:table-cell table:style-name="ce154" office:value-type="string" calcext:value-type="string">
            <text:p>รอตรวจสอบ</text:p>
          </table:table-cell>
          <table:table-cell table:number-columns-repeated="1013"/>
        </table:table-row>
        <table:table-row table:style-name="ro5">
          <table:table-cell/>
          <table:table-cell table:style-name="ce124"/>
          <table:table-cell table:number-columns-repeated="2"/>
          <table:table-cell table:style-name="ce134" table:formula="of:= [.F4] + [.G4]" office:value-type="float" office:value="0" calcext:value-type="float">
            <text:p>0.00</text:p>
          </table:table-cell>
          <table:table-cell table:style-name="ce139"/>
          <table:table-cell table:style-name="ce144" table:formula="of:= [.F4] * 0.07" office:value-type="float" office:value="0" calcext:value-type="float">
            <text:p>0.00</text:p>
          </table:table-cell>
          <table:table-cell/>
          <table:table-cell table:style-name="ce151"/>
          <table:table-cell table:style-name="Default"/>
          <table:table-cell table:number-columns-repeated="1013"/>
        </table:table-row>
        <table:table-row table:style-name="ro5">
          <table:table-cell table:number-columns-repeated="4"/>
          <table:table-cell table:style-name="ce134" table:formula="of:= [.F5] + [.G5]" office:value-type="float" office:value="0" calcext:value-type="float">
            <text:p>0.00</text:p>
          </table:table-cell>
          <table:table-cell table:style-name="ce139"/>
          <table:table-cell table:style-name="ce144" table:formula="of:= [.F5] * 0.07" office:value-type="float" office:value="0" calcext:value-type="float">
            <text:p>0.00</text:p>
          </table:table-cell>
          <table:table-cell/>
          <table:table-cell table:style-name="ce151"/>
          <table:table-cell table:style-name="Default"/>
          <table:table-cell table:number-columns-repeated="1013"/>
        </table:table-row>
        <table:table-row table:style-name="ro5">
          <table:table-cell table:number-columns-repeated="4"/>
          <table:table-cell table:style-name="ce134" table:formula="of:= [.F6] + [.G6]" office:value-type="float" office:value="0" calcext:value-type="float">
            <text:p>0.00</text:p>
          </table:table-cell>
          <table:table-cell table:style-name="ce139"/>
          <table:table-cell table:style-name="ce144" table:formula="of:= [.F6] * 0.07" office:value-type="float" office:value="0" calcext:value-type="float">
            <text:p>0.00</text:p>
          </table:table-cell>
          <table:table-cell/>
          <table:table-cell table:style-name="ce151"/>
          <table:table-cell table:style-name="Default"/>
          <table:table-cell table:number-columns-repeated="1013"/>
        </table:table-row>
        <table:table-row table:style-name="ro5">
          <table:table-cell table:number-columns-repeated="4"/>
          <table:table-cell table:style-name="ce134" table:formula="of:= [.F7] + [.G7]" office:value-type="float" office:value="0" calcext:value-type="float">
            <text:p>0.00</text:p>
          </table:table-cell>
          <table:table-cell table:style-name="ce139"/>
          <table:table-cell table:style-name="ce144" table:formula="of:= [.F7] * 0.07" office:value-type="float" office:value="0" calcext:value-type="float">
            <text:p>0.00</text:p>
          </table:table-cell>
          <table:table-cell table:number-columns-repeated="2"/>
          <table:table-cell table:style-name="ce155">
            <draw:control table:end-cell-address="foo_inputTaxTemplate.J7" table:end-x="2.258cm" table:end-y="0.599cm" draw:z-index="0" draw:style-name="gr1" draw:text-style-name="P6" svg:width="2.229cm" svg:height="0.599cm" svg:x="0.03cm" svg:y="0cm" draw:control="control8"/>
          </table:table-cell>
          <table:table-cell table:number-columns-repeated="1013"/>
        </table:table-row>
        <table:table-row table:style-name="ro5">
          <table:table-cell table:number-columns-repeated="4"/>
          <table:table-cell table:style-name="ce134" table:formula="of:= [.F8] + [.G8]" office:value-type="float" office:value="0" calcext:value-type="float">
            <text:p>0.00</text:p>
          </table:table-cell>
          <table:table-cell table:style-name="ce139"/>
          <table:table-cell table:style-name="ce144" table:formula="of:= [.F8] * 0.07" office:value-type="float" office:value="0" calcext:value-type="float">
            <text:p>0.00</text:p>
          </table:table-cell>
          <table:table-cell table:number-columns-repeated="2"/>
          <table:table-cell table:style-name="ce156" office:value-type="string" calcext:value-type="string">
            <text:p>ผู้กรอกข้อมูล</text:p>
          </table:table-cell>
          <table:table-cell table:number-columns-repeated="1013"/>
        </table:table-row>
        <table:table-row table:style-name="ro5">
          <table:table-cell table:number-columns-repeated="4"/>
          <table:table-cell table:style-name="ce134" table:formula="of:= [.F9] + [.G9]" office:value-type="float" office:value="0" calcext:value-type="float">
            <text:p>0.00</text:p>
          </table:table-cell>
          <table:table-cell table:style-name="ce139"/>
          <table:table-cell table:style-name="ce144" table:formula="of:= [.F9] * 0.07" office:value-type="float" office:value="0" calcext:value-type="float">
            <text:p>0.00</text:p>
          </table:table-cell>
          <table:table-cell table:number-columns-repeated="2"/>
          <table:table-cell table:style-name="ce32"/>
          <table:table-cell table:number-columns-repeated="1013"/>
        </table:table-row>
        <table:table-row table:style-name="ro5">
          <table:table-cell table:number-columns-repeated="4"/>
          <table:table-cell table:style-name="ce134" table:formula="of:= [.F10] + [.G10]" office:value-type="float" office:value="0" calcext:value-type="float">
            <text:p>0.00</text:p>
          </table:table-cell>
          <table:table-cell table:style-name="ce139"/>
          <table:table-cell table:style-name="ce144" table:formula="of:= [.F10] * 0.07" office:value-type="float" office:value="0" calcext:value-type="float">
            <text:p>0.00</text:p>
          </table:table-cell>
          <table:table-cell table:number-columns-repeated="2"/>
          <table:table-cell table:style-name="ce32"/>
          <table:table-cell table:number-columns-repeated="1013"/>
        </table:table-row>
        <table:table-row table:style-name="ro5">
          <table:table-cell table:number-columns-repeated="4"/>
          <table:table-cell table:style-name="ce134" table:formula="of:= [.F11] + [.G11]" office:value-type="float" office:value="0" calcext:value-type="float">
            <text:p>0.00</text:p>
          </table:table-cell>
          <table:table-cell table:style-name="ce139"/>
          <table:table-cell table:style-name="ce144" table:formula="of:= [.F11] * 0.07" office:value-type="float" office:value="0" calcext:value-type="float">
            <text:p>0.00</text:p>
          </table:table-cell>
          <table:table-cell/>
          <table:table-cell table:style-name="ce151"/>
          <table:table-cell table:style-name="ce155">
            <draw:control table:end-cell-address="foo_inputTaxTemplate.J11" table:end-x="2.258cm" table:end-y="0.6cm" draw:z-index="1" draw:style-name="gr1" draw:text-style-name="P6" svg:width="2.229cm" svg:height="0.571cm" svg:x="0.03cm" svg:y="0.03cm" draw:control="control9"/>
          </table:table-cell>
          <table:table-cell table:number-columns-repeated="1013"/>
        </table:table-row>
        <table:table-row table:style-name="ro5">
          <table:table-cell table:number-columns-repeated="4"/>
          <table:table-cell table:style-name="ce134" table:formula="of:= [.F12] + [.G12]" office:value-type="float" office:value="0" calcext:value-type="float">
            <text:p>0.00</text:p>
          </table:table-cell>
          <table:table-cell table:style-name="ce139"/>
          <table:table-cell table:style-name="ce144" table:formula="of:= [.F12] * 0.07" office:value-type="float" office:value="0" calcext:value-type="float">
            <text:p>0.00</text:p>
          </table:table-cell>
          <table:table-cell table:number-columns-repeated="2"/>
          <table:table-cell table:style-name="ce156" office:value-type="string" calcext:value-type="string">
            <text:p>ผู้ตรวจสอบ</text:p>
          </table:table-cell>
          <table:table-cell table:number-columns-repeated="1013"/>
        </table:table-row>
        <table:table-row table:style-name="ro5">
          <table:table-cell table:number-columns-repeated="4"/>
          <table:table-cell table:style-name="ce134" table:formula="of:= [.F13] + [.G13]" office:value-type="float" office:value="0" calcext:value-type="float">
            <text:p>0.00</text:p>
          </table:table-cell>
          <table:table-cell table:style-name="ce139"/>
          <table:table-cell table:style-name="ce144" table:formula="of:= [.F13] * 0.07" office:value-type="float" office:value="0" calcext:value-type="float">
            <text:p>0.00</text:p>
          </table:table-cell>
          <table:table-cell table:number-columns-repeated="2"/>
          <table:table-cell table:style-name="Default"/>
          <table:table-cell table:number-columns-repeated="1013"/>
        </table:table-row>
        <table:table-row table:style-name="ro5">
          <table:table-cell table:number-columns-repeated="4"/>
          <table:table-cell table:style-name="ce134" table:formula="of:= [.F14] + [.G14]" office:value-type="float" office:value="0" calcext:value-type="float">
            <text:p>0.00</text:p>
          </table:table-cell>
          <table:table-cell table:style-name="ce139"/>
          <table:table-cell table:style-name="ce144" table:formula="of:= [.F14] * 0.07" office:value-type="float" office:value="0" calcext:value-type="float">
            <text:p>0.00</text:p>
          </table:table-cell>
          <table:table-cell table:number-columns-repeated="1016"/>
        </table:table-row>
        <table:table-row table:style-name="ro5">
          <table:table-cell table:number-columns-repeated="4"/>
          <table:table-cell table:style-name="ce134" table:formula="of:= [.F15] + [.G15]" office:value-type="float" office:value="0" calcext:value-type="float">
            <text:p>0.00</text:p>
          </table:table-cell>
          <table:table-cell table:style-name="ce139"/>
          <table:table-cell table:style-name="ce144" table:formula="of:= [.F15] * 0.07" office:value-type="float" office:value="0" calcext:value-type="float">
            <text:p>0.00</text:p>
          </table:table-cell>
          <table:table-cell table:number-columns-repeated="1016"/>
        </table:table-row>
        <table:table-row table:style-name="ro5">
          <table:table-cell table:number-columns-repeated="4"/>
          <table:table-cell table:style-name="ce134" table:formula="of:= [.F16] + [.G16]" office:value-type="float" office:value="0" calcext:value-type="float">
            <text:p>0.00</text:p>
          </table:table-cell>
          <table:table-cell table:style-name="ce139"/>
          <table:table-cell table:style-name="ce144" table:formula="of:= [.F16] * 0.07" office:value-type="float" office:value="0" calcext:value-type="float">
            <text:p>0.00</text:p>
          </table:table-cell>
          <table:table-cell table:number-columns-repeated="1016"/>
        </table:table-row>
        <table:table-row table:style-name="ro5">
          <table:table-cell table:number-columns-repeated="4"/>
          <table:table-cell table:style-name="ce134" table:formula="of:= [.F17] + [.G17]" office:value-type="float" office:value="0" calcext:value-type="float">
            <text:p>0.00</text:p>
          </table:table-cell>
          <table:table-cell table:style-name="ce139"/>
          <table:table-cell table:style-name="ce144" table:formula="of:= [.F17] * 0.07" office:value-type="float" office:value="0" calcext:value-type="float">
            <text:p>0.00</text:p>
          </table:table-cell>
          <table:table-cell table:number-columns-repeated="3"/>
          <table:table-cell table:style-name="ce158"/>
          <table:table-cell table:number-columns-repeated="1012"/>
        </table:table-row>
        <table:table-row table:style-name="ro5">
          <table:table-cell table:number-columns-repeated="4"/>
          <table:table-cell table:style-name="ce134" table:formula="of:= [.F18] + [.G18]" office:value-type="float" office:value="0" calcext:value-type="float">
            <text:p>0.00</text:p>
          </table:table-cell>
          <table:table-cell table:style-name="ce139"/>
          <table:table-cell table:style-name="ce144" table:formula="of:= [.F18] * 0.07" office:value-type="float" office:value="0" calcext:value-type="float">
            <text:p>0.00</text:p>
          </table:table-cell>
          <table:table-cell table:number-columns-repeated="1016"/>
        </table:table-row>
        <table:table-row table:style-name="ro5">
          <table:table-cell table:number-columns-repeated="4"/>
          <table:table-cell table:style-name="ce134" table:formula="of:= [.F19] + [.G19]" office:value-type="float" office:value="0" calcext:value-type="float">
            <text:p>0.00</text:p>
          </table:table-cell>
          <table:table-cell table:style-name="ce139"/>
          <table:table-cell table:style-name="ce144" table:formula="of:= [.F19] * 0.07" office:value-type="float" office:value="0" calcext:value-type="float">
            <text:p>0.00</text:p>
          </table:table-cell>
          <table:table-cell table:number-columns-repeated="1016"/>
        </table:table-row>
        <table:table-row table:style-name="ro5">
          <table:table-cell table:number-columns-repeated="4"/>
          <table:table-cell table:style-name="ce134" table:formula="of:= [.F20] + [.G20]" office:value-type="float" office:value="0" calcext:value-type="float">
            <text:p>0.00</text:p>
          </table:table-cell>
          <table:table-cell table:style-name="ce139"/>
          <table:table-cell table:style-name="ce144" table:formula="of:= [.F20] * 0.07" office:value-type="float" office:value="0" calcext:value-type="float">
            <text:p>0.00</text:p>
          </table:table-cell>
          <table:table-cell table:number-columns-repeated="1016"/>
        </table:table-row>
        <table:table-row table:style-name="ro5">
          <table:table-cell table:number-columns-repeated="4"/>
          <table:table-cell table:style-name="ce134" table:formula="of:= [.F21] + [.G21]" office:value-type="float" office:value="0" calcext:value-type="float">
            <text:p>0.00</text:p>
          </table:table-cell>
          <table:table-cell table:style-name="ce139"/>
          <table:table-cell table:style-name="ce144" table:formula="of:= [.F21] * 0.07" office:value-type="float" office:value="0" calcext:value-type="float">
            <text:p>0.00</text:p>
          </table:table-cell>
          <table:table-cell table:number-columns-repeated="1016"/>
        </table:table-row>
        <table:table-row table:style-name="ro5">
          <table:table-cell table:number-columns-repeated="4"/>
          <table:table-cell table:style-name="ce134" table:formula="of:= [.F22] + [.G22]" office:value-type="float" office:value="0" calcext:value-type="float">
            <text:p>0.00</text:p>
          </table:table-cell>
          <table:table-cell table:style-name="ce139"/>
          <table:table-cell table:style-name="ce144" table:formula="of:= [.F22] * 0.07" office:value-type="float" office:value="0" calcext:value-type="float">
            <text:p>0.00</text:p>
          </table:table-cell>
          <table:table-cell table:number-columns-repeated="1016"/>
        </table:table-row>
        <table:table-row table:style-name="ro5">
          <table:table-cell table:number-columns-repeated="4"/>
          <table:table-cell table:style-name="ce134" table:formula="of:= [.F23] + [.G23]" office:value-type="float" office:value="0" calcext:value-type="float">
            <text:p>0.00</text:p>
          </table:table-cell>
          <table:table-cell table:style-name="ce139"/>
          <table:table-cell table:style-name="ce144" table:formula="of:= [.F23] * 0.07" office:value-type="float" office:value="0" calcext:value-type="float">
            <text:p>0.00</text:p>
          </table:table-cell>
          <table:table-cell table:number-columns-repeated="1016"/>
        </table:table-row>
        <table:table-row table:style-name="ro5">
          <table:table-cell table:number-columns-repeated="4"/>
          <table:table-cell table:style-name="ce134" table:formula="of:= [.F24] + [.G24]" office:value-type="float" office:value="0" calcext:value-type="float">
            <text:p>0.00</text:p>
          </table:table-cell>
          <table:table-cell table:style-name="ce139"/>
          <table:table-cell table:style-name="ce144" table:formula="of:= [.F24] * 0.07" office:value-type="float" office:value="0" calcext:value-type="float">
            <text:p>0.00</text:p>
          </table:table-cell>
          <table:table-cell table:number-columns-repeated="1016"/>
        </table:table-row>
        <table:table-row table:style-name="ro5">
          <table:table-cell table:number-columns-repeated="4"/>
          <table:table-cell table:style-name="ce134" table:formula="of:= [.F25] + [.G25]" office:value-type="float" office:value="0" calcext:value-type="float">
            <text:p>0.00</text:p>
          </table:table-cell>
          <table:table-cell table:style-name="ce139"/>
          <table:table-cell table:style-name="ce144" table:formula="of:= [.F25] * 0.07" office:value-type="float" office:value="0" calcext:value-type="float">
            <text:p>0.00</text:p>
          </table:table-cell>
          <table:table-cell table:number-columns-repeated="1016"/>
        </table:table-row>
        <table:table-row table:style-name="ro5">
          <table:table-cell table:number-columns-repeated="4"/>
          <table:table-cell table:style-name="ce134" table:formula="of:= [.F26] + [.G26]" office:value-type="float" office:value="0" calcext:value-type="float">
            <text:p>0.00</text:p>
          </table:table-cell>
          <table:table-cell table:style-name="ce139"/>
          <table:table-cell table:style-name="ce144" table:formula="of:= [.F26] * 0.07" office:value-type="float" office:value="0" calcext:value-type="float">
            <text:p>0.00</text:p>
          </table:table-cell>
          <table:table-cell table:number-columns-repeated="1016"/>
        </table:table-row>
        <table:table-row table:style-name="ro5">
          <table:table-cell table:number-columns-repeated="4"/>
          <table:table-cell table:style-name="ce134" table:formula="of:= [.F27] + [.G27]" office:value-type="float" office:value="0" calcext:value-type="float">
            <text:p>0.00</text:p>
          </table:table-cell>
          <table:table-cell table:style-name="ce139"/>
          <table:table-cell table:style-name="ce144" table:formula="of:= [.F27] * 0.07" office:value-type="float" office:value="0" calcext:value-type="float">
            <text:p>0.00</text:p>
          </table:table-cell>
          <table:table-cell table:number-columns-repeated="1016"/>
        </table:table-row>
        <table:table-row table:style-name="ro5">
          <table:table-cell table:number-columns-repeated="4"/>
          <table:table-cell table:style-name="ce134" table:formula="of:= [.F28] + [.G28]" office:value-type="float" office:value="0" calcext:value-type="float">
            <text:p>0.00</text:p>
          </table:table-cell>
          <table:table-cell table:style-name="ce139"/>
          <table:table-cell table:style-name="ce144" table:formula="of:= [.F28] * 0.07" office:value-type="float" office:value="0" calcext:value-type="float">
            <text:p>0.00</text:p>
          </table:table-cell>
          <table:table-cell table:number-columns-repeated="1016"/>
        </table:table-row>
        <table:table-row table:style-name="ro5">
          <table:table-cell table:number-columns-repeated="4"/>
          <table:table-cell table:style-name="ce134" table:formula="of:= [.F29] + [.G29]" office:value-type="float" office:value="0" calcext:value-type="float">
            <text:p>0.00</text:p>
          </table:table-cell>
          <table:table-cell table:style-name="ce139"/>
          <table:table-cell table:style-name="ce144" table:formula="of:= [.F29] * 0.07" office:value-type="float" office:value="0" calcext:value-type="float">
            <text:p>0.00</text:p>
          </table:table-cell>
          <table:table-cell table:number-columns-repeated="1016"/>
        </table:table-row>
        <table:table-row table:style-name="ro5">
          <table:table-cell table:number-columns-repeated="4"/>
          <table:table-cell table:style-name="ce134" table:formula="of:= [.F30] + [.G30]" office:value-type="float" office:value="0" calcext:value-type="float">
            <text:p>0.00</text:p>
          </table:table-cell>
          <table:table-cell table:style-name="ce139"/>
          <table:table-cell table:style-name="ce144" table:formula="of:= [.F30] * 0.07" office:value-type="float" office:value="0" calcext:value-type="float">
            <text:p>0.00</text:p>
          </table:table-cell>
          <table:table-cell table:number-columns-repeated="1016"/>
        </table:table-row>
        <table:table-row table:style-name="ro5">
          <table:table-cell table:number-columns-repeated="4"/>
          <table:table-cell table:style-name="ce134" table:formula="of:= [.F31] + [.G31]" office:value-type="float" office:value="0" calcext:value-type="float">
            <text:p>0.00</text:p>
          </table:table-cell>
          <table:table-cell table:style-name="ce139"/>
          <table:table-cell table:style-name="ce144" table:formula="of:= [.F31] * 0.07" office:value-type="float" office:value="0" calcext:value-type="float">
            <text:p>0.00</text:p>
          </table:table-cell>
          <table:table-cell table:number-columns-repeated="1016"/>
        </table:table-row>
        <table:table-row table:style-name="ro5">
          <table:table-cell table:number-columns-repeated="4"/>
          <table:table-cell table:style-name="ce134" table:formula="of:= [.F32] + [.G32]" office:value-type="float" office:value="0" calcext:value-type="float">
            <text:p>0.00</text:p>
          </table:table-cell>
          <table:table-cell table:style-name="ce139"/>
          <table:table-cell table:style-name="ce144" table:formula="of:= [.F32] * 0.07" office:value-type="float" office:value="0" calcext:value-type="float">
            <text:p>0.00</text:p>
          </table:table-cell>
          <table:table-cell table:number-columns-repeated="1016"/>
        </table:table-row>
        <table:table-row table:style-name="ro5">
          <table:table-cell table:number-columns-repeated="4"/>
          <table:table-cell table:style-name="ce134" table:formula="of:= [.F33] + [.G33]" office:value-type="float" office:value="0" calcext:value-type="float">
            <text:p>0.00</text:p>
          </table:table-cell>
          <table:table-cell table:style-name="ce139"/>
          <table:table-cell table:style-name="ce144" table:formula="of:= [.F33] * 0.07" office:value-type="float" office:value="0" calcext:value-type="float">
            <text:p>0.00</text:p>
          </table:table-cell>
          <table:table-cell table:number-columns-repeated="1016"/>
        </table:table-row>
        <table:table-row table:style-name="ro5">
          <table:table-cell table:number-columns-repeated="4"/>
          <table:table-cell table:style-name="ce134" table:formula="of:= [.F34] + [.G34]" office:value-type="float" office:value="0" calcext:value-type="float">
            <text:p>0.00</text:p>
          </table:table-cell>
          <table:table-cell table:style-name="ce139"/>
          <table:table-cell table:style-name="ce144" table:formula="of:= [.F34] * 0.07" office:value-type="float" office:value="0" calcext:value-type="float">
            <text:p>0.00</text:p>
          </table:table-cell>
          <table:table-cell table:number-columns-repeated="1016"/>
        </table:table-row>
        <table:table-row table:style-name="ro5">
          <table:table-cell table:number-columns-repeated="4"/>
          <table:table-cell table:style-name="ce134" table:formula="of:= [.F35] + [.G35]" office:value-type="float" office:value="0" calcext:value-type="float">
            <text:p>0.00</text:p>
          </table:table-cell>
          <table:table-cell table:style-name="ce139"/>
          <table:table-cell table:style-name="ce144" table:formula="of:= [.F35] * 0.07" office:value-type="float" office:value="0" calcext:value-type="float">
            <text:p>0.00</text:p>
          </table:table-cell>
          <table:table-cell table:number-columns-repeated="1016"/>
        </table:table-row>
        <table:table-row table:style-name="ro5">
          <table:table-cell table:number-columns-repeated="4"/>
          <table:table-cell table:style-name="ce134" table:formula="of:= [.F36] + [.G36]" office:value-type="float" office:value="0" calcext:value-type="float">
            <text:p>0.00</text:p>
          </table:table-cell>
          <table:table-cell table:style-name="ce139"/>
          <table:table-cell table:style-name="ce144" table:formula="of:= [.F36] * 0.07" office:value-type="float" office:value="0" calcext:value-type="float">
            <text:p>0.00</text:p>
          </table:table-cell>
          <table:table-cell table:number-columns-repeated="1016"/>
        </table:table-row>
        <table:table-row table:style-name="ro5">
          <table:table-cell table:number-columns-repeated="4"/>
          <table:table-cell table:style-name="ce134" table:formula="of:= [.F37] + [.G37]" office:value-type="float" office:value="0" calcext:value-type="float">
            <text:p>0.00</text:p>
          </table:table-cell>
          <table:table-cell table:style-name="ce139"/>
          <table:table-cell table:style-name="ce144" table:formula="of:= [.F37] * 0.07" office:value-type="float" office:value="0" calcext:value-type="float">
            <text:p>0.00</text:p>
          </table:table-cell>
          <table:table-cell table:number-columns-repeated="1016"/>
        </table:table-row>
        <table:table-row table:style-name="ro5">
          <table:table-cell table:number-columns-repeated="4"/>
          <table:table-cell table:style-name="ce134" table:formula="of:= [.F38] + [.G38]" office:value-type="float" office:value="0" calcext:value-type="float">
            <text:p>0.00</text:p>
          </table:table-cell>
          <table:table-cell table:style-name="ce139"/>
          <table:table-cell table:style-name="ce144" table:formula="of:= [.F38] * 0.07" office:value-type="float" office:value="0" calcext:value-type="float">
            <text:p>0.00</text:p>
          </table:table-cell>
          <table:table-cell table:number-columns-repeated="1016"/>
        </table:table-row>
        <table:table-row table:style-name="ro5">
          <table:table-cell table:number-columns-repeated="4"/>
          <table:table-cell table:style-name="ce134" table:formula="of:= [.F39] + [.G39]" office:value-type="float" office:value="0" calcext:value-type="float">
            <text:p>0.00</text:p>
          </table:table-cell>
          <table:table-cell table:style-name="ce139"/>
          <table:table-cell table:style-name="ce144" table:formula="of:= [.F39] * 0.07" office:value-type="float" office:value="0" calcext:value-type="float">
            <text:p>0.00</text:p>
          </table:table-cell>
          <table:table-cell table:number-columns-repeated="1016"/>
        </table:table-row>
        <table:table-row table:style-name="ro5">
          <table:table-cell table:number-columns-repeated="4"/>
          <table:table-cell table:style-name="ce134" table:formula="of:= [.F40] + [.G40]" office:value-type="float" office:value="0" calcext:value-type="float">
            <text:p>0.00</text:p>
          </table:table-cell>
          <table:table-cell table:style-name="ce139"/>
          <table:table-cell table:style-name="ce144" table:formula="of:= [.F40] * 0.07" office:value-type="float" office:value="0" calcext:value-type="float">
            <text:p>0.00</text:p>
          </table:table-cell>
          <table:table-cell table:number-columns-repeated="1016"/>
        </table:table-row>
        <table:table-row table:style-name="ro5">
          <table:table-cell table:number-columns-repeated="4"/>
          <table:table-cell table:style-name="ce134" table:formula="of:= [.F41] + [.G41]" office:value-type="float" office:value="0" calcext:value-type="float">
            <text:p>0.00</text:p>
          </table:table-cell>
          <table:table-cell table:style-name="ce139"/>
          <table:table-cell table:style-name="ce144" table:formula="of:= [.F41] * 0.07" office:value-type="float" office:value="0" calcext:value-type="float">
            <text:p>0.00</text:p>
          </table:table-cell>
          <table:table-cell table:number-columns-repeated="1016"/>
        </table:table-row>
        <table:table-row table:style-name="ro5">
          <table:table-cell table:number-columns-repeated="4"/>
          <table:table-cell table:style-name="ce134" table:formula="of:= [.F42] + [.G42]" office:value-type="float" office:value="0" calcext:value-type="float">
            <text:p>0.00</text:p>
          </table:table-cell>
          <table:table-cell table:style-name="ce139"/>
          <table:table-cell table:style-name="ce144" table:formula="of:= [.F42] * 0.07" office:value-type="float" office:value="0" calcext:value-type="float">
            <text:p>0.00</text:p>
          </table:table-cell>
          <table:table-cell table:number-columns-repeated="1016"/>
        </table:table-row>
        <table:table-row table:style-name="ro5">
          <table:table-cell table:number-columns-repeated="4"/>
          <table:table-cell table:style-name="ce134" table:formula="of:= [.F43] + [.G43]" office:value-type="float" office:value="0" calcext:value-type="float">
            <text:p>0.00</text:p>
          </table:table-cell>
          <table:table-cell table:style-name="ce139"/>
          <table:table-cell table:style-name="ce144" table:formula="of:= [.F43] * 0.07" office:value-type="float" office:value="0" calcext:value-type="float">
            <text:p>0.00</text:p>
          </table:table-cell>
          <table:table-cell table:number-columns-repeated="1016"/>
        </table:table-row>
        <table:table-row table:style-name="ro5">
          <table:table-cell table:number-columns-repeated="4"/>
          <table:table-cell table:style-name="ce134" table:formula="of:= [.F44] + [.G44]" office:value-type="float" office:value="0" calcext:value-type="float">
            <text:p>0.00</text:p>
          </table:table-cell>
          <table:table-cell table:style-name="ce139"/>
          <table:table-cell table:style-name="ce144" table:formula="of:= [.F44] * 0.07" office:value-type="float" office:value="0" calcext:value-type="float">
            <text:p>0.00</text:p>
          </table:table-cell>
          <table:table-cell table:number-columns-repeated="1016"/>
        </table:table-row>
        <table:table-row table:style-name="ro5">
          <table:table-cell table:number-columns-repeated="4"/>
          <table:table-cell table:style-name="ce134" table:formula="of:= [.F45] + [.G45]" office:value-type="float" office:value="0" calcext:value-type="float">
            <text:p>0.00</text:p>
          </table:table-cell>
          <table:table-cell table:style-name="ce139"/>
          <table:table-cell table:style-name="ce144" table:formula="of:= [.F45] * 0.07" office:value-type="float" office:value="0" calcext:value-type="float">
            <text:p>0.00</text:p>
          </table:table-cell>
          <table:table-cell table:number-columns-repeated="1016"/>
        </table:table-row>
        <table:table-row table:style-name="ro5">
          <table:table-cell table:number-columns-repeated="4"/>
          <table:table-cell table:style-name="ce134" table:formula="of:= [.F46] + [.G46]" office:value-type="float" office:value="0" calcext:value-type="float">
            <text:p>0.00</text:p>
          </table:table-cell>
          <table:table-cell table:style-name="ce139"/>
          <table:table-cell table:style-name="ce144" table:formula="of:= [.F46] * 0.07" office:value-type="float" office:value="0" calcext:value-type="float">
            <text:p>0.00</text:p>
          </table:table-cell>
          <table:table-cell table:number-columns-repeated="1016"/>
        </table:table-row>
        <table:table-row table:style-name="ro5">
          <table:table-cell table:number-columns-repeated="4"/>
          <table:table-cell table:style-name="ce134" table:formula="of:= [.F47] + [.G47]" office:value-type="float" office:value="0" calcext:value-type="float">
            <text:p>0.00</text:p>
          </table:table-cell>
          <table:table-cell table:style-name="ce139"/>
          <table:table-cell table:style-name="ce144" table:formula="of:= [.F47] * 0.07" office:value-type="float" office:value="0" calcext:value-type="float">
            <text:p>0.00</text:p>
          </table:table-cell>
          <table:table-cell table:number-columns-repeated="1016"/>
        </table:table-row>
        <table:table-row table:style-name="ro5">
          <table:table-cell table:number-columns-repeated="4"/>
          <table:table-cell table:style-name="ce134" table:formula="of:= [.F48] + [.G48]" office:value-type="float" office:value="0" calcext:value-type="float">
            <text:p>0.00</text:p>
          </table:table-cell>
          <table:table-cell table:style-name="ce139"/>
          <table:table-cell table:style-name="ce144" table:formula="of:= [.F48] * 0.07" office:value-type="float" office:value="0" calcext:value-type="float">
            <text:p>0.00</text:p>
          </table:table-cell>
          <table:table-cell table:number-columns-repeated="1016"/>
        </table:table-row>
        <table:table-row table:style-name="ro5">
          <table:table-cell table:number-columns-repeated="4"/>
          <table:table-cell table:style-name="ce134" table:formula="of:= [.F49] + [.G49]" office:value-type="float" office:value="0" calcext:value-type="float">
            <text:p>0.00</text:p>
          </table:table-cell>
          <table:table-cell table:style-name="ce139"/>
          <table:table-cell table:style-name="ce144" table:formula="of:= [.F49] * 0.07" office:value-type="float" office:value="0" calcext:value-type="float">
            <text:p>0.00</text:p>
          </table:table-cell>
          <table:table-cell table:number-columns-repeated="1016"/>
        </table:table-row>
        <table:table-row table:style-name="ro5">
          <table:table-cell table:number-columns-repeated="4"/>
          <table:table-cell table:style-name="ce134" table:formula="of:= [.F50] + [.G50]" office:value-type="float" office:value="0" calcext:value-type="float">
            <text:p>0.00</text:p>
          </table:table-cell>
          <table:table-cell table:style-name="ce139"/>
          <table:table-cell table:style-name="ce144" table:formula="of:= [.F50] * 0.07" office:value-type="float" office:value="0" calcext:value-type="float">
            <text:p>0.00</text:p>
          </table:table-cell>
          <table:table-cell table:number-columns-repeated="1016"/>
        </table:table-row>
        <table:table-row table:style-name="ro5">
          <table:table-cell table:number-columns-repeated="4"/>
          <table:table-cell table:style-name="ce134" table:formula="of:= [.F51] + [.G51]" office:value-type="float" office:value="0" calcext:value-type="float">
            <text:p>0.00</text:p>
          </table:table-cell>
          <table:table-cell table:style-name="ce139"/>
          <table:table-cell table:style-name="ce144" table:formula="of:= [.F51] * 0.07" office:value-type="float" office:value="0" calcext:value-type="float">
            <text:p>0.00</text:p>
          </table:table-cell>
          <table:table-cell table:number-columns-repeated="1016"/>
        </table:table-row>
        <table:table-row table:style-name="ro5">
          <table:table-cell table:number-columns-repeated="4"/>
          <table:table-cell table:style-name="ce134" table:formula="of:= [.F52] + [.G52]" office:value-type="float" office:value="0" calcext:value-type="float">
            <text:p>0.00</text:p>
          </table:table-cell>
          <table:table-cell table:style-name="ce139"/>
          <table:table-cell table:style-name="ce144" table:formula="of:= [.F52] * 0.07" office:value-type="float" office:value="0" calcext:value-type="float">
            <text:p>0.00</text:p>
          </table:table-cell>
          <table:table-cell table:number-columns-repeated="1016"/>
        </table:table-row>
        <table:table-row table:style-name="ro5">
          <table:table-cell table:number-columns-repeated="4"/>
          <table:table-cell table:style-name="ce134" table:formula="of:= [.F53] + [.G53]" office:value-type="float" office:value="0" calcext:value-type="float">
            <text:p>0.00</text:p>
          </table:table-cell>
          <table:table-cell table:style-name="ce139"/>
          <table:table-cell table:style-name="ce144" table:formula="of:= [.F53] * 0.07" office:value-type="float" office:value="0" calcext:value-type="float">
            <text:p>0.00</text:p>
          </table:table-cell>
          <table:table-cell table:number-columns-repeated="1016"/>
        </table:table-row>
        <table:table-row table:style-name="ro5">
          <table:table-cell table:number-columns-repeated="4"/>
          <table:table-cell table:style-name="ce134" table:formula="of:= [.F54] + [.G54]" office:value-type="float" office:value="0" calcext:value-type="float">
            <text:p>0.00</text:p>
          </table:table-cell>
          <table:table-cell table:style-name="ce139"/>
          <table:table-cell table:style-name="ce144" table:formula="of:= [.F54] * 0.07" office:value-type="float" office:value="0" calcext:value-type="float">
            <text:p>0.00</text:p>
          </table:table-cell>
          <table:table-cell table:number-columns-repeated="1016"/>
        </table:table-row>
        <table:table-row table:style-name="ro5">
          <table:table-cell table:number-columns-repeated="4"/>
          <table:table-cell table:style-name="ce134" table:formula="of:= [.F55] + [.G55]" office:value-type="float" office:value="0" calcext:value-type="float">
            <text:p>0.00</text:p>
          </table:table-cell>
          <table:table-cell table:style-name="ce139"/>
          <table:table-cell table:style-name="ce144" table:formula="of:= [.F55] * 0.07" office:value-type="float" office:value="0" calcext:value-type="float">
            <text:p>0.00</text:p>
          </table:table-cell>
          <table:table-cell table:number-columns-repeated="1016"/>
        </table:table-row>
        <table:table-row table:style-name="ro5">
          <table:table-cell table:number-columns-repeated="4"/>
          <table:table-cell table:style-name="ce134" table:formula="of:= [.F56] + [.G56]" office:value-type="float" office:value="0" calcext:value-type="float">
            <text:p>0.00</text:p>
          </table:table-cell>
          <table:table-cell table:style-name="ce139"/>
          <table:table-cell table:style-name="ce144" table:formula="of:= [.F56] * 0.07" office:value-type="float" office:value="0" calcext:value-type="float">
            <text:p>0.00</text:p>
          </table:table-cell>
          <table:table-cell table:number-columns-repeated="1016"/>
        </table:table-row>
        <table:table-row table:style-name="ro5">
          <table:table-cell table:number-columns-repeated="4"/>
          <table:table-cell table:style-name="ce134" table:formula="of:= [.F57] + [.G57]" office:value-type="float" office:value="0" calcext:value-type="float">
            <text:p>0.00</text:p>
          </table:table-cell>
          <table:table-cell table:style-name="ce139"/>
          <table:table-cell table:style-name="ce144" table:formula="of:= [.F57] * 0.07" office:value-type="float" office:value="0" calcext:value-type="float">
            <text:p>0.00</text:p>
          </table:table-cell>
          <table:table-cell table:number-columns-repeated="1016"/>
        </table:table-row>
        <table:table-row table:style-name="ro5">
          <table:table-cell table:number-columns-repeated="4"/>
          <table:table-cell table:style-name="ce134" table:formula="of:= [.F58] + [.G58]" office:value-type="float" office:value="0" calcext:value-type="float">
            <text:p>0.00</text:p>
          </table:table-cell>
          <table:table-cell table:style-name="ce139"/>
          <table:table-cell table:style-name="ce144" table:formula="of:= [.F58] * 0.07" office:value-type="float" office:value="0" calcext:value-type="float">
            <text:p>0.00</text:p>
          </table:table-cell>
          <table:table-cell table:number-columns-repeated="1016"/>
        </table:table-row>
        <table:table-row table:style-name="ro5">
          <table:table-cell table:number-columns-repeated="4"/>
          <table:table-cell table:style-name="ce134" table:formula="of:= [.F59] + [.G59]" office:value-type="float" office:value="0" calcext:value-type="float">
            <text:p>0.00</text:p>
          </table:table-cell>
          <table:table-cell table:style-name="ce139"/>
          <table:table-cell table:style-name="ce144" table:formula="of:= [.F59] * 0.07" office:value-type="float" office:value="0" calcext:value-type="float">
            <text:p>0.00</text:p>
          </table:table-cell>
          <table:table-cell table:number-columns-repeated="1016"/>
        </table:table-row>
        <table:table-row table:style-name="ro5">
          <table:table-cell table:number-columns-repeated="4"/>
          <table:table-cell table:style-name="ce134" table:formula="of:= [.F60] + [.G60]" office:value-type="float" office:value="0" calcext:value-type="float">
            <text:p>0.00</text:p>
          </table:table-cell>
          <table:table-cell table:style-name="ce139"/>
          <table:table-cell table:style-name="ce144" table:formula="of:= [.F60] * 0.07" office:value-type="float" office:value="0" calcext:value-type="float">
            <text:p>0.00</text:p>
          </table:table-cell>
          <table:table-cell table:number-columns-repeated="1016"/>
        </table:table-row>
        <table:table-row table:style-name="ro5">
          <table:table-cell table:number-columns-repeated="4"/>
          <table:table-cell table:style-name="ce134" table:formula="of:= [.F61] + [.G61]" office:value-type="float" office:value="0" calcext:value-type="float">
            <text:p>0.00</text:p>
          </table:table-cell>
          <table:table-cell table:style-name="ce139"/>
          <table:table-cell table:style-name="ce144" table:formula="of:= [.F61] * 0.07" office:value-type="float" office:value="0" calcext:value-type="float">
            <text:p>0.00</text:p>
          </table:table-cell>
          <table:table-cell table:number-columns-repeated="1016"/>
        </table:table-row>
        <table:table-row table:style-name="ro5">
          <table:table-cell table:number-columns-repeated="4"/>
          <table:table-cell table:style-name="ce134" table:formula="of:= [.F62] + [.G62]" office:value-type="float" office:value="0" calcext:value-type="float">
            <text:p>0.00</text:p>
          </table:table-cell>
          <table:table-cell table:style-name="ce139"/>
          <table:table-cell table:style-name="ce144" table:formula="of:= [.F62] * 0.07" office:value-type="float" office:value="0" calcext:value-type="float">
            <text:p>0.00</text:p>
          </table:table-cell>
          <table:table-cell table:number-columns-repeated="1016"/>
        </table:table-row>
        <table:table-row table:style-name="ro5">
          <table:table-cell table:number-columns-repeated="4"/>
          <table:table-cell table:style-name="ce134" table:formula="of:= [.F63] + [.G63]" office:value-type="float" office:value="0" calcext:value-type="float">
            <text:p>0.00</text:p>
          </table:table-cell>
          <table:table-cell table:style-name="ce139"/>
          <table:table-cell table:style-name="ce144" table:formula="of:= [.F63] * 0.07" office:value-type="float" office:value="0" calcext:value-type="float">
            <text:p>0.00</text:p>
          </table:table-cell>
          <table:table-cell table:number-columns-repeated="1016"/>
        </table:table-row>
        <table:table-row table:style-name="ro5">
          <table:table-cell table:number-columns-repeated="4"/>
          <table:table-cell table:style-name="ce134" table:formula="of:= [.F64] + [.G64]" office:value-type="float" office:value="0" calcext:value-type="float">
            <text:p>0.00</text:p>
          </table:table-cell>
          <table:table-cell table:style-name="ce139"/>
          <table:table-cell table:style-name="ce144" table:formula="of:= [.F64] * 0.07" office:value-type="float" office:value="0" calcext:value-type="float">
            <text:p>0.00</text:p>
          </table:table-cell>
          <table:table-cell table:number-columns-repeated="1016"/>
        </table:table-row>
        <table:table-row table:style-name="ro5">
          <table:table-cell table:number-columns-repeated="4"/>
          <table:table-cell table:style-name="ce134" table:formula="of:= [.F65] + [.G65]" office:value-type="float" office:value="0" calcext:value-type="float">
            <text:p>0.00</text:p>
          </table:table-cell>
          <table:table-cell table:style-name="ce139"/>
          <table:table-cell table:style-name="ce144" table:formula="of:= [.F65] * 0.07" office:value-type="float" office:value="0" calcext:value-type="float">
            <text:p>0.00</text:p>
          </table:table-cell>
          <table:table-cell table:number-columns-repeated="1016"/>
        </table:table-row>
        <table:table-row table:style-name="ro5">
          <table:table-cell table:number-columns-repeated="4"/>
          <table:table-cell table:style-name="ce134" table:formula="of:= [.F66] + [.G66]" office:value-type="float" office:value="0" calcext:value-type="float">
            <text:p>0.00</text:p>
          </table:table-cell>
          <table:table-cell table:style-name="ce139"/>
          <table:table-cell table:style-name="ce144" table:formula="of:= [.F66] * 0.07" office:value-type="float" office:value="0" calcext:value-type="float">
            <text:p>0.00</text:p>
          </table:table-cell>
          <table:table-cell table:number-columns-repeated="1016"/>
        </table:table-row>
        <table:table-row table:style-name="ro5">
          <table:table-cell table:number-columns-repeated="4"/>
          <table:table-cell table:style-name="ce134" table:formula="of:= [.F67] + [.G67]" office:value-type="float" office:value="0" calcext:value-type="float">
            <text:p>0.00</text:p>
          </table:table-cell>
          <table:table-cell table:style-name="ce139"/>
          <table:table-cell table:style-name="ce144" table:formula="of:= [.F67] * 0.07" office:value-type="float" office:value="0" calcext:value-type="float">
            <text:p>0.00</text:p>
          </table:table-cell>
          <table:table-cell table:number-columns-repeated="1016"/>
        </table:table-row>
        <table:table-row table:style-name="ro5">
          <table:table-cell table:number-columns-repeated="4"/>
          <table:table-cell table:style-name="ce134" table:formula="of:= [.F68] + [.G68]" office:value-type="float" office:value="0" calcext:value-type="float">
            <text:p>0.00</text:p>
          </table:table-cell>
          <table:table-cell table:style-name="ce139"/>
          <table:table-cell table:style-name="ce144" table:formula="of:= [.F68] * 0.07" office:value-type="float" office:value="0" calcext:value-type="float">
            <text:p>0.00</text:p>
          </table:table-cell>
          <table:table-cell table:number-columns-repeated="1016"/>
        </table:table-row>
        <table:table-row table:style-name="ro5">
          <table:table-cell table:number-columns-repeated="4"/>
          <table:table-cell table:style-name="ce134" table:formula="of:= [.F69] + [.G69]" office:value-type="float" office:value="0" calcext:value-type="float">
            <text:p>0.00</text:p>
          </table:table-cell>
          <table:table-cell table:style-name="ce139"/>
          <table:table-cell table:style-name="ce144" table:formula="of:= [.F69] * 0.07" office:value-type="float" office:value="0" calcext:value-type="float">
            <text:p>0.00</text:p>
          </table:table-cell>
          <table:table-cell table:number-columns-repeated="1016"/>
        </table:table-row>
        <table:table-row table:style-name="ro5">
          <table:table-cell table:number-columns-repeated="4"/>
          <table:table-cell table:style-name="ce134" table:formula="of:= [.F70] + [.G70]" office:value-type="float" office:value="0" calcext:value-type="float">
            <text:p>0.00</text:p>
          </table:table-cell>
          <table:table-cell table:style-name="ce139"/>
          <table:table-cell table:style-name="ce144" table:formula="of:= [.F70] * 0.07" office:value-type="float" office:value="0" calcext:value-type="float">
            <text:p>0.00</text:p>
          </table:table-cell>
          <table:table-cell table:number-columns-repeated="1016"/>
        </table:table-row>
        <table:table-row table:style-name="ro5">
          <table:table-cell table:number-columns-repeated="4"/>
          <table:table-cell table:style-name="ce134" table:formula="of:= [.F71] + [.G71]" office:value-type="float" office:value="0" calcext:value-type="float">
            <text:p>0.00</text:p>
          </table:table-cell>
          <table:table-cell table:style-name="ce139"/>
          <table:table-cell table:style-name="ce144" table:formula="of:= [.F71] * 0.07" office:value-type="float" office:value="0" calcext:value-type="float">
            <text:p>0.00</text:p>
          </table:table-cell>
          <table:table-cell table:number-columns-repeated="1016"/>
        </table:table-row>
        <table:table-row table:style-name="ro5">
          <table:table-cell table:number-columns-repeated="4"/>
          <table:table-cell table:style-name="ce134" table:formula="of:= [.F72] + [.G72]" office:value-type="float" office:value="0" calcext:value-type="float">
            <text:p>0.00</text:p>
          </table:table-cell>
          <table:table-cell table:style-name="ce139"/>
          <table:table-cell table:style-name="ce144" table:formula="of:= [.F72] * 0.07" office:value-type="float" office:value="0" calcext:value-type="float">
            <text:p>0.00</text:p>
          </table:table-cell>
          <table:table-cell table:number-columns-repeated="1016"/>
        </table:table-row>
        <table:table-row table:style-name="ro5">
          <table:table-cell table:number-columns-repeated="4"/>
          <table:table-cell table:style-name="ce134" table:formula="of:= [.F73] + [.G73]" office:value-type="float" office:value="0" calcext:value-type="float">
            <text:p>0.00</text:p>
          </table:table-cell>
          <table:table-cell table:style-name="ce139"/>
          <table:table-cell table:style-name="ce144" table:formula="of:= [.F73] * 0.07" office:value-type="float" office:value="0" calcext:value-type="float">
            <text:p>0.00</text:p>
          </table:table-cell>
          <table:table-cell table:number-columns-repeated="1016"/>
        </table:table-row>
        <table:table-row table:style-name="ro5">
          <table:table-cell table:number-columns-repeated="4"/>
          <table:table-cell table:style-name="ce134" table:formula="of:= [.F74] + [.G74]" office:value-type="float" office:value="0" calcext:value-type="float">
            <text:p>0.00</text:p>
          </table:table-cell>
          <table:table-cell table:style-name="ce139"/>
          <table:table-cell table:style-name="ce144" table:formula="of:= [.F74] * 0.07" office:value-type="float" office:value="0" calcext:value-type="float">
            <text:p>0.00</text:p>
          </table:table-cell>
          <table:table-cell table:number-columns-repeated="1016"/>
        </table:table-row>
        <table:table-row table:style-name="ro5">
          <table:table-cell table:number-columns-repeated="4"/>
          <table:table-cell table:style-name="ce134" table:formula="of:= [.F75] + [.G75]" office:value-type="float" office:value="0" calcext:value-type="float">
            <text:p>0.00</text:p>
          </table:table-cell>
          <table:table-cell table:style-name="ce139"/>
          <table:table-cell table:style-name="ce144" table:formula="of:= [.F75] * 0.07" office:value-type="float" office:value="0" calcext:value-type="float">
            <text:p>0.00</text:p>
          </table:table-cell>
          <table:table-cell table:number-columns-repeated="1016"/>
        </table:table-row>
        <table:table-row table:style-name="ro5">
          <table:table-cell table:number-columns-repeated="4"/>
          <table:table-cell table:style-name="ce134" table:formula="of:= [.F76] + [.G76]" office:value-type="float" office:value="0" calcext:value-type="float">
            <text:p>0.00</text:p>
          </table:table-cell>
          <table:table-cell table:style-name="ce139"/>
          <table:table-cell table:style-name="ce144" table:formula="of:= [.F76] * 0.07" office:value-type="float" office:value="0" calcext:value-type="float">
            <text:p>0.00</text:p>
          </table:table-cell>
          <table:table-cell table:number-columns-repeated="1016"/>
        </table:table-row>
        <table:table-row table:style-name="ro5">
          <table:table-cell table:number-columns-repeated="4"/>
          <table:table-cell table:style-name="ce134" table:formula="of:= [.F77] + [.G77]" office:value-type="float" office:value="0" calcext:value-type="float">
            <text:p>0.00</text:p>
          </table:table-cell>
          <table:table-cell table:style-name="ce139"/>
          <table:table-cell table:style-name="ce144" table:formula="of:= [.F77] * 0.07" office:value-type="float" office:value="0" calcext:value-type="float">
            <text:p>0.00</text:p>
          </table:table-cell>
          <table:table-cell table:number-columns-repeated="1016"/>
        </table:table-row>
        <table:table-row table:style-name="ro5">
          <table:table-cell table:number-columns-repeated="4"/>
          <table:table-cell table:style-name="ce134" table:formula="of:= [.F78] + [.G78]" office:value-type="float" office:value="0" calcext:value-type="float">
            <text:p>0.00</text:p>
          </table:table-cell>
          <table:table-cell table:style-name="ce139"/>
          <table:table-cell table:style-name="ce144" table:formula="of:= [.F78] * 0.07" office:value-type="float" office:value="0" calcext:value-type="float">
            <text:p>0.00</text:p>
          </table:table-cell>
          <table:table-cell table:number-columns-repeated="1016"/>
        </table:table-row>
        <table:table-row table:style-name="ro5">
          <table:table-cell table:number-columns-repeated="4"/>
          <table:table-cell table:style-name="ce134" table:formula="of:= [.F79] + [.G79]" office:value-type="float" office:value="0" calcext:value-type="float">
            <text:p>0.00</text:p>
          </table:table-cell>
          <table:table-cell table:style-name="ce139"/>
          <table:table-cell table:style-name="ce144" table:formula="of:= [.F79] * 0.07" office:value-type="float" office:value="0" calcext:value-type="float">
            <text:p>0.00</text:p>
          </table:table-cell>
          <table:table-cell table:number-columns-repeated="1016"/>
        </table:table-row>
        <table:table-row table:style-name="ro5">
          <table:table-cell table:number-columns-repeated="4"/>
          <table:table-cell table:style-name="ce134" table:formula="of:= [.F80] + [.G80]" office:value-type="float" office:value="0" calcext:value-type="float">
            <text:p>0.00</text:p>
          </table:table-cell>
          <table:table-cell table:style-name="ce139"/>
          <table:table-cell table:style-name="ce144" table:formula="of:= [.F80] * 0.07" office:value-type="float" office:value="0" calcext:value-type="float">
            <text:p>0.00</text:p>
          </table:table-cell>
          <table:table-cell table:number-columns-repeated="1016"/>
        </table:table-row>
        <table:table-row table:style-name="ro5">
          <table:table-cell table:number-columns-repeated="4"/>
          <table:table-cell table:style-name="ce134" table:formula="of:= [.F81] + [.G81]" office:value-type="float" office:value="0" calcext:value-type="float">
            <text:p>0.00</text:p>
          </table:table-cell>
          <table:table-cell table:style-name="ce139"/>
          <table:table-cell table:style-name="ce144" table:formula="of:= [.F81] * 0.07" office:value-type="float" office:value="0" calcext:value-type="float">
            <text:p>0.00</text:p>
          </table:table-cell>
          <table:table-cell table:number-columns-repeated="1016"/>
        </table:table-row>
        <table:table-row table:style-name="ro5">
          <table:table-cell table:number-columns-repeated="4"/>
          <table:table-cell table:style-name="ce134" table:formula="of:= [.F82] + [.G82]" office:value-type="float" office:value="0" calcext:value-type="float">
            <text:p>0.00</text:p>
          </table:table-cell>
          <table:table-cell table:style-name="ce139"/>
          <table:table-cell table:style-name="ce144" table:formula="of:= [.F82] * 0.07" office:value-type="float" office:value="0" calcext:value-type="float">
            <text:p>0.00</text:p>
          </table:table-cell>
          <table:table-cell table:number-columns-repeated="1016"/>
        </table:table-row>
        <table:table-row table:style-name="ro5">
          <table:table-cell table:number-columns-repeated="4"/>
          <table:table-cell table:style-name="ce134" table:formula="of:= [.F83] + [.G83]" office:value-type="float" office:value="0" calcext:value-type="float">
            <text:p>0.00</text:p>
          </table:table-cell>
          <table:table-cell table:style-name="ce139"/>
          <table:table-cell table:style-name="ce144" table:formula="of:= [.F83] * 0.07" office:value-type="float" office:value="0" calcext:value-type="float">
            <text:p>0.00</text:p>
          </table:table-cell>
          <table:table-cell table:number-columns-repeated="1016"/>
        </table:table-row>
        <table:table-row table:style-name="ro5">
          <table:table-cell table:number-columns-repeated="4"/>
          <table:table-cell table:style-name="ce134" table:formula="of:= [.F84] + [.G84]" office:value-type="float" office:value="0" calcext:value-type="float">
            <text:p>0.00</text:p>
          </table:table-cell>
          <table:table-cell table:style-name="ce139"/>
          <table:table-cell table:style-name="ce144" table:formula="of:= [.F84] * 0.07" office:value-type="float" office:value="0" calcext:value-type="float">
            <text:p>0.00</text:p>
          </table:table-cell>
          <table:table-cell table:number-columns-repeated="1016"/>
        </table:table-row>
        <table:table-row table:style-name="ro5">
          <table:table-cell table:number-columns-repeated="4"/>
          <table:table-cell table:style-name="ce134" table:formula="of:= [.F85] + [.G85]" office:value-type="float" office:value="0" calcext:value-type="float">
            <text:p>0.00</text:p>
          </table:table-cell>
          <table:table-cell table:style-name="ce139"/>
          <table:table-cell table:style-name="ce144" table:formula="of:= [.F85] * 0.07" office:value-type="float" office:value="0" calcext:value-type="float">
            <text:p>0.00</text:p>
          </table:table-cell>
          <table:table-cell table:number-columns-repeated="1016"/>
        </table:table-row>
        <table:table-row table:style-name="ro5">
          <table:table-cell table:number-columns-repeated="4"/>
          <table:table-cell table:style-name="ce134" table:formula="of:= [.F86] + [.G86]" office:value-type="float" office:value="0" calcext:value-type="float">
            <text:p>0.00</text:p>
          </table:table-cell>
          <table:table-cell table:style-name="ce139"/>
          <table:table-cell table:style-name="ce144" table:formula="of:= [.F86] * 0.07" office:value-type="float" office:value="0" calcext:value-type="float">
            <text:p>0.00</text:p>
          </table:table-cell>
          <table:table-cell table:number-columns-repeated="1016"/>
        </table:table-row>
        <table:table-row table:style-name="ro5">
          <table:table-cell table:number-columns-repeated="4"/>
          <table:table-cell table:style-name="ce134" table:formula="of:= [.F87] + [.G87]" office:value-type="float" office:value="0" calcext:value-type="float">
            <text:p>0.00</text:p>
          </table:table-cell>
          <table:table-cell table:style-name="ce139"/>
          <table:table-cell table:style-name="ce144" table:formula="of:= [.F87] * 0.07" office:value-type="float" office:value="0" calcext:value-type="float">
            <text:p>0.00</text:p>
          </table:table-cell>
          <table:table-cell table:number-columns-repeated="1016"/>
        </table:table-row>
        <table:table-row table:style-name="ro5">
          <table:table-cell table:number-columns-repeated="4"/>
          <table:table-cell table:style-name="ce134" table:formula="of:= [.F88] + [.G88]" office:value-type="float" office:value="0" calcext:value-type="float">
            <text:p>0.00</text:p>
          </table:table-cell>
          <table:table-cell table:style-name="ce139"/>
          <table:table-cell table:style-name="ce144" table:formula="of:= [.F88] * 0.07" office:value-type="float" office:value="0" calcext:value-type="float">
            <text:p>0.00</text:p>
          </table:table-cell>
          <table:table-cell table:number-columns-repeated="1016"/>
        </table:table-row>
        <table:table-row table:style-name="ro5">
          <table:table-cell table:number-columns-repeated="4"/>
          <table:table-cell table:style-name="ce134" table:formula="of:= [.F89] + [.G89]" office:value-type="float" office:value="0" calcext:value-type="float">
            <text:p>0.00</text:p>
          </table:table-cell>
          <table:table-cell table:style-name="ce139"/>
          <table:table-cell table:style-name="ce144" table:formula="of:= [.F89] * 0.07" office:value-type="float" office:value="0" calcext:value-type="float">
            <text:p>0.00</text:p>
          </table:table-cell>
          <table:table-cell table:number-columns-repeated="1016"/>
        </table:table-row>
        <table:table-row table:style-name="ro5">
          <table:table-cell table:number-columns-repeated="4"/>
          <table:table-cell table:style-name="ce134" table:formula="of:= [.F90] + [.G90]" office:value-type="float" office:value="0" calcext:value-type="float">
            <text:p>0.00</text:p>
          </table:table-cell>
          <table:table-cell table:style-name="ce139"/>
          <table:table-cell table:style-name="ce144" table:formula="of:= [.F90] * 0.07" office:value-type="float" office:value="0" calcext:value-type="float">
            <text:p>0.00</text:p>
          </table:table-cell>
          <table:table-cell table:number-columns-repeated="1016"/>
        </table:table-row>
        <table:table-row table:style-name="ro5">
          <table:table-cell table:number-columns-repeated="4"/>
          <table:table-cell table:style-name="ce134" table:formula="of:= [.F91] + [.G91]" office:value-type="float" office:value="0" calcext:value-type="float">
            <text:p>0.00</text:p>
          </table:table-cell>
          <table:table-cell table:style-name="ce139"/>
          <table:table-cell table:style-name="ce144" table:formula="of:= [.F91] * 0.07" office:value-type="float" office:value="0" calcext:value-type="float">
            <text:p>0.00</text:p>
          </table:table-cell>
          <table:table-cell table:number-columns-repeated="1016"/>
        </table:table-row>
        <table:table-row table:style-name="ro5">
          <table:table-cell table:number-columns-repeated="4"/>
          <table:table-cell table:style-name="ce134" table:formula="of:= [.F92] + [.G92]" office:value-type="float" office:value="0" calcext:value-type="float">
            <text:p>0.00</text:p>
          </table:table-cell>
          <table:table-cell table:style-name="ce139"/>
          <table:table-cell table:style-name="ce144" table:formula="of:= [.F92] * 0.07" office:value-type="float" office:value="0" calcext:value-type="float">
            <text:p>0.00</text:p>
          </table:table-cell>
          <table:table-cell table:number-columns-repeated="1016"/>
        </table:table-row>
        <table:table-row table:style-name="ro5">
          <table:table-cell table:number-columns-repeated="4"/>
          <table:table-cell table:style-name="ce134" table:formula="of:= [.F93] + [.G93]" office:value-type="float" office:value="0" calcext:value-type="float">
            <text:p>0.00</text:p>
          </table:table-cell>
          <table:table-cell table:style-name="ce139"/>
          <table:table-cell table:style-name="ce144" table:formula="of:= [.F93] * 0.07" office:value-type="float" office:value="0" calcext:value-type="float">
            <text:p>0.00</text:p>
          </table:table-cell>
          <table:table-cell table:number-columns-repeated="1016"/>
        </table:table-row>
        <table:table-row table:style-name="ro5">
          <table:table-cell table:number-columns-repeated="4"/>
          <table:table-cell table:style-name="ce134" table:formula="of:= [.F94] + [.G94]" office:value-type="float" office:value="0" calcext:value-type="float">
            <text:p>0.00</text:p>
          </table:table-cell>
          <table:table-cell table:style-name="ce139"/>
          <table:table-cell table:style-name="ce144" table:formula="of:= [.F94] * 0.07" office:value-type="float" office:value="0" calcext:value-type="float">
            <text:p>0.00</text:p>
          </table:table-cell>
          <table:table-cell table:number-columns-repeated="1016"/>
        </table:table-row>
        <table:table-row table:style-name="ro5">
          <table:table-cell table:number-columns-repeated="4"/>
          <table:table-cell table:style-name="ce134" table:formula="of:= [.F95] + [.G95]" office:value-type="float" office:value="0" calcext:value-type="float">
            <text:p>0.00</text:p>
          </table:table-cell>
          <table:table-cell table:style-name="ce139"/>
          <table:table-cell table:style-name="ce144" table:formula="of:= [.F95] * 0.07" office:value-type="float" office:value="0" calcext:value-type="float">
            <text:p>0.00</text:p>
          </table:table-cell>
          <table:table-cell table:number-columns-repeated="1016"/>
        </table:table-row>
        <table:table-row table:style-name="ro5">
          <table:table-cell table:number-columns-repeated="4"/>
          <table:table-cell table:style-name="ce134" table:formula="of:= [.F96] + [.G96]" office:value-type="float" office:value="0" calcext:value-type="float">
            <text:p>0.00</text:p>
          </table:table-cell>
          <table:table-cell table:style-name="ce139"/>
          <table:table-cell table:style-name="ce144" table:formula="of:= [.F96] * 0.07" office:value-type="float" office:value="0" calcext:value-type="float">
            <text:p>0.00</text:p>
          </table:table-cell>
          <table:table-cell table:number-columns-repeated="1016"/>
        </table:table-row>
        <table:table-row table:style-name="ro5">
          <table:table-cell table:number-columns-repeated="4"/>
          <table:table-cell table:style-name="ce134" table:formula="of:= [.F97] + [.G97]" office:value-type="float" office:value="0" calcext:value-type="float">
            <text:p>0.00</text:p>
          </table:table-cell>
          <table:table-cell table:style-name="ce139"/>
          <table:table-cell table:style-name="ce144" table:formula="of:= [.F97] * 0.07" office:value-type="float" office:value="0" calcext:value-type="float">
            <text:p>0.00</text:p>
          </table:table-cell>
          <table:table-cell table:number-columns-repeated="1016"/>
        </table:table-row>
        <table:table-row table:style-name="ro5">
          <table:table-cell table:number-columns-repeated="4"/>
          <table:table-cell table:style-name="ce134" table:formula="of:= [.F98] + [.G98]" office:value-type="float" office:value="0" calcext:value-type="float">
            <text:p>0.00</text:p>
          </table:table-cell>
          <table:table-cell table:style-name="ce139"/>
          <table:table-cell table:style-name="ce144" table:formula="of:= [.F98] * 0.07" office:value-type="float" office:value="0" calcext:value-type="float">
            <text:p>0.00</text:p>
          </table:table-cell>
          <table:table-cell table:number-columns-repeated="1016"/>
        </table:table-row>
        <table:table-row table:style-name="ro5">
          <table:table-cell table:number-columns-repeated="4"/>
          <table:table-cell table:style-name="ce134" table:formula="of:= [.F99] + [.G99]" office:value-type="float" office:value="0" calcext:value-type="float">
            <text:p>0.00</text:p>
          </table:table-cell>
          <table:table-cell table:style-name="ce139"/>
          <table:table-cell table:style-name="ce144" table:formula="of:= [.F99] * 0.07" office:value-type="float" office:value="0" calcext:value-type="float">
            <text:p>0.00</text:p>
          </table:table-cell>
          <table:table-cell table:number-columns-repeated="1016"/>
        </table:table-row>
        <table:table-row table:style-name="ro5">
          <table:table-cell table:number-columns-repeated="4"/>
          <table:table-cell table:style-name="ce134" table:formula="of:= [.F100] + [.G100]" office:value-type="float" office:value="0" calcext:value-type="float">
            <text:p>0.00</text:p>
          </table:table-cell>
          <table:table-cell table:style-name="ce139"/>
          <table:table-cell table:style-name="ce144" table:formula="of:= [.F100] * 0.07" office:value-type="float" office:value="0" calcext:value-type="float">
            <text:p>0.00</text:p>
          </table:table-cell>
          <table:table-cell table:number-columns-repeated="1016"/>
        </table:table-row>
        <table:table-row table:style-name="ro5">
          <table:table-cell table:number-columns-repeated="4"/>
          <table:table-cell table:style-name="ce134" table:formula="of:= [.F101] + [.G101]" office:value-type="float" office:value="0" calcext:value-type="float">
            <text:p>0.00</text:p>
          </table:table-cell>
          <table:table-cell table:style-name="ce139"/>
          <table:table-cell table:style-name="ce144" table:formula="of:= [.F101] * 0.07" office:value-type="float" office:value="0" calcext:value-type="float">
            <text:p>0.00</text:p>
          </table:table-cell>
          <table:table-cell table:number-columns-repeated="1016"/>
        </table:table-row>
        <table:table-row table:style-name="ro5">
          <table:table-cell table:number-columns-repeated="4"/>
          <table:table-cell table:style-name="ce134" table:formula="of:= [.F102] + [.G102]" office:value-type="float" office:value="0" calcext:value-type="float">
            <text:p>0.00</text:p>
          </table:table-cell>
          <table:table-cell table:style-name="ce139"/>
          <table:table-cell table:style-name="ce144" table:formula="of:= [.F102] * 0.07" office:value-type="float" office:value="0" calcext:value-type="float">
            <text:p>0.00</text:p>
          </table:table-cell>
          <table:table-cell table:number-columns-repeated="1016"/>
        </table:table-row>
        <table:table-row table:style-name="ro5">
          <table:table-cell table:number-columns-repeated="4"/>
          <table:table-cell table:style-name="ce134" table:formula="of:= [.F103] + [.G103]" office:value-type="float" office:value="0" calcext:value-type="float">
            <text:p>0.00</text:p>
          </table:table-cell>
          <table:table-cell table:style-name="ce139"/>
          <table:table-cell table:style-name="ce144" table:formula="of:= [.F103] * 0.07" office:value-type="float" office:value="0" calcext:value-type="float">
            <text:p>0.00</text:p>
          </table:table-cell>
          <table:table-cell table:number-columns-repeated="1016"/>
        </table:table-row>
        <table:table-row table:style-name="ro5">
          <table:table-cell table:number-columns-repeated="4"/>
          <table:table-cell table:style-name="ce134" table:formula="of:= [.F104] + [.G104]" office:value-type="float" office:value="0" calcext:value-type="float">
            <text:p>0.00</text:p>
          </table:table-cell>
          <table:table-cell table:style-name="ce139"/>
          <table:table-cell table:style-name="ce144" table:formula="of:= [.F104] * 0.07" office:value-type="float" office:value="0" calcext:value-type="float">
            <text:p>0.00</text:p>
          </table:table-cell>
          <table:table-cell table:number-columns-repeated="2"/>
          <table:table-cell office:value-type="string" calcext:value-type="string" table:number-columns-spanned="2" table:number-rows-spanned="1">
            <text:p>Lower Bound</text:p>
          </table:table-cell>
          <table:covered-table-cell/>
          <table:table-cell table:number-columns-repeated="1012"/>
        </table:table-row>
        <table:table-row table:style-name="ro5" table:number-rows-repeated="1048471">
          <table:table-cell table:number-columns-repeated="1023"/>
        </table:table-row>
        <table:table-row table:style-name="ro5">
          <table:table-cell table:number-columns-repeated="1023"/>
        </table:table-row>
        <table:named-expressions>
          <table:named-range table:name="thisSheetReportMonth" table:base-cell-address="$foo_inputTaxTemplate.$G$1" table:cell-range-address="$foo_inputTaxTemplate.$F$1:.$G$1"/>
          <table:named-range table:name="thisSheetReportType" table:base-cell-address="$foo_inputTaxTemplate.$G$1" table:cell-range-address="$foo_inputTaxTemplate.$A$1:.$E$1"/>
          <table:named-range table:name="thisSheetReportYear" table:base-cell-address="$foo_inputTaxTemplate.$B$2" table:cell-range-address="$foo_inputTaxTemplate.$B$2:.$C$2"/>
        </table:named-expressions>
        <calcext:conditional-formats>
          <calcext:conditional-format calcext:target-range-address="foo_inputTaxTemplate.F3:foo_inputTaxTemplate.F1048576 foo_inputTaxTemplate.G1:foo_inputTaxTemplate.G1048576">
            <calcext:condition calcext:apply-style-name="NullCell" calcext:value="&lt;=0" calcext:base-cell-address="foo_inputTaxTemplate.F1"/>
          </calcext:conditional-format>
          <calcext:conditional-format calcext:target-range-address="foo_inputTaxTemplate.A2:foo_inputTaxTemplate.A1048576">
            <calcext:condition calcext:apply-style-name="NullCell" calcext:value="=0" calcext:base-cell-address="foo_inputTaxTemplate.A2"/>
            <calcext:condition calcext:apply-style-name="RowNumber" calcext:value="&gt;0" calcext:base-cell-address="foo_inputTaxTemplate.A2"/>
          </calcext:conditional-format>
          <calcext:conditional-format calcext:target-range-address="foo_inputTaxTemplate.E4:foo_inputTaxTemplate.G104">
            <calcext:condition calcext:apply-style-name="NullCell" calcext:value="=0" calcext:base-cell-address="foo_inputTaxTemplate.E4"/>
            <calcext:condition calcext:apply-style-name="Untitled1" calcext:value="!=0" calcext:base-cell-address="foo_inputTaxTemplate.E4"/>
          </calcext:conditional-format>
          <calcext:conditional-format calcext:target-range-address="foo_inputTaxTemplate.E1:foo_inputTaxTemplate.E1048576">
            <calcext:condition calcext:apply-style-name="NullCell" calcext:value="=0" calcext:base-cell-address="foo_inputTaxTemplate.E1"/>
          </calcext:conditional-format>
        </calcext:conditional-formats>
      </table:table>
      <table:table table:name="foo_outputTaxTemplate" table:style-name="ta2" table:protected="true">
        <loext:table-protection loext:select-unprotected-cell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submitter" form:control-implementation="ooo:com.sun.star.form.component.TextField" xml:id="control10" form:id="control10" form:input-required="false" form:convert-empty-to-null="true" form:linked-cell="foo_outputTaxTemplate.J7">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alidator" form:control-implementation="ooo:com.sun.star.form.component.TextField" xml:id="control11" form:id="control11" form:input-required="false" form:convert-empty-to-null="true" form:linked-cell="foo_outputTaxTemplate.J1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able:table-column table:style-name="co2" table:default-cell-style-name="ce161"/>
        <table:table-column table:style-name="co8" table:default-cell-style-name="ce125"/>
        <table:table-column table:style-name="co9" table:default-cell-style-name="ce37"/>
        <table:table-column table:style-name="co5" table:default-cell-style-name="ce130"/>
        <table:table-column table:style-name="co6" table:default-cell-style-name="ce165"/>
        <table:table-column table:style-name="co6" table:number-columns-repeated="2" table:default-cell-style-name="ce81"/>
        <table:table-column table:style-name="co7" table:default-cell-style-name="ce148"/>
        <table:table-column table:style-name="co1" table:default-cell-style-name="ce152"/>
        <table:table-column table:style-name="co1" table:number-columns-repeated="1014" table:default-cell-style-name="ce67"/>
        <table:table-row table:style-name="ro6">
          <table:table-cell table:style-name="ce117" office:value-type="string" calcext:value-type="string" table:number-columns-spanned="5" table:number-rows-spanned="1">
            <text:p>รายงานภาษีขาย</text:p>
          </table:table-cell>
          <table:covered-table-cell table:style-name="ce121"/>
          <table:covered-table-cell table:number-columns-repeated="2" table:style-name="ce126"/>
          <table:covered-table-cell table:style-name="ce163"/>
          <table:table-cell table:style-name="ce136" office:value-type="string" calcext:value-type="string" table:number-columns-spanned="2" table:number-rows-spanned="1">
            <text:p>foo_outputTaxTemplate</text:p>
          </table:table-cell>
          <table:covered-table-cell table:style-name="ce82"/>
          <table:table-cell table:style-name="ce146"/>
          <table:table-cell table:style-name="ce149"/>
          <table:table-cell table:style-name="Default"/>
          <table:table-cell table:number-columns-repeated="1013"/>
        </table:table-row>
        <table:table-row table:style-name="ro3">
          <table:table-cell table:style-name="ce69" office:value-type="string" calcext:value-type="string" table:number-columns-spanned="1" table:number-rows-spanned="2">
            <text:p>ลำดับ</text:p>
          </table:table-cell>
          <table:table-cell table:style-name="ce32" office:value-type="string" calcext:value-type="string" table:number-columns-spanned="2" table:number-rows-spanned="1">
            <text:p>ใบกำกับภาษีปี {foo}</text:p>
          </table:table-cell>
          <table:covered-table-cell/>
          <table:table-cell table:style-name="ce33" office:value-type="string" calcext:value-type="string" table:number-columns-spanned="1" table:number-rows-spanned="2">
            <text:p>รายละเอียด</text:p>
          </table:table-cell>
          <table:table-cell table:style-name="ce137" office:value-type="string" calcext:value-type="string" table:number-columns-spanned="1" table:number-rows-spanned="2">
            <text:p>ราคาสินค้า</text:p>
            <text:p>(บาท)</text:p>
          </table:table-cell>
          <table:table-cell table:style-name="ce137" office:value-type="string" calcext:value-type="string" table:number-columns-spanned="1" table:number-rows-spanned="2">
            <text:p>ภาษีมูลค่าเพิ่ม</text:p>
            <text:p>(บาท)</text:p>
          </table:table-cell>
          <table:table-cell table:style-name="ce83" office:value-type="string" calcext:value-type="string" table:number-columns-spanned="1" table:number-rows-spanned="2">
            <text:p>ราคาสุทธิ</text:p>
            <text:p>(บาท)</text:p>
          </table:table-cell>
          <table:table-cell table:style-name="ce147"/>
          <table:table-cell table:style-name="ce150"/>
          <table:table-cell table:style-name="ce153"/>
          <table:table-cell table:number-columns-repeated="1013"/>
        </table:table-row>
        <table:table-row table:style-name="ro3">
          <table:covered-table-cell table:style-name="ce160"/>
          <table:table-cell table:style-name="ce33" office:value-type="string" calcext:value-type="string">
            <text:p>วันที่</text:p>
          </table:table-cell>
          <table:table-cell table:style-name="ce162" office:value-type="string" calcext:value-type="string">
            <text:p>เล่มที่ / เลขที่</text:p>
          </table:table-cell>
          <table:covered-table-cell table:style-name="ce129"/>
          <table:covered-table-cell table:style-name="ce164"/>
          <table:covered-table-cell table:number-columns-repeated="2" table:style-name="ce76"/>
          <table:table-cell table:style-name="ce146"/>
          <table:table-cell table:style-name="ce150"/>
          <table:table-cell table:style-name="ce154" office:value-type="string" calcext:value-type="string">
            <text:p>รอตรวจสอบ</text:p>
          </table:table-cell>
          <table:table-cell table:number-columns-repeated="1013"/>
        </table:table-row>
        <table:table-row table:style-name="ro5">
          <table:table-cell table:formula="of:= IF(                            AND                    ( ISBLANK([.B4]);  ISBLANK([.C4]);  ISBLANK([.D4]);  ISBLANK([.E4])  ); 0;  1 )" office:value-type="float" office:value="0" calcext:value-type="float">
            <text:p>00</text:p>
          </table:table-cell>
          <table:table-cell table:style-name="ce124"/>
          <table:table-cell table:number-columns-repeated="3"/>
          <table:table-cell table:formula="of:= [.E4] * 0.07" office:value-type="float" office:value="0" calcext:value-type="float">
            <text:p>.00</text:p>
          </table:table-cell>
          <table:table-cell table:formula="of:= [.E4] + [.F4]" office:value-type="float" office:value="0" calcext:value-type="float">
            <text:p>.00</text:p>
          </table:table-cell>
          <table:table-cell/>
          <table:table-cell table:style-name="ce151"/>
          <table:table-cell table:style-name="Default"/>
          <table:table-cell table:number-columns-repeated="1013"/>
        </table:table-row>
        <table:table-row table:style-name="ro5">
          <table:table-cell table:formula="of:= IF(       OR( AND( ISBLANK([.B5]);  ISBLANK([.C5]);  ISBLANK(#REF!);  ISBLANK([.D5]);  ISBLANK([.E5])); [.A4]=0 ); 0;  [.A4] + 1 )" office:value-type="float" office:value="0" calcext:value-type="float">
            <text:p>00</text:p>
          </table:table-cell>
          <table:table-cell table:number-columns-repeated="4"/>
          <table:table-cell table:formula="of:= [.E5] * 0.07" office:value-type="float" office:value="0" calcext:value-type="float">
            <text:p>.00</text:p>
          </table:table-cell>
          <table:table-cell table:formula="of:= [.E5] + [.F5]" office:value-type="float" office:value="0" calcext:value-type="float">
            <text:p>.00</text:p>
          </table:table-cell>
          <table:table-cell/>
          <table:table-cell table:style-name="ce151"/>
          <table:table-cell table:style-name="Default"/>
          <table:table-cell table:number-columns-repeated="1013"/>
        </table:table-row>
        <table:table-row table:style-name="ro5">
          <table:table-cell table:formula="of:= IF(       OR( AND( ISBLANK([.B6]);  ISBLANK([.C6]);  ISBLANK(#REF!);  ISBLANK([.D6]);  ISBLANK([.E6])); [.A5]=0 ); 0;  [.A5] + 1 )" office:value-type="float" office:value="0" calcext:value-type="float">
            <text:p>00</text:p>
          </table:table-cell>
          <table:table-cell table:number-columns-repeated="4"/>
          <table:table-cell table:formula="of:= [.E6] * 0.07" office:value-type="float" office:value="0" calcext:value-type="float">
            <text:p>.00</text:p>
          </table:table-cell>
          <table:table-cell table:formula="of:= [.E6] + [.F6]" office:value-type="float" office:value="0" calcext:value-type="float">
            <text:p>.00</text:p>
          </table:table-cell>
          <table:table-cell/>
          <table:table-cell table:style-name="ce151"/>
          <table:table-cell table:style-name="Default"/>
          <table:table-cell table:number-columns-repeated="1013"/>
        </table:table-row>
        <table:table-row table:style-name="ro5">
          <table:table-cell table:formula="of:= IF(       OR( AND( ISBLANK([.B7]);  ISBLANK([.C7]);  ISBLANK(#REF!);  ISBLANK([.D7]);  ISBLANK([.E7])); [.A6]=0 ); 0;  [.A6] + 1 )" office:value-type="float" office:value="0" calcext:value-type="float">
            <text:p>00</text:p>
          </table:table-cell>
          <table:table-cell table:number-columns-repeated="4"/>
          <table:table-cell table:formula="of:= [.E7] * 0.07" office:value-type="float" office:value="0" calcext:value-type="float">
            <text:p>.00</text:p>
          </table:table-cell>
          <table:table-cell table:formula="of:= [.E7] + [.F7]" office:value-type="float" office:value="0" calcext:value-type="float">
            <text:p>.00</text:p>
          </table:table-cell>
          <table:table-cell table:number-columns-repeated="2"/>
          <table:table-cell table:style-name="ce155">
            <draw:control table:end-cell-address="foo_outputTaxTemplate.J7" table:end-x="2.257cm" table:end-y="0.599cm" draw:z-index="0" draw:style-name="gr1" draw:text-style-name="P6" svg:width="2.257cm" svg:height="0.668cm" svg:x="0cm" svg:y="-0.069cm" draw:control="control10"/>
          </table:table-cell>
          <table:table-cell table:number-columns-repeated="1013"/>
        </table:table-row>
        <table:table-row table:style-name="ro5">
          <table:table-cell table:formula="of:= IF(       OR( AND( ISBLANK([.B8]);  ISBLANK([.C8]);  ISBLANK(#REF!);  ISBLANK([.D8]);  ISBLANK([.E8])); [.A7]=0 ); 0;  [.A7] + 1 )" office:value-type="float" office:value="0" calcext:value-type="float">
            <text:p>00</text:p>
          </table:table-cell>
          <table:table-cell table:number-columns-repeated="4"/>
          <table:table-cell table:formula="of:= [.E8] * 0.07" office:value-type="float" office:value="0" calcext:value-type="float">
            <text:p>.00</text:p>
          </table:table-cell>
          <table:table-cell table:formula="of:= [.E8] + [.F8]" office:value-type="float" office:value="0" calcext:value-type="float">
            <text:p>.00</text:p>
          </table:table-cell>
          <table:table-cell table:number-columns-repeated="2"/>
          <table:table-cell table:style-name="ce156" office:value-type="string" calcext:value-type="string">
            <text:p>ผู้กรอกข้อมูล</text:p>
          </table:table-cell>
          <table:table-cell table:number-columns-repeated="1013"/>
        </table:table-row>
        <table:table-row table:style-name="ro5">
          <table:table-cell table:formula="of:= IF(       OR( AND( ISBLANK([.B9]);  ISBLANK([.C9]);  ISBLANK(#REF!);  ISBLANK([.D9]);  ISBLANK([.E9])); [.A8]=0 ); 0;  [.A8] + 1 )" office:value-type="float" office:value="0" calcext:value-type="float">
            <text:p>00</text:p>
          </table:table-cell>
          <table:table-cell table:number-columns-repeated="4"/>
          <table:table-cell table:formula="of:= [.E9] * 0.07" office:value-type="float" office:value="0" calcext:value-type="float">
            <text:p>.00</text:p>
          </table:table-cell>
          <table:table-cell table:formula="of:= [.E9] + [.F9]" office:value-type="float" office:value="0" calcext:value-type="float">
            <text:p>.00</text:p>
          </table:table-cell>
          <table:table-cell table:number-columns-repeated="2"/>
          <table:table-cell table:style-name="ce32"/>
          <table:table-cell table:number-columns-repeated="1013"/>
        </table:table-row>
        <table:table-row table:style-name="ro5">
          <table:table-cell table:formula="of:= IF(       OR( AND( ISBLANK([.B10]);  ISBLANK([.C10]);  ISBLANK(#REF!);  ISBLANK([.D10]);  ISBLANK([.E10])); [.A9]=0 ); 0;  [.A9] + 1 )" office:value-type="float" office:value="0" calcext:value-type="float">
            <text:p>00</text:p>
          </table:table-cell>
          <table:table-cell table:number-columns-repeated="4"/>
          <table:table-cell table:formula="of:= [.E10] * 0.07" office:value-type="float" office:value="0" calcext:value-type="float">
            <text:p>.00</text:p>
          </table:table-cell>
          <table:table-cell table:formula="of:= [.E10] + [.F10]" office:value-type="float" office:value="0" calcext:value-type="float">
            <text:p>.00</text:p>
          </table:table-cell>
          <table:table-cell table:number-columns-repeated="2"/>
          <table:table-cell table:style-name="ce32"/>
          <table:table-cell table:number-columns-repeated="1013"/>
        </table:table-row>
        <table:table-row table:style-name="ro5">
          <table:table-cell table:formula="of:= IF(       OR( AND( ISBLANK([.B11]);  ISBLANK([.C11]);  ISBLANK(#REF!);  ISBLANK([.D11]);  ISBLANK([.E11])); [.A10]=0 ); 0;  [.A10] + 1 )" office:value-type="float" office:value="0" calcext:value-type="float">
            <text:p>00</text:p>
          </table:table-cell>
          <table:table-cell table:number-columns-repeated="4"/>
          <table:table-cell table:formula="of:= [.E11] * 0.07" office:value-type="float" office:value="0" calcext:value-type="float">
            <text:p>.00</text:p>
          </table:table-cell>
          <table:table-cell table:formula="of:= [.E11] + [.F11]" office:value-type="float" office:value="0" calcext:value-type="float">
            <text:p>.00</text:p>
          </table:table-cell>
          <table:table-cell/>
          <table:table-cell table:style-name="ce151"/>
          <table:table-cell table:style-name="ce155">
            <draw:control table:end-cell-address="foo_outputTaxTemplate.J11" table:end-x="2.257cm" table:end-y="0.6cm" draw:z-index="1" draw:style-name="gr1" draw:text-style-name="P6" svg:width="2.257cm" svg:height="0.659cm" svg:x="0cm" svg:y="-0.06cm" draw:control="control11"/>
          </table:table-cell>
          <table:table-cell table:number-columns-repeated="1013"/>
        </table:table-row>
        <table:table-row table:style-name="ro5">
          <table:table-cell table:formula="of:= IF(       OR( AND( ISBLANK([.B12]);  ISBLANK([.C12]);  ISBLANK(#REF!);  ISBLANK([.D12]);  ISBLANK([.E12])); [.A11]=0 ); 0;  [.A11] + 1 )" office:value-type="float" office:value="0" calcext:value-type="float">
            <text:p>00</text:p>
          </table:table-cell>
          <table:table-cell table:number-columns-repeated="4"/>
          <table:table-cell table:formula="of:= [.E12] * 0.07" office:value-type="float" office:value="0" calcext:value-type="float">
            <text:p>.00</text:p>
          </table:table-cell>
          <table:table-cell table:formula="of:= [.E12] + [.F12]" office:value-type="float" office:value="0" calcext:value-type="float">
            <text:p>.00</text:p>
          </table:table-cell>
          <table:table-cell table:number-columns-repeated="2"/>
          <table:table-cell table:style-name="ce156" office:value-type="string" calcext:value-type="string">
            <text:p>ผู้ตรวจสอบ</text:p>
          </table:table-cell>
          <table:table-cell table:number-columns-repeated="1013"/>
        </table:table-row>
        <table:table-row table:style-name="ro5">
          <table:table-cell table:formula="of:= IF(       OR( AND( ISBLANK([.B13]);  ISBLANK([.C13]);  ISBLANK(#REF!);  ISBLANK([.D13]);  ISBLANK([.E13])); [.A12]=0 ); 0;  [.A12] + 1 )" office:value-type="float" office:value="0" calcext:value-type="float">
            <text:p>00</text:p>
          </table:table-cell>
          <table:table-cell table:number-columns-repeated="4"/>
          <table:table-cell table:formula="of:= [.E13] * 0.07" office:value-type="float" office:value="0" calcext:value-type="float">
            <text:p>.00</text:p>
          </table:table-cell>
          <table:table-cell table:formula="of:= [.E13] + [.F13]" office:value-type="float" office:value="0" calcext:value-type="float">
            <text:p>.00</text:p>
          </table:table-cell>
          <table:table-cell table:number-columns-repeated="2"/>
          <table:table-cell table:style-name="Default"/>
          <table:table-cell table:number-columns-repeated="1013"/>
        </table:table-row>
        <table:table-row table:style-name="ro5">
          <table:table-cell table:formula="of:= IF(       OR( AND( ISBLANK([.B14]);  ISBLANK([.C14]);  ISBLANK(#REF!);  ISBLANK([.D14]);  ISBLANK([.E14])); [.A13]=0 ); 0;  [.A13] + 1 )" office:value-type="float" office:value="0" calcext:value-type="float">
            <text:p>00</text:p>
          </table:table-cell>
          <table:table-cell table:number-columns-repeated="4"/>
          <table:table-cell table:formula="of:= [.E14] * 0.07" office:value-type="float" office:value="0" calcext:value-type="float">
            <text:p>.00</text:p>
          </table:table-cell>
          <table:table-cell table:formula="of:= [.E14] + [.F14]" office:value-type="float" office:value="0" calcext:value-type="float">
            <text:p>.00</text:p>
          </table:table-cell>
          <table:table-cell table:number-columns-repeated="1016"/>
        </table:table-row>
        <table:table-row table:style-name="ro5">
          <table:table-cell table:formula="of:= IF(       OR( AND( ISBLANK([.B15]);  ISBLANK([.C15]);  ISBLANK(#REF!);  ISBLANK([.D15]);  ISBLANK([.E15])); [.A14]=0 ); 0;  [.A14] + 1 )" office:value-type="float" office:value="0" calcext:value-type="float">
            <text:p>00</text:p>
          </table:table-cell>
          <table:table-cell table:number-columns-repeated="4"/>
          <table:table-cell table:formula="of:= [.E15] * 0.07" office:value-type="float" office:value="0" calcext:value-type="float">
            <text:p>.00</text:p>
          </table:table-cell>
          <table:table-cell table:formula="of:= [.E15] + [.F15]" office:value-type="float" office:value="0" calcext:value-type="float">
            <text:p>.00</text:p>
          </table:table-cell>
          <table:table-cell table:number-columns-repeated="1016"/>
        </table:table-row>
        <table:table-row table:style-name="ro5">
          <table:table-cell table:formula="of:= IF(       OR( AND( ISBLANK([.B16]);  ISBLANK([.C16]);  ISBLANK(#REF!);  ISBLANK([.D16]);  ISBLANK([.E16])); [.A15]=0 ); 0;  [.A15] + 1 )" office:value-type="float" office:value="0" calcext:value-type="float">
            <text:p>00</text:p>
          </table:table-cell>
          <table:table-cell table:number-columns-repeated="4"/>
          <table:table-cell table:formula="of:= [.E16] * 0.07" office:value-type="float" office:value="0" calcext:value-type="float">
            <text:p>.00</text:p>
          </table:table-cell>
          <table:table-cell table:formula="of:= [.E16] + [.F16]" office:value-type="float" office:value="0" calcext:value-type="float">
            <text:p>.00</text:p>
          </table:table-cell>
          <table:table-cell table:number-columns-repeated="1016"/>
        </table:table-row>
        <table:table-row table:style-name="ro5">
          <table:table-cell table:formula="of:= IF(       OR( AND( ISBLANK([.B17]);  ISBLANK([.C17]);  ISBLANK(#REF!);  ISBLANK([.D17]);  ISBLANK([.E17])); [.A16]=0 ); 0;  [.A16] + 1 )" office:value-type="float" office:value="0" calcext:value-type="float">
            <text:p>00</text:p>
          </table:table-cell>
          <table:table-cell table:number-columns-repeated="4"/>
          <table:table-cell table:formula="of:= [.E17] * 0.07" office:value-type="float" office:value="0" calcext:value-type="float">
            <text:p>.00</text:p>
          </table:table-cell>
          <table:table-cell table:formula="of:= [.E17] + [.F17]" office:value-type="float" office:value="0" calcext:value-type="float">
            <text:p>.00</text:p>
          </table:table-cell>
          <table:table-cell table:number-columns-repeated="3"/>
          <table:table-cell table:style-name="ce158"/>
          <table:table-cell table:number-columns-repeated="1012"/>
        </table:table-row>
        <table:table-row table:style-name="ro5">
          <table:table-cell table:formula="of:= IF(       OR( AND( ISBLANK([.B18]);  ISBLANK([.C18]);  ISBLANK(#REF!);  ISBLANK([.D18]);  ISBLANK([.E18])); [.A17]=0 ); 0;  [.A17] + 1 )" office:value-type="float" office:value="0" calcext:value-type="float">
            <text:p>00</text:p>
          </table:table-cell>
          <table:table-cell table:number-columns-repeated="4"/>
          <table:table-cell table:formula="of:= [.E18] * 0.07" office:value-type="float" office:value="0" calcext:value-type="float">
            <text:p>.00</text:p>
          </table:table-cell>
          <table:table-cell table:formula="of:= [.E18] + [.F18]" office:value-type="float" office:value="0" calcext:value-type="float">
            <text:p>.00</text:p>
          </table:table-cell>
          <table:table-cell table:number-columns-repeated="1016"/>
        </table:table-row>
        <table:table-row table:style-name="ro5">
          <table:table-cell table:formula="of:= IF(       OR( AND( ISBLANK([.B19]);  ISBLANK([.C19]);  ISBLANK(#REF!);  ISBLANK([.D19]);  ISBLANK([.E19])); [.A18]=0 ); 0;  [.A18] + 1 )" office:value-type="float" office:value="0" calcext:value-type="float">
            <text:p>00</text:p>
          </table:table-cell>
          <table:table-cell table:number-columns-repeated="4"/>
          <table:table-cell table:formula="of:= [.E19] * 0.07" office:value-type="float" office:value="0" calcext:value-type="float">
            <text:p>.00</text:p>
          </table:table-cell>
          <table:table-cell table:formula="of:= [.E19] + [.F19]" office:value-type="float" office:value="0" calcext:value-type="float">
            <text:p>.00</text:p>
          </table:table-cell>
          <table:table-cell table:number-columns-repeated="1016"/>
        </table:table-row>
        <table:table-row table:style-name="ro5">
          <table:table-cell table:formula="of:= IF(       OR( AND( ISBLANK([.B20]);  ISBLANK([.C20]);  ISBLANK(#REF!);  ISBLANK([.D20]);  ISBLANK([.E20])); [.A19]=0 ); 0;  [.A19] + 1 )" office:value-type="float" office:value="0" calcext:value-type="float">
            <text:p>00</text:p>
          </table:table-cell>
          <table:table-cell table:number-columns-repeated="4"/>
          <table:table-cell table:formula="of:= [.E20] * 0.07" office:value-type="float" office:value="0" calcext:value-type="float">
            <text:p>.00</text:p>
          </table:table-cell>
          <table:table-cell table:formula="of:= [.E20] + [.F20]" office:value-type="float" office:value="0" calcext:value-type="float">
            <text:p>.00</text:p>
          </table:table-cell>
          <table:table-cell table:number-columns-repeated="1016"/>
        </table:table-row>
        <table:table-row table:style-name="ro5">
          <table:table-cell table:formula="of:= IF(       OR( AND( ISBLANK([.B21]);  ISBLANK([.C21]);  ISBLANK(#REF!);  ISBLANK([.D21]);  ISBLANK([.E21])); [.A20]=0 ); 0;  [.A20] + 1 )" office:value-type="float" office:value="0" calcext:value-type="float">
            <text:p>00</text:p>
          </table:table-cell>
          <table:table-cell table:number-columns-repeated="4"/>
          <table:table-cell table:formula="of:= [.E21] * 0.07" office:value-type="float" office:value="0" calcext:value-type="float">
            <text:p>.00</text:p>
          </table:table-cell>
          <table:table-cell table:formula="of:= [.E21] + [.F21]" office:value-type="float" office:value="0" calcext:value-type="float">
            <text:p>.00</text:p>
          </table:table-cell>
          <table:table-cell table:number-columns-repeated="1016"/>
        </table:table-row>
        <table:table-row table:style-name="ro5">
          <table:table-cell table:formula="of:= IF(       OR( AND( ISBLANK([.B22]);  ISBLANK([.C22]);  ISBLANK(#REF!);  ISBLANK([.D22]);  ISBLANK([.E22])); [.A21]=0 ); 0;  [.A21] + 1 )" office:value-type="float" office:value="0" calcext:value-type="float">
            <text:p>00</text:p>
          </table:table-cell>
          <table:table-cell table:number-columns-repeated="4"/>
          <table:table-cell table:formula="of:= [.E22] * 0.07" office:value-type="float" office:value="0" calcext:value-type="float">
            <text:p>.00</text:p>
          </table:table-cell>
          <table:table-cell table:formula="of:= [.E22] + [.F22]" office:value-type="float" office:value="0" calcext:value-type="float">
            <text:p>.00</text:p>
          </table:table-cell>
          <table:table-cell table:number-columns-repeated="1016"/>
        </table:table-row>
        <table:table-row table:style-name="ro5">
          <table:table-cell table:formula="of:= IF(       OR( AND( ISBLANK([.B23]);  ISBLANK([.C23]);  ISBLANK(#REF!);  ISBLANK([.D23]);  ISBLANK([.E23])); [.A22]=0 ); 0;  [.A22] + 1 )" office:value-type="float" office:value="0" calcext:value-type="float">
            <text:p>00</text:p>
          </table:table-cell>
          <table:table-cell table:number-columns-repeated="4"/>
          <table:table-cell table:formula="of:= [.E23] * 0.07" office:value-type="float" office:value="0" calcext:value-type="float">
            <text:p>.00</text:p>
          </table:table-cell>
          <table:table-cell table:formula="of:= [.E23] + [.F23]" office:value-type="float" office:value="0" calcext:value-type="float">
            <text:p>.00</text:p>
          </table:table-cell>
          <table:table-cell table:number-columns-repeated="1016"/>
        </table:table-row>
        <table:table-row table:style-name="ro5">
          <table:table-cell table:formula="of:= IF(       OR( AND( ISBLANK([.B24]);  ISBLANK([.C24]);  ISBLANK(#REF!);  ISBLANK([.D24]);  ISBLANK([.E24])); [.A23]=0 ); 0;  [.A23] + 1 )" office:value-type="float" office:value="0" calcext:value-type="float">
            <text:p>00</text:p>
          </table:table-cell>
          <table:table-cell table:number-columns-repeated="4"/>
          <table:table-cell table:formula="of:= [.E24] * 0.07" office:value-type="float" office:value="0" calcext:value-type="float">
            <text:p>.00</text:p>
          </table:table-cell>
          <table:table-cell table:formula="of:= [.E24] + [.F24]" office:value-type="float" office:value="0" calcext:value-type="float">
            <text:p>.00</text:p>
          </table:table-cell>
          <table:table-cell table:number-columns-repeated="1016"/>
        </table:table-row>
        <table:table-row table:style-name="ro5">
          <table:table-cell table:formula="of:= IF(       OR( AND( ISBLANK([.B25]);  ISBLANK([.C25]);  ISBLANK(#REF!);  ISBLANK([.D25]);  ISBLANK([.E25])); [.A24]=0 ); 0;  [.A24] + 1 )" office:value-type="float" office:value="0" calcext:value-type="float">
            <text:p>00</text:p>
          </table:table-cell>
          <table:table-cell table:number-columns-repeated="4"/>
          <table:table-cell table:formula="of:= [.E25] * 0.07" office:value-type="float" office:value="0" calcext:value-type="float">
            <text:p>.00</text:p>
          </table:table-cell>
          <table:table-cell table:formula="of:= [.E25] + [.F25]" office:value-type="float" office:value="0" calcext:value-type="float">
            <text:p>.00</text:p>
          </table:table-cell>
          <table:table-cell table:number-columns-repeated="1016"/>
        </table:table-row>
        <table:table-row table:style-name="ro5">
          <table:table-cell table:formula="of:= IF(       OR( AND( ISBLANK([.B26]);  ISBLANK([.C26]);  ISBLANK(#REF!);  ISBLANK([.D26]);  ISBLANK([.E26])); [.A25]=0 ); 0;  [.A25] + 1 )" office:value-type="float" office:value="0" calcext:value-type="float">
            <text:p>00</text:p>
          </table:table-cell>
          <table:table-cell table:number-columns-repeated="4"/>
          <table:table-cell table:formula="of:= [.E26] * 0.07" office:value-type="float" office:value="0" calcext:value-type="float">
            <text:p>.00</text:p>
          </table:table-cell>
          <table:table-cell table:formula="of:= [.E26] + [.F26]" office:value-type="float" office:value="0" calcext:value-type="float">
            <text:p>.00</text:p>
          </table:table-cell>
          <table:table-cell table:number-columns-repeated="1016"/>
        </table:table-row>
        <table:table-row table:style-name="ro5">
          <table:table-cell table:formula="of:= IF(       OR( AND( ISBLANK([.B27]);  ISBLANK([.C27]);  ISBLANK(#REF!);  ISBLANK([.D27]);  ISBLANK([.E27])); [.A26]=0 ); 0;  [.A26] + 1 )" office:value-type="float" office:value="0" calcext:value-type="float">
            <text:p>00</text:p>
          </table:table-cell>
          <table:table-cell table:number-columns-repeated="4"/>
          <table:table-cell table:formula="of:= [.E27] * 0.07" office:value-type="float" office:value="0" calcext:value-type="float">
            <text:p>.00</text:p>
          </table:table-cell>
          <table:table-cell table:formula="of:= [.E27] + [.F27]" office:value-type="float" office:value="0" calcext:value-type="float">
            <text:p>.00</text:p>
          </table:table-cell>
          <table:table-cell table:number-columns-repeated="1016"/>
        </table:table-row>
        <table:table-row table:style-name="ro5">
          <table:table-cell table:formula="of:= IF(       OR( AND( ISBLANK([.B28]);  ISBLANK([.C28]);  ISBLANK(#REF!);  ISBLANK([.D28]);  ISBLANK([.E28])); [.A27]=0 ); 0;  [.A27] + 1 )" office:value-type="float" office:value="0" calcext:value-type="float">
            <text:p>00</text:p>
          </table:table-cell>
          <table:table-cell table:number-columns-repeated="4"/>
          <table:table-cell table:formula="of:= [.E28] * 0.07" office:value-type="float" office:value="0" calcext:value-type="float">
            <text:p>.00</text:p>
          </table:table-cell>
          <table:table-cell table:formula="of:= [.E28] + [.F28]" office:value-type="float" office:value="0" calcext:value-type="float">
            <text:p>.00</text:p>
          </table:table-cell>
          <table:table-cell table:number-columns-repeated="1016"/>
        </table:table-row>
        <table:table-row table:style-name="ro5">
          <table:table-cell table:formula="of:= IF(       OR( AND( ISBLANK([.B29]);  ISBLANK([.C29]);  ISBLANK(#REF!);  ISBLANK([.D29]);  ISBLANK([.E29])); [.A28]=0 ); 0;  [.A28] + 1 )" office:value-type="float" office:value="0" calcext:value-type="float">
            <text:p>00</text:p>
          </table:table-cell>
          <table:table-cell table:number-columns-repeated="4"/>
          <table:table-cell table:formula="of:= [.E29] * 0.07" office:value-type="float" office:value="0" calcext:value-type="float">
            <text:p>.00</text:p>
          </table:table-cell>
          <table:table-cell table:formula="of:= [.E29] + [.F29]" office:value-type="float" office:value="0" calcext:value-type="float">
            <text:p>.00</text:p>
          </table:table-cell>
          <table:table-cell table:number-columns-repeated="1016"/>
        </table:table-row>
        <table:table-row table:style-name="ro5">
          <table:table-cell table:formula="of:= IF(       OR( AND( ISBLANK([.B30]);  ISBLANK([.C30]);  ISBLANK(#REF!);  ISBLANK([.D30]);  ISBLANK([.E30])); [.A29]=0 ); 0;  [.A29] + 1 )" office:value-type="float" office:value="0" calcext:value-type="float">
            <text:p>00</text:p>
          </table:table-cell>
          <table:table-cell table:number-columns-repeated="4"/>
          <table:table-cell table:formula="of:= [.E30] * 0.07" office:value-type="float" office:value="0" calcext:value-type="float">
            <text:p>.00</text:p>
          </table:table-cell>
          <table:table-cell table:formula="of:= [.E30] + [.F30]" office:value-type="float" office:value="0" calcext:value-type="float">
            <text:p>.00</text:p>
          </table:table-cell>
          <table:table-cell table:number-columns-repeated="1016"/>
        </table:table-row>
        <table:table-row table:style-name="ro5">
          <table:table-cell table:formula="of:= IF(       OR( AND( ISBLANK([.B31]);  ISBLANK([.C31]);  ISBLANK(#REF!);  ISBLANK([.D31]);  ISBLANK([.E31])); [.A30]=0 ); 0;  [.A30] + 1 )" office:value-type="float" office:value="0" calcext:value-type="float">
            <text:p>00</text:p>
          </table:table-cell>
          <table:table-cell table:number-columns-repeated="4"/>
          <table:table-cell table:formula="of:= [.E31] * 0.07" office:value-type="float" office:value="0" calcext:value-type="float">
            <text:p>.00</text:p>
          </table:table-cell>
          <table:table-cell table:formula="of:= [.E31] + [.F31]" office:value-type="float" office:value="0" calcext:value-type="float">
            <text:p>.00</text:p>
          </table:table-cell>
          <table:table-cell table:number-columns-repeated="1016"/>
        </table:table-row>
        <table:table-row table:style-name="ro5">
          <table:table-cell table:formula="of:= IF(       OR( AND( ISBLANK([.B32]);  ISBLANK([.C32]);  ISBLANK(#REF!);  ISBLANK([.D32]);  ISBLANK([.E32])); [.A31]=0 ); 0;  [.A31] + 1 )" office:value-type="float" office:value="0" calcext:value-type="float">
            <text:p>00</text:p>
          </table:table-cell>
          <table:table-cell table:number-columns-repeated="4"/>
          <table:table-cell table:formula="of:= [.E32] * 0.07" office:value-type="float" office:value="0" calcext:value-type="float">
            <text:p>.00</text:p>
          </table:table-cell>
          <table:table-cell table:formula="of:= [.E32] + [.F32]" office:value-type="float" office:value="0" calcext:value-type="float">
            <text:p>.00</text:p>
          </table:table-cell>
          <table:table-cell table:number-columns-repeated="1016"/>
        </table:table-row>
        <table:table-row table:style-name="ro5">
          <table:table-cell table:formula="of:= IF(       OR( AND( ISBLANK([.B33]);  ISBLANK([.C33]);  ISBLANK(#REF!);  ISBLANK([.D33]);  ISBLANK([.E33])); [.A32]=0 ); 0;  [.A32] + 1 )" office:value-type="float" office:value="0" calcext:value-type="float">
            <text:p>00</text:p>
          </table:table-cell>
          <table:table-cell table:number-columns-repeated="4"/>
          <table:table-cell table:formula="of:= [.E33] * 0.07" office:value-type="float" office:value="0" calcext:value-type="float">
            <text:p>.00</text:p>
          </table:table-cell>
          <table:table-cell table:formula="of:= [.E33] + [.F33]" office:value-type="float" office:value="0" calcext:value-type="float">
            <text:p>.00</text:p>
          </table:table-cell>
          <table:table-cell table:number-columns-repeated="1016"/>
        </table:table-row>
        <table:table-row table:style-name="ro5">
          <table:table-cell table:formula="of:= IF(       OR( AND( ISBLANK([.B34]);  ISBLANK([.C34]);  ISBLANK(#REF!);  ISBLANK([.D34]);  ISBLANK([.E34])); [.A33]=0 ); 0;  [.A33] + 1 )" office:value-type="float" office:value="0" calcext:value-type="float">
            <text:p>00</text:p>
          </table:table-cell>
          <table:table-cell table:number-columns-repeated="4"/>
          <table:table-cell table:formula="of:= [.E34] * 0.07" office:value-type="float" office:value="0" calcext:value-type="float">
            <text:p>.00</text:p>
          </table:table-cell>
          <table:table-cell table:formula="of:= [.E34] + [.F34]" office:value-type="float" office:value="0" calcext:value-type="float">
            <text:p>.00</text:p>
          </table:table-cell>
          <table:table-cell table:number-columns-repeated="1016"/>
        </table:table-row>
        <table:table-row table:style-name="ro5">
          <table:table-cell table:formula="of:= IF(       OR( AND( ISBLANK([.B35]);  ISBLANK([.C35]);  ISBLANK(#REF!);  ISBLANK([.D35]);  ISBLANK([.E35])); [.A34]=0 ); 0;  [.A34] + 1 )" office:value-type="float" office:value="0" calcext:value-type="float">
            <text:p>00</text:p>
          </table:table-cell>
          <table:table-cell table:number-columns-repeated="4"/>
          <table:table-cell table:formula="of:= [.E35] * 0.07" office:value-type="float" office:value="0" calcext:value-type="float">
            <text:p>.00</text:p>
          </table:table-cell>
          <table:table-cell table:formula="of:= [.E35] + [.F35]" office:value-type="float" office:value="0" calcext:value-type="float">
            <text:p>.00</text:p>
          </table:table-cell>
          <table:table-cell table:number-columns-repeated="1016"/>
        </table:table-row>
        <table:table-row table:style-name="ro5">
          <table:table-cell table:formula="of:= IF(       OR( AND( ISBLANK([.B36]);  ISBLANK([.C36]);  ISBLANK(#REF!);  ISBLANK([.D36]);  ISBLANK([.E36])); [.A35]=0 ); 0;  [.A35] + 1 )" office:value-type="float" office:value="0" calcext:value-type="float">
            <text:p>00</text:p>
          </table:table-cell>
          <table:table-cell table:number-columns-repeated="4"/>
          <table:table-cell table:formula="of:= [.E36] * 0.07" office:value-type="float" office:value="0" calcext:value-type="float">
            <text:p>.00</text:p>
          </table:table-cell>
          <table:table-cell table:formula="of:= [.E36] + [.F36]" office:value-type="float" office:value="0" calcext:value-type="float">
            <text:p>.00</text:p>
          </table:table-cell>
          <table:table-cell table:number-columns-repeated="1016"/>
        </table:table-row>
        <table:table-row table:style-name="ro5">
          <table:table-cell table:formula="of:= IF(       OR( AND( ISBLANK([.B37]);  ISBLANK([.C37]);  ISBLANK(#REF!);  ISBLANK([.D37]);  ISBLANK([.E37])); [.A36]=0 ); 0;  [.A36] + 1 )" office:value-type="float" office:value="0" calcext:value-type="float">
            <text:p>00</text:p>
          </table:table-cell>
          <table:table-cell table:number-columns-repeated="4"/>
          <table:table-cell table:formula="of:= [.E37] * 0.07" office:value-type="float" office:value="0" calcext:value-type="float">
            <text:p>.00</text:p>
          </table:table-cell>
          <table:table-cell table:formula="of:= [.E37] + [.F37]" office:value-type="float" office:value="0" calcext:value-type="float">
            <text:p>.00</text:p>
          </table:table-cell>
          <table:table-cell table:number-columns-repeated="1016"/>
        </table:table-row>
        <table:table-row table:style-name="ro5">
          <table:table-cell table:formula="of:= IF(       OR( AND( ISBLANK([.B38]);  ISBLANK([.C38]);  ISBLANK(#REF!);  ISBLANK([.D38]);  ISBLANK([.E38])); [.A37]=0 ); 0;  [.A37] + 1 )" office:value-type="float" office:value="0" calcext:value-type="float">
            <text:p>00</text:p>
          </table:table-cell>
          <table:table-cell table:number-columns-repeated="4"/>
          <table:table-cell table:formula="of:= [.E38] * 0.07" office:value-type="float" office:value="0" calcext:value-type="float">
            <text:p>.00</text:p>
          </table:table-cell>
          <table:table-cell table:formula="of:= [.E38] + [.F38]" office:value-type="float" office:value="0" calcext:value-type="float">
            <text:p>.00</text:p>
          </table:table-cell>
          <table:table-cell table:number-columns-repeated="1016"/>
        </table:table-row>
        <table:table-row table:style-name="ro5">
          <table:table-cell table:formula="of:= IF(       OR( AND( ISBLANK([.B39]);  ISBLANK([.C39]);  ISBLANK(#REF!);  ISBLANK([.D39]);  ISBLANK([.E39])); [.A38]=0 ); 0;  [.A38] + 1 )" office:value-type="float" office:value="0" calcext:value-type="float">
            <text:p>00</text:p>
          </table:table-cell>
          <table:table-cell table:number-columns-repeated="4"/>
          <table:table-cell table:formula="of:= [.E39] * 0.07" office:value-type="float" office:value="0" calcext:value-type="float">
            <text:p>.00</text:p>
          </table:table-cell>
          <table:table-cell table:formula="of:= [.E39] + [.F39]" office:value-type="float" office:value="0" calcext:value-type="float">
            <text:p>.00</text:p>
          </table:table-cell>
          <table:table-cell table:number-columns-repeated="1016"/>
        </table:table-row>
        <table:table-row table:style-name="ro5">
          <table:table-cell table:formula="of:= IF(       OR( AND( ISBLANK([.B40]);  ISBLANK([.C40]);  ISBLANK(#REF!);  ISBLANK([.D40]);  ISBLANK([.E40])); [.A39]=0 ); 0;  [.A39] + 1 )" office:value-type="float" office:value="0" calcext:value-type="float">
            <text:p>00</text:p>
          </table:table-cell>
          <table:table-cell table:number-columns-repeated="4"/>
          <table:table-cell table:formula="of:= [.E40] * 0.07" office:value-type="float" office:value="0" calcext:value-type="float">
            <text:p>.00</text:p>
          </table:table-cell>
          <table:table-cell table:formula="of:= [.E40] + [.F40]" office:value-type="float" office:value="0" calcext:value-type="float">
            <text:p>.00</text:p>
          </table:table-cell>
          <table:table-cell table:number-columns-repeated="1016"/>
        </table:table-row>
        <table:table-row table:style-name="ro5">
          <table:table-cell table:formula="of:= IF(       OR( AND( ISBLANK([.B41]);  ISBLANK([.C41]);  ISBLANK(#REF!);  ISBLANK([.D41]);  ISBLANK([.E41])); [.A40]=0 ); 0;  [.A40] + 1 )" office:value-type="float" office:value="0" calcext:value-type="float">
            <text:p>00</text:p>
          </table:table-cell>
          <table:table-cell table:number-columns-repeated="4"/>
          <table:table-cell table:formula="of:= [.E41] * 0.07" office:value-type="float" office:value="0" calcext:value-type="float">
            <text:p>.00</text:p>
          </table:table-cell>
          <table:table-cell table:formula="of:= [.E41] + [.F41]" office:value-type="float" office:value="0" calcext:value-type="float">
            <text:p>.00</text:p>
          </table:table-cell>
          <table:table-cell table:number-columns-repeated="1016"/>
        </table:table-row>
        <table:table-row table:style-name="ro5">
          <table:table-cell table:formula="of:= IF(       OR( AND( ISBLANK([.B42]);  ISBLANK([.C42]);  ISBLANK(#REF!);  ISBLANK([.D42]);  ISBLANK([.E42])); [.A41]=0 ); 0;  [.A41] + 1 )" office:value-type="float" office:value="0" calcext:value-type="float">
            <text:p>00</text:p>
          </table:table-cell>
          <table:table-cell table:number-columns-repeated="4"/>
          <table:table-cell table:formula="of:= [.E42] * 0.07" office:value-type="float" office:value="0" calcext:value-type="float">
            <text:p>.00</text:p>
          </table:table-cell>
          <table:table-cell table:formula="of:= [.E42] + [.F42]" office:value-type="float" office:value="0" calcext:value-type="float">
            <text:p>.00</text:p>
          </table:table-cell>
          <table:table-cell table:number-columns-repeated="1016"/>
        </table:table-row>
        <table:table-row table:style-name="ro5">
          <table:table-cell table:formula="of:= IF(       OR( AND( ISBLANK([.B43]);  ISBLANK([.C43]);  ISBLANK(#REF!);  ISBLANK([.D43]);  ISBLANK([.E43])); [.A42]=0 ); 0;  [.A42] + 1 )" office:value-type="float" office:value="0" calcext:value-type="float">
            <text:p>00</text:p>
          </table:table-cell>
          <table:table-cell table:number-columns-repeated="4"/>
          <table:table-cell table:formula="of:= [.E43] * 0.07" office:value-type="float" office:value="0" calcext:value-type="float">
            <text:p>.00</text:p>
          </table:table-cell>
          <table:table-cell table:formula="of:= [.E43] + [.F43]" office:value-type="float" office:value="0" calcext:value-type="float">
            <text:p>.00</text:p>
          </table:table-cell>
          <table:table-cell table:number-columns-repeated="1016"/>
        </table:table-row>
        <table:table-row table:style-name="ro5">
          <table:table-cell table:formula="of:= IF(       OR( AND( ISBLANK([.B44]);  ISBLANK([.C44]);  ISBLANK(#REF!);  ISBLANK([.D44]);  ISBLANK([.E44])); [.A43]=0 ); 0;  [.A43] + 1 )" office:value-type="float" office:value="0" calcext:value-type="float">
            <text:p>00</text:p>
          </table:table-cell>
          <table:table-cell table:number-columns-repeated="4"/>
          <table:table-cell table:formula="of:= [.E44] * 0.07" office:value-type="float" office:value="0" calcext:value-type="float">
            <text:p>.00</text:p>
          </table:table-cell>
          <table:table-cell table:formula="of:= [.E44] + [.F44]" office:value-type="float" office:value="0" calcext:value-type="float">
            <text:p>.00</text:p>
          </table:table-cell>
          <table:table-cell table:number-columns-repeated="1016"/>
        </table:table-row>
        <table:table-row table:style-name="ro5">
          <table:table-cell table:formula="of:= IF(       OR( AND( ISBLANK([.B45]);  ISBLANK([.C45]);  ISBLANK(#REF!);  ISBLANK([.D45]);  ISBLANK([.E45])); [.A44]=0 ); 0;  [.A44] + 1 )" office:value-type="float" office:value="0" calcext:value-type="float">
            <text:p>00</text:p>
          </table:table-cell>
          <table:table-cell table:number-columns-repeated="4"/>
          <table:table-cell table:formula="of:= [.E45] * 0.07" office:value-type="float" office:value="0" calcext:value-type="float">
            <text:p>.00</text:p>
          </table:table-cell>
          <table:table-cell table:formula="of:= [.E45] + [.F45]" office:value-type="float" office:value="0" calcext:value-type="float">
            <text:p>.00</text:p>
          </table:table-cell>
          <table:table-cell table:number-columns-repeated="1016"/>
        </table:table-row>
        <table:table-row table:style-name="ro5">
          <table:table-cell table:formula="of:= IF(       OR( AND( ISBLANK([.B46]);  ISBLANK([.C46]);  ISBLANK(#REF!);  ISBLANK([.D46]);  ISBLANK([.E46])); [.A45]=0 ); 0;  [.A45] + 1 )" office:value-type="float" office:value="0" calcext:value-type="float">
            <text:p>00</text:p>
          </table:table-cell>
          <table:table-cell table:number-columns-repeated="4"/>
          <table:table-cell table:formula="of:= [.E46] * 0.07" office:value-type="float" office:value="0" calcext:value-type="float">
            <text:p>.00</text:p>
          </table:table-cell>
          <table:table-cell table:formula="of:= [.E46] + [.F46]" office:value-type="float" office:value="0" calcext:value-type="float">
            <text:p>.00</text:p>
          </table:table-cell>
          <table:table-cell table:number-columns-repeated="1016"/>
        </table:table-row>
        <table:table-row table:style-name="ro5">
          <table:table-cell table:formula="of:= IF(       OR( AND( ISBLANK([.B47]);  ISBLANK([.C47]);  ISBLANK(#REF!);  ISBLANK([.D47]);  ISBLANK([.E47])); [.A46]=0 ); 0;  [.A46] + 1 )" office:value-type="float" office:value="0" calcext:value-type="float">
            <text:p>00</text:p>
          </table:table-cell>
          <table:table-cell table:number-columns-repeated="4"/>
          <table:table-cell table:formula="of:= [.E47] * 0.07" office:value-type="float" office:value="0" calcext:value-type="float">
            <text:p>.00</text:p>
          </table:table-cell>
          <table:table-cell table:formula="of:= [.E47] + [.F47]" office:value-type="float" office:value="0" calcext:value-type="float">
            <text:p>.00</text:p>
          </table:table-cell>
          <table:table-cell table:number-columns-repeated="1016"/>
        </table:table-row>
        <table:table-row table:style-name="ro5">
          <table:table-cell table:formula="of:= IF(       OR( AND( ISBLANK([.B48]);  ISBLANK([.C48]);  ISBLANK(#REF!);  ISBLANK([.D48]);  ISBLANK([.E48])); [.A47]=0 ); 0;  [.A47] + 1 )" office:value-type="float" office:value="0" calcext:value-type="float">
            <text:p>00</text:p>
          </table:table-cell>
          <table:table-cell table:number-columns-repeated="4"/>
          <table:table-cell table:formula="of:= [.E48] * 0.07" office:value-type="float" office:value="0" calcext:value-type="float">
            <text:p>.00</text:p>
          </table:table-cell>
          <table:table-cell table:formula="of:= [.E48] + [.F48]" office:value-type="float" office:value="0" calcext:value-type="float">
            <text:p>.00</text:p>
          </table:table-cell>
          <table:table-cell table:number-columns-repeated="1016"/>
        </table:table-row>
        <table:table-row table:style-name="ro5">
          <table:table-cell table:formula="of:= IF(       OR( AND( ISBLANK([.B49]);  ISBLANK([.C49]);  ISBLANK(#REF!);  ISBLANK([.D49]);  ISBLANK([.E49])); [.A48]=0 ); 0;  [.A48] + 1 )" office:value-type="float" office:value="0" calcext:value-type="float">
            <text:p>00</text:p>
          </table:table-cell>
          <table:table-cell table:number-columns-repeated="4"/>
          <table:table-cell table:formula="of:= [.E49] * 0.07" office:value-type="float" office:value="0" calcext:value-type="float">
            <text:p>.00</text:p>
          </table:table-cell>
          <table:table-cell table:formula="of:= [.E49] + [.F49]" office:value-type="float" office:value="0" calcext:value-type="float">
            <text:p>.00</text:p>
          </table:table-cell>
          <table:table-cell table:number-columns-repeated="1016"/>
        </table:table-row>
        <table:table-row table:style-name="ro5">
          <table:table-cell table:formula="of:= IF(       OR( AND( ISBLANK([.B50]);  ISBLANK([.C50]);  ISBLANK(#REF!);  ISBLANK([.D50]);  ISBLANK([.E50])); [.A49]=0 ); 0;  [.A49] + 1 )" office:value-type="float" office:value="0" calcext:value-type="float">
            <text:p>00</text:p>
          </table:table-cell>
          <table:table-cell table:number-columns-repeated="4"/>
          <table:table-cell table:formula="of:= [.E50] * 0.07" office:value-type="float" office:value="0" calcext:value-type="float">
            <text:p>.00</text:p>
          </table:table-cell>
          <table:table-cell table:formula="of:= [.E50] + [.F50]" office:value-type="float" office:value="0" calcext:value-type="float">
            <text:p>.00</text:p>
          </table:table-cell>
          <table:table-cell table:number-columns-repeated="1016"/>
        </table:table-row>
        <table:table-row table:style-name="ro5">
          <table:table-cell table:formula="of:= IF(       OR( AND( ISBLANK([.B51]);  ISBLANK([.C51]);  ISBLANK(#REF!);  ISBLANK([.D51]);  ISBLANK([.E51])); [.A50]=0 ); 0;  [.A50] + 1 )" office:value-type="float" office:value="0" calcext:value-type="float">
            <text:p>00</text:p>
          </table:table-cell>
          <table:table-cell table:number-columns-repeated="4"/>
          <table:table-cell table:formula="of:= [.E51] * 0.07" office:value-type="float" office:value="0" calcext:value-type="float">
            <text:p>.00</text:p>
          </table:table-cell>
          <table:table-cell table:formula="of:= [.E51] + [.F51]" office:value-type="float" office:value="0" calcext:value-type="float">
            <text:p>.00</text:p>
          </table:table-cell>
          <table:table-cell table:number-columns-repeated="1016"/>
        </table:table-row>
        <table:table-row table:style-name="ro5">
          <table:table-cell table:formula="of:= IF(       OR( AND( ISBLANK([.B52]);  ISBLANK([.C52]);  ISBLANK(#REF!);  ISBLANK([.D52]);  ISBLANK([.E52])); [.A51]=0 ); 0;  [.A51] + 1 )" office:value-type="float" office:value="0" calcext:value-type="float">
            <text:p>00</text:p>
          </table:table-cell>
          <table:table-cell table:number-columns-repeated="4"/>
          <table:table-cell table:formula="of:= [.E52] * 0.07" office:value-type="float" office:value="0" calcext:value-type="float">
            <text:p>.00</text:p>
          </table:table-cell>
          <table:table-cell table:formula="of:= [.E52] + [.F52]" office:value-type="float" office:value="0" calcext:value-type="float">
            <text:p>.00</text:p>
          </table:table-cell>
          <table:table-cell table:number-columns-repeated="1016"/>
        </table:table-row>
        <table:table-row table:style-name="ro5">
          <table:table-cell table:formula="of:= IF(       OR( AND( ISBLANK([.B53]);  ISBLANK([.C53]);  ISBLANK(#REF!);  ISBLANK([.D53]);  ISBLANK([.E53])); [.A52]=0 ); 0;  [.A52] + 1 )" office:value-type="float" office:value="0" calcext:value-type="float">
            <text:p>00</text:p>
          </table:table-cell>
          <table:table-cell table:number-columns-repeated="4"/>
          <table:table-cell table:formula="of:= [.E53] * 0.07" office:value-type="float" office:value="0" calcext:value-type="float">
            <text:p>.00</text:p>
          </table:table-cell>
          <table:table-cell table:formula="of:= [.E53] + [.F53]" office:value-type="float" office:value="0" calcext:value-type="float">
            <text:p>.00</text:p>
          </table:table-cell>
          <table:table-cell table:number-columns-repeated="1016"/>
        </table:table-row>
        <table:table-row table:style-name="ro5">
          <table:table-cell table:formula="of:= IF(       OR( AND( ISBLANK([.B54]);  ISBLANK([.C54]);  ISBLANK(#REF!);  ISBLANK([.D54]);  ISBLANK([.E54])); [.A53]=0 ); 0;  [.A53] + 1 )" office:value-type="float" office:value="0" calcext:value-type="float">
            <text:p>00</text:p>
          </table:table-cell>
          <table:table-cell table:number-columns-repeated="4"/>
          <table:table-cell table:formula="of:= [.E54] * 0.07" office:value-type="float" office:value="0" calcext:value-type="float">
            <text:p>.00</text:p>
          </table:table-cell>
          <table:table-cell table:formula="of:= [.E54] + [.F54]" office:value-type="float" office:value="0" calcext:value-type="float">
            <text:p>.00</text:p>
          </table:table-cell>
          <table:table-cell table:number-columns-repeated="1016"/>
        </table:table-row>
        <table:table-row table:style-name="ro5">
          <table:table-cell table:formula="of:= IF(       OR( AND( ISBLANK([.B55]);  ISBLANK([.C55]);  ISBLANK(#REF!);  ISBLANK([.D55]);  ISBLANK([.E55])); [.A54]=0 ); 0;  [.A54] + 1 )" office:value-type="float" office:value="0" calcext:value-type="float">
            <text:p>00</text:p>
          </table:table-cell>
          <table:table-cell table:number-columns-repeated="4"/>
          <table:table-cell table:formula="of:= [.E55] * 0.07" office:value-type="float" office:value="0" calcext:value-type="float">
            <text:p>.00</text:p>
          </table:table-cell>
          <table:table-cell table:formula="of:= [.E55] + [.F55]" office:value-type="float" office:value="0" calcext:value-type="float">
            <text:p>.00</text:p>
          </table:table-cell>
          <table:table-cell table:number-columns-repeated="1016"/>
        </table:table-row>
        <table:table-row table:style-name="ro5">
          <table:table-cell table:formula="of:= IF(       OR( AND( ISBLANK([.B56]);  ISBLANK([.C56]);  ISBLANK(#REF!);  ISBLANK([.D56]);  ISBLANK([.E56])); [.A55]=0 ); 0;  [.A55] + 1 )" office:value-type="float" office:value="0" calcext:value-type="float">
            <text:p>00</text:p>
          </table:table-cell>
          <table:table-cell table:number-columns-repeated="4"/>
          <table:table-cell table:formula="of:= [.E56] * 0.07" office:value-type="float" office:value="0" calcext:value-type="float">
            <text:p>.00</text:p>
          </table:table-cell>
          <table:table-cell table:formula="of:= [.E56] + [.F56]" office:value-type="float" office:value="0" calcext:value-type="float">
            <text:p>.00</text:p>
          </table:table-cell>
          <table:table-cell table:number-columns-repeated="1016"/>
        </table:table-row>
        <table:table-row table:style-name="ro5">
          <table:table-cell table:formula="of:= IF(       OR( AND( ISBLANK([.B57]);  ISBLANK([.C57]);  ISBLANK(#REF!);  ISBLANK([.D57]);  ISBLANK([.E57])); [.A56]=0 ); 0;  [.A56] + 1 )" office:value-type="float" office:value="0" calcext:value-type="float">
            <text:p>00</text:p>
          </table:table-cell>
          <table:table-cell table:number-columns-repeated="4"/>
          <table:table-cell table:formula="of:= [.E57] * 0.07" office:value-type="float" office:value="0" calcext:value-type="float">
            <text:p>.00</text:p>
          </table:table-cell>
          <table:table-cell table:formula="of:= [.E57] + [.F57]" office:value-type="float" office:value="0" calcext:value-type="float">
            <text:p>.00</text:p>
          </table:table-cell>
          <table:table-cell table:number-columns-repeated="1016"/>
        </table:table-row>
        <table:table-row table:style-name="ro5">
          <table:table-cell table:formula="of:= IF(       OR( AND( ISBLANK([.B58]);  ISBLANK([.C58]);  ISBLANK(#REF!);  ISBLANK([.D58]);  ISBLANK([.E58])); [.A57]=0 ); 0;  [.A57] + 1 )" office:value-type="float" office:value="0" calcext:value-type="float">
            <text:p>00</text:p>
          </table:table-cell>
          <table:table-cell table:number-columns-repeated="4"/>
          <table:table-cell table:formula="of:= [.E58] * 0.07" office:value-type="float" office:value="0" calcext:value-type="float">
            <text:p>.00</text:p>
          </table:table-cell>
          <table:table-cell table:formula="of:= [.E58] + [.F58]" office:value-type="float" office:value="0" calcext:value-type="float">
            <text:p>.00</text:p>
          </table:table-cell>
          <table:table-cell table:number-columns-repeated="1016"/>
        </table:table-row>
        <table:table-row table:style-name="ro5">
          <table:table-cell table:formula="of:= IF(       OR( AND( ISBLANK([.B59]);  ISBLANK([.C59]);  ISBLANK(#REF!);  ISBLANK([.D59]);  ISBLANK([.E59])); [.A58]=0 ); 0;  [.A58] + 1 )" office:value-type="float" office:value="0" calcext:value-type="float">
            <text:p>00</text:p>
          </table:table-cell>
          <table:table-cell table:number-columns-repeated="4"/>
          <table:table-cell table:formula="of:= [.E59] * 0.07" office:value-type="float" office:value="0" calcext:value-type="float">
            <text:p>.00</text:p>
          </table:table-cell>
          <table:table-cell table:formula="of:= [.E59] + [.F59]" office:value-type="float" office:value="0" calcext:value-type="float">
            <text:p>.00</text:p>
          </table:table-cell>
          <table:table-cell table:number-columns-repeated="1016"/>
        </table:table-row>
        <table:table-row table:style-name="ro5">
          <table:table-cell table:formula="of:= IF(       OR( AND( ISBLANK([.B60]);  ISBLANK([.C60]);  ISBLANK(#REF!);  ISBLANK([.D60]);  ISBLANK([.E60])); [.A59]=0 ); 0;  [.A59] + 1 )" office:value-type="float" office:value="0" calcext:value-type="float">
            <text:p>00</text:p>
          </table:table-cell>
          <table:table-cell table:number-columns-repeated="4"/>
          <table:table-cell table:formula="of:= [.E60] * 0.07" office:value-type="float" office:value="0" calcext:value-type="float">
            <text:p>.00</text:p>
          </table:table-cell>
          <table:table-cell table:formula="of:= [.E60] + [.F60]" office:value-type="float" office:value="0" calcext:value-type="float">
            <text:p>.00</text:p>
          </table:table-cell>
          <table:table-cell table:number-columns-repeated="1016"/>
        </table:table-row>
        <table:table-row table:style-name="ro5">
          <table:table-cell table:formula="of:= IF(       OR( AND( ISBLANK([.B61]);  ISBLANK([.C61]);  ISBLANK(#REF!);  ISBLANK([.D61]);  ISBLANK([.E61])); [.A60]=0 ); 0;  [.A60] + 1 )" office:value-type="float" office:value="0" calcext:value-type="float">
            <text:p>00</text:p>
          </table:table-cell>
          <table:table-cell table:number-columns-repeated="4"/>
          <table:table-cell table:formula="of:= [.E61] * 0.07" office:value-type="float" office:value="0" calcext:value-type="float">
            <text:p>.00</text:p>
          </table:table-cell>
          <table:table-cell table:formula="of:= [.E61] + [.F61]" office:value-type="float" office:value="0" calcext:value-type="float">
            <text:p>.00</text:p>
          </table:table-cell>
          <table:table-cell table:number-columns-repeated="1016"/>
        </table:table-row>
        <table:table-row table:style-name="ro5">
          <table:table-cell table:formula="of:= IF(       OR( AND( ISBLANK([.B62]);  ISBLANK([.C62]);  ISBLANK(#REF!);  ISBLANK([.D62]);  ISBLANK([.E62])); [.A61]=0 ); 0;  [.A61] + 1 )" office:value-type="float" office:value="0" calcext:value-type="float">
            <text:p>00</text:p>
          </table:table-cell>
          <table:table-cell table:number-columns-repeated="4"/>
          <table:table-cell table:formula="of:= [.E62] * 0.07" office:value-type="float" office:value="0" calcext:value-type="float">
            <text:p>.00</text:p>
          </table:table-cell>
          <table:table-cell table:formula="of:= [.E62] + [.F62]" office:value-type="float" office:value="0" calcext:value-type="float">
            <text:p>.00</text:p>
          </table:table-cell>
          <table:table-cell table:number-columns-repeated="1016"/>
        </table:table-row>
        <table:table-row table:style-name="ro5">
          <table:table-cell table:formula="of:= IF(       OR( AND( ISBLANK([.B63]);  ISBLANK([.C63]);  ISBLANK(#REF!);  ISBLANK([.D63]);  ISBLANK([.E63])); [.A62]=0 ); 0;  [.A62] + 1 )" office:value-type="float" office:value="0" calcext:value-type="float">
            <text:p>00</text:p>
          </table:table-cell>
          <table:table-cell table:number-columns-repeated="4"/>
          <table:table-cell table:formula="of:= [.E63] * 0.07" office:value-type="float" office:value="0" calcext:value-type="float">
            <text:p>.00</text:p>
          </table:table-cell>
          <table:table-cell table:formula="of:= [.E63] + [.F63]" office:value-type="float" office:value="0" calcext:value-type="float">
            <text:p>.00</text:p>
          </table:table-cell>
          <table:table-cell table:number-columns-repeated="1016"/>
        </table:table-row>
        <table:table-row table:style-name="ro5">
          <table:table-cell table:formula="of:= IF(       OR( AND( ISBLANK([.B64]);  ISBLANK([.C64]);  ISBLANK(#REF!);  ISBLANK([.D64]);  ISBLANK([.E64])); [.A63]=0 ); 0;  [.A63] + 1 )" office:value-type="float" office:value="0" calcext:value-type="float">
            <text:p>00</text:p>
          </table:table-cell>
          <table:table-cell table:number-columns-repeated="4"/>
          <table:table-cell table:formula="of:= [.E64] * 0.07" office:value-type="float" office:value="0" calcext:value-type="float">
            <text:p>.00</text:p>
          </table:table-cell>
          <table:table-cell table:formula="of:= [.E64] + [.F64]" office:value-type="float" office:value="0" calcext:value-type="float">
            <text:p>.00</text:p>
          </table:table-cell>
          <table:table-cell table:number-columns-repeated="1016"/>
        </table:table-row>
        <table:table-row table:style-name="ro5">
          <table:table-cell table:formula="of:= IF(       OR( AND( ISBLANK([.B65]);  ISBLANK([.C65]);  ISBLANK(#REF!);  ISBLANK([.D65]);  ISBLANK([.E65])); [.A64]=0 ); 0;  [.A64] + 1 )" office:value-type="float" office:value="0" calcext:value-type="float">
            <text:p>00</text:p>
          </table:table-cell>
          <table:table-cell table:number-columns-repeated="4"/>
          <table:table-cell table:formula="of:= [.E65] * 0.07" office:value-type="float" office:value="0" calcext:value-type="float">
            <text:p>.00</text:p>
          </table:table-cell>
          <table:table-cell table:formula="of:= [.E65] + [.F65]" office:value-type="float" office:value="0" calcext:value-type="float">
            <text:p>.00</text:p>
          </table:table-cell>
          <table:table-cell table:number-columns-repeated="1016"/>
        </table:table-row>
        <table:table-row table:style-name="ro5">
          <table:table-cell table:formula="of:= IF(       OR( AND( ISBLANK([.B66]);  ISBLANK([.C66]);  ISBLANK(#REF!);  ISBLANK([.D66]);  ISBLANK([.E66])); [.A65]=0 ); 0;  [.A65] + 1 )" office:value-type="float" office:value="0" calcext:value-type="float">
            <text:p>00</text:p>
          </table:table-cell>
          <table:table-cell table:number-columns-repeated="4"/>
          <table:table-cell table:formula="of:= [.E66] * 0.07" office:value-type="float" office:value="0" calcext:value-type="float">
            <text:p>.00</text:p>
          </table:table-cell>
          <table:table-cell table:formula="of:= [.E66] + [.F66]" office:value-type="float" office:value="0" calcext:value-type="float">
            <text:p>.00</text:p>
          </table:table-cell>
          <table:table-cell table:number-columns-repeated="1016"/>
        </table:table-row>
        <table:table-row table:style-name="ro5">
          <table:table-cell table:formula="of:= IF(       OR( AND( ISBLANK([.B67]);  ISBLANK([.C67]);  ISBLANK(#REF!);  ISBLANK([.D67]);  ISBLANK([.E67])); [.A66]=0 ); 0;  [.A66] + 1 )" office:value-type="float" office:value="0" calcext:value-type="float">
            <text:p>00</text:p>
          </table:table-cell>
          <table:table-cell table:number-columns-repeated="4"/>
          <table:table-cell table:formula="of:= [.E67] * 0.07" office:value-type="float" office:value="0" calcext:value-type="float">
            <text:p>.00</text:p>
          </table:table-cell>
          <table:table-cell table:formula="of:= [.E67] + [.F67]" office:value-type="float" office:value="0" calcext:value-type="float">
            <text:p>.00</text:p>
          </table:table-cell>
          <table:table-cell table:number-columns-repeated="1016"/>
        </table:table-row>
        <table:table-row table:style-name="ro5">
          <table:table-cell table:formula="of:= IF(       OR( AND( ISBLANK([.B68]);  ISBLANK([.C68]);  ISBLANK(#REF!);  ISBLANK([.D68]);  ISBLANK([.E68])); [.A67]=0 ); 0;  [.A67] + 1 )" office:value-type="float" office:value="0" calcext:value-type="float">
            <text:p>00</text:p>
          </table:table-cell>
          <table:table-cell table:number-columns-repeated="4"/>
          <table:table-cell table:formula="of:= [.E68] * 0.07" office:value-type="float" office:value="0" calcext:value-type="float">
            <text:p>.00</text:p>
          </table:table-cell>
          <table:table-cell table:formula="of:= [.E68] + [.F68]" office:value-type="float" office:value="0" calcext:value-type="float">
            <text:p>.00</text:p>
          </table:table-cell>
          <table:table-cell table:number-columns-repeated="1016"/>
        </table:table-row>
        <table:table-row table:style-name="ro5">
          <table:table-cell table:formula="of:= IF(       OR( AND( ISBLANK([.B69]);  ISBLANK([.C69]);  ISBLANK(#REF!);  ISBLANK([.D69]);  ISBLANK([.E69])); [.A68]=0 ); 0;  [.A68] + 1 )" office:value-type="float" office:value="0" calcext:value-type="float">
            <text:p>00</text:p>
          </table:table-cell>
          <table:table-cell table:number-columns-repeated="4"/>
          <table:table-cell table:formula="of:= [.E69] * 0.07" office:value-type="float" office:value="0" calcext:value-type="float">
            <text:p>.00</text:p>
          </table:table-cell>
          <table:table-cell table:formula="of:= [.E69] + [.F69]" office:value-type="float" office:value="0" calcext:value-type="float">
            <text:p>.00</text:p>
          </table:table-cell>
          <table:table-cell table:number-columns-repeated="1016"/>
        </table:table-row>
        <table:table-row table:style-name="ro5">
          <table:table-cell table:formula="of:= IF(       OR( AND( ISBLANK([.B70]);  ISBLANK([.C70]);  ISBLANK(#REF!);  ISBLANK([.D70]);  ISBLANK([.E70])); [.A69]=0 ); 0;  [.A69] + 1 )" office:value-type="float" office:value="0" calcext:value-type="float">
            <text:p>00</text:p>
          </table:table-cell>
          <table:table-cell table:number-columns-repeated="4"/>
          <table:table-cell table:formula="of:= [.E70] * 0.07" office:value-type="float" office:value="0" calcext:value-type="float">
            <text:p>.00</text:p>
          </table:table-cell>
          <table:table-cell table:formula="of:= [.E70] + [.F70]" office:value-type="float" office:value="0" calcext:value-type="float">
            <text:p>.00</text:p>
          </table:table-cell>
          <table:table-cell table:number-columns-repeated="1016"/>
        </table:table-row>
        <table:table-row table:style-name="ro5">
          <table:table-cell table:formula="of:= IF(       OR( AND( ISBLANK([.B71]);  ISBLANK([.C71]);  ISBLANK(#REF!);  ISBLANK([.D71]);  ISBLANK([.E71])); [.A70]=0 ); 0;  [.A70] + 1 )" office:value-type="float" office:value="0" calcext:value-type="float">
            <text:p>00</text:p>
          </table:table-cell>
          <table:table-cell table:number-columns-repeated="4"/>
          <table:table-cell table:formula="of:= [.E71] * 0.07" office:value-type="float" office:value="0" calcext:value-type="float">
            <text:p>.00</text:p>
          </table:table-cell>
          <table:table-cell table:formula="of:= [.E71] + [.F71]" office:value-type="float" office:value="0" calcext:value-type="float">
            <text:p>.00</text:p>
          </table:table-cell>
          <table:table-cell table:number-columns-repeated="1016"/>
        </table:table-row>
        <table:table-row table:style-name="ro5">
          <table:table-cell table:formula="of:= IF(       OR( AND( ISBLANK([.B72]);  ISBLANK([.C72]);  ISBLANK(#REF!);  ISBLANK([.D72]);  ISBLANK([.E72])); [.A71]=0 ); 0;  [.A71] + 1 )" office:value-type="float" office:value="0" calcext:value-type="float">
            <text:p>00</text:p>
          </table:table-cell>
          <table:table-cell table:number-columns-repeated="4"/>
          <table:table-cell table:formula="of:= [.E72] * 0.07" office:value-type="float" office:value="0" calcext:value-type="float">
            <text:p>.00</text:p>
          </table:table-cell>
          <table:table-cell table:formula="of:= [.E72] + [.F72]" office:value-type="float" office:value="0" calcext:value-type="float">
            <text:p>.00</text:p>
          </table:table-cell>
          <table:table-cell table:number-columns-repeated="1016"/>
        </table:table-row>
        <table:table-row table:style-name="ro5">
          <table:table-cell table:formula="of:= IF(       OR( AND( ISBLANK([.B73]);  ISBLANK([.C73]);  ISBLANK(#REF!);  ISBLANK([.D73]);  ISBLANK([.E73])); [.A72]=0 ); 0;  [.A72] + 1 )" office:value-type="float" office:value="0" calcext:value-type="float">
            <text:p>00</text:p>
          </table:table-cell>
          <table:table-cell table:number-columns-repeated="4"/>
          <table:table-cell table:formula="of:= [.E73] * 0.07" office:value-type="float" office:value="0" calcext:value-type="float">
            <text:p>.00</text:p>
          </table:table-cell>
          <table:table-cell table:formula="of:= [.E73] + [.F73]" office:value-type="float" office:value="0" calcext:value-type="float">
            <text:p>.00</text:p>
          </table:table-cell>
          <table:table-cell table:number-columns-repeated="1016"/>
        </table:table-row>
        <table:table-row table:style-name="ro5">
          <table:table-cell table:formula="of:= IF(       OR( AND( ISBLANK([.B74]);  ISBLANK([.C74]);  ISBLANK(#REF!);  ISBLANK([.D74]);  ISBLANK([.E74])); [.A73]=0 ); 0;  [.A73] + 1 )" office:value-type="float" office:value="0" calcext:value-type="float">
            <text:p>00</text:p>
          </table:table-cell>
          <table:table-cell table:number-columns-repeated="4"/>
          <table:table-cell table:formula="of:= [.E74] * 0.07" office:value-type="float" office:value="0" calcext:value-type="float">
            <text:p>.00</text:p>
          </table:table-cell>
          <table:table-cell table:formula="of:= [.E74] + [.F74]" office:value-type="float" office:value="0" calcext:value-type="float">
            <text:p>.00</text:p>
          </table:table-cell>
          <table:table-cell table:number-columns-repeated="1016"/>
        </table:table-row>
        <table:table-row table:style-name="ro5">
          <table:table-cell table:formula="of:= IF(       OR( AND( ISBLANK([.B75]);  ISBLANK([.C75]);  ISBLANK(#REF!);  ISBLANK([.D75]);  ISBLANK([.E75])); [.A74]=0 ); 0;  [.A74] + 1 )" office:value-type="float" office:value="0" calcext:value-type="float">
            <text:p>00</text:p>
          </table:table-cell>
          <table:table-cell table:number-columns-repeated="4"/>
          <table:table-cell table:formula="of:= [.E75] * 0.07" office:value-type="float" office:value="0" calcext:value-type="float">
            <text:p>.00</text:p>
          </table:table-cell>
          <table:table-cell table:formula="of:= [.E75] + [.F75]" office:value-type="float" office:value="0" calcext:value-type="float">
            <text:p>.00</text:p>
          </table:table-cell>
          <table:table-cell table:number-columns-repeated="1016"/>
        </table:table-row>
        <table:table-row table:style-name="ro5">
          <table:table-cell table:formula="of:= IF(       OR( AND( ISBLANK([.B76]);  ISBLANK([.C76]);  ISBLANK(#REF!);  ISBLANK([.D76]);  ISBLANK([.E76])); [.A75]=0 ); 0;  [.A75] + 1 )" office:value-type="float" office:value="0" calcext:value-type="float">
            <text:p>00</text:p>
          </table:table-cell>
          <table:table-cell table:number-columns-repeated="4"/>
          <table:table-cell table:formula="of:= [.E76] * 0.07" office:value-type="float" office:value="0" calcext:value-type="float">
            <text:p>.00</text:p>
          </table:table-cell>
          <table:table-cell table:formula="of:= [.E76] + [.F76]" office:value-type="float" office:value="0" calcext:value-type="float">
            <text:p>.00</text:p>
          </table:table-cell>
          <table:table-cell table:number-columns-repeated="1016"/>
        </table:table-row>
        <table:table-row table:style-name="ro5">
          <table:table-cell table:formula="of:= IF(       OR( AND( ISBLANK([.B77]);  ISBLANK([.C77]);  ISBLANK(#REF!);  ISBLANK([.D77]);  ISBLANK([.E77])); [.A76]=0 ); 0;  [.A76] + 1 )" office:value-type="float" office:value="0" calcext:value-type="float">
            <text:p>00</text:p>
          </table:table-cell>
          <table:table-cell table:number-columns-repeated="4"/>
          <table:table-cell table:formula="of:= [.E77] * 0.07" office:value-type="float" office:value="0" calcext:value-type="float">
            <text:p>.00</text:p>
          </table:table-cell>
          <table:table-cell table:formula="of:= [.E77] + [.F77]" office:value-type="float" office:value="0" calcext:value-type="float">
            <text:p>.00</text:p>
          </table:table-cell>
          <table:table-cell table:number-columns-repeated="1016"/>
        </table:table-row>
        <table:table-row table:style-name="ro5">
          <table:table-cell table:formula="of:= IF(       OR( AND( ISBLANK([.B78]);  ISBLANK([.C78]);  ISBLANK(#REF!);  ISBLANK([.D78]);  ISBLANK([.E78])); [.A77]=0 ); 0;  [.A77] + 1 )" office:value-type="float" office:value="0" calcext:value-type="float">
            <text:p>00</text:p>
          </table:table-cell>
          <table:table-cell table:number-columns-repeated="4"/>
          <table:table-cell table:formula="of:= [.E78] * 0.07" office:value-type="float" office:value="0" calcext:value-type="float">
            <text:p>.00</text:p>
          </table:table-cell>
          <table:table-cell table:formula="of:= [.E78] + [.F78]" office:value-type="float" office:value="0" calcext:value-type="float">
            <text:p>.00</text:p>
          </table:table-cell>
          <table:table-cell table:number-columns-repeated="1016"/>
        </table:table-row>
        <table:table-row table:style-name="ro5">
          <table:table-cell table:formula="of:= IF(       OR( AND( ISBLANK([.B79]);  ISBLANK([.C79]);  ISBLANK(#REF!);  ISBLANK([.D79]);  ISBLANK([.E79])); [.A78]=0 ); 0;  [.A78] + 1 )" office:value-type="float" office:value="0" calcext:value-type="float">
            <text:p>00</text:p>
          </table:table-cell>
          <table:table-cell table:number-columns-repeated="4"/>
          <table:table-cell table:formula="of:= [.E79] * 0.07" office:value-type="float" office:value="0" calcext:value-type="float">
            <text:p>.00</text:p>
          </table:table-cell>
          <table:table-cell table:formula="of:= [.E79] + [.F79]" office:value-type="float" office:value="0" calcext:value-type="float">
            <text:p>.00</text:p>
          </table:table-cell>
          <table:table-cell table:number-columns-repeated="1016"/>
        </table:table-row>
        <table:table-row table:style-name="ro5">
          <table:table-cell table:formula="of:= IF(       OR( AND( ISBLANK([.B80]);  ISBLANK([.C80]);  ISBLANK(#REF!);  ISBLANK([.D80]);  ISBLANK([.E80])); [.A79]=0 ); 0;  [.A79] + 1 )" office:value-type="float" office:value="0" calcext:value-type="float">
            <text:p>00</text:p>
          </table:table-cell>
          <table:table-cell table:number-columns-repeated="4"/>
          <table:table-cell table:formula="of:= [.E80] * 0.07" office:value-type="float" office:value="0" calcext:value-type="float">
            <text:p>.00</text:p>
          </table:table-cell>
          <table:table-cell table:formula="of:= [.E80] + [.F80]" office:value-type="float" office:value="0" calcext:value-type="float">
            <text:p>.00</text:p>
          </table:table-cell>
          <table:table-cell table:number-columns-repeated="1016"/>
        </table:table-row>
        <table:table-row table:style-name="ro5">
          <table:table-cell table:formula="of:= IF(       OR( AND( ISBLANK([.B81]);  ISBLANK([.C81]);  ISBLANK(#REF!);  ISBLANK([.D81]);  ISBLANK([.E81])); [.A80]=0 ); 0;  [.A80] + 1 )" office:value-type="float" office:value="0" calcext:value-type="float">
            <text:p>00</text:p>
          </table:table-cell>
          <table:table-cell table:number-columns-repeated="4"/>
          <table:table-cell table:formula="of:= [.E81] * 0.07" office:value-type="float" office:value="0" calcext:value-type="float">
            <text:p>.00</text:p>
          </table:table-cell>
          <table:table-cell table:formula="of:= [.E81] + [.F81]" office:value-type="float" office:value="0" calcext:value-type="float">
            <text:p>.00</text:p>
          </table:table-cell>
          <table:table-cell table:number-columns-repeated="1016"/>
        </table:table-row>
        <table:table-row table:style-name="ro5">
          <table:table-cell table:formula="of:= IF(       OR( AND( ISBLANK([.B82]);  ISBLANK([.C82]);  ISBLANK(#REF!);  ISBLANK([.D82]);  ISBLANK([.E82])); [.A81]=0 ); 0;  [.A81] + 1 )" office:value-type="float" office:value="0" calcext:value-type="float">
            <text:p>00</text:p>
          </table:table-cell>
          <table:table-cell table:number-columns-repeated="4"/>
          <table:table-cell table:formula="of:= [.E82] * 0.07" office:value-type="float" office:value="0" calcext:value-type="float">
            <text:p>.00</text:p>
          </table:table-cell>
          <table:table-cell table:formula="of:= [.E82] + [.F82]" office:value-type="float" office:value="0" calcext:value-type="float">
            <text:p>.00</text:p>
          </table:table-cell>
          <table:table-cell table:number-columns-repeated="1016"/>
        </table:table-row>
        <table:table-row table:style-name="ro5">
          <table:table-cell table:formula="of:= IF(       OR( AND( ISBLANK([.B83]);  ISBLANK([.C83]);  ISBLANK(#REF!);  ISBLANK([.D83]);  ISBLANK([.E83])); [.A82]=0 ); 0;  [.A82] + 1 )" office:value-type="float" office:value="0" calcext:value-type="float">
            <text:p>00</text:p>
          </table:table-cell>
          <table:table-cell table:number-columns-repeated="4"/>
          <table:table-cell table:formula="of:= [.E83] * 0.07" office:value-type="float" office:value="0" calcext:value-type="float">
            <text:p>.00</text:p>
          </table:table-cell>
          <table:table-cell table:formula="of:= [.E83] + [.F83]" office:value-type="float" office:value="0" calcext:value-type="float">
            <text:p>.00</text:p>
          </table:table-cell>
          <table:table-cell table:number-columns-repeated="1016"/>
        </table:table-row>
        <table:table-row table:style-name="ro5">
          <table:table-cell table:formula="of:= IF(       OR( AND( ISBLANK([.B84]);  ISBLANK([.C84]);  ISBLANK(#REF!);  ISBLANK([.D84]);  ISBLANK([.E84])); [.A83]=0 ); 0;  [.A83] + 1 )" office:value-type="float" office:value="0" calcext:value-type="float">
            <text:p>00</text:p>
          </table:table-cell>
          <table:table-cell table:number-columns-repeated="4"/>
          <table:table-cell table:formula="of:= [.E84] * 0.07" office:value-type="float" office:value="0" calcext:value-type="float">
            <text:p>.00</text:p>
          </table:table-cell>
          <table:table-cell table:formula="of:= [.E84] + [.F84]" office:value-type="float" office:value="0" calcext:value-type="float">
            <text:p>.00</text:p>
          </table:table-cell>
          <table:table-cell table:number-columns-repeated="1016"/>
        </table:table-row>
        <table:table-row table:style-name="ro5">
          <table:table-cell table:formula="of:= IF(       OR( AND( ISBLANK([.B85]);  ISBLANK([.C85]);  ISBLANK(#REF!);  ISBLANK([.D85]);  ISBLANK([.E85])); [.A84]=0 ); 0;  [.A84] + 1 )" office:value-type="float" office:value="0" calcext:value-type="float">
            <text:p>00</text:p>
          </table:table-cell>
          <table:table-cell table:number-columns-repeated="4"/>
          <table:table-cell table:formula="of:= [.E85] * 0.07" office:value-type="float" office:value="0" calcext:value-type="float">
            <text:p>.00</text:p>
          </table:table-cell>
          <table:table-cell table:formula="of:= [.E85] + [.F85]" office:value-type="float" office:value="0" calcext:value-type="float">
            <text:p>.00</text:p>
          </table:table-cell>
          <table:table-cell table:number-columns-repeated="1016"/>
        </table:table-row>
        <table:table-row table:style-name="ro5">
          <table:table-cell table:formula="of:= IF(       OR( AND( ISBLANK([.B86]);  ISBLANK([.C86]);  ISBLANK(#REF!);  ISBLANK([.D86]);  ISBLANK([.E86])); [.A85]=0 ); 0;  [.A85] + 1 )" office:value-type="float" office:value="0" calcext:value-type="float">
            <text:p>00</text:p>
          </table:table-cell>
          <table:table-cell table:number-columns-repeated="4"/>
          <table:table-cell table:formula="of:= [.E86] * 0.07" office:value-type="float" office:value="0" calcext:value-type="float">
            <text:p>.00</text:p>
          </table:table-cell>
          <table:table-cell table:formula="of:= [.E86] + [.F86]" office:value-type="float" office:value="0" calcext:value-type="float">
            <text:p>.00</text:p>
          </table:table-cell>
          <table:table-cell table:number-columns-repeated="1016"/>
        </table:table-row>
        <table:table-row table:style-name="ro5">
          <table:table-cell table:formula="of:= IF(       OR( AND( ISBLANK([.B87]);  ISBLANK([.C87]);  ISBLANK(#REF!);  ISBLANK([.D87]);  ISBLANK([.E87])); [.A86]=0 ); 0;  [.A86] + 1 )" office:value-type="float" office:value="0" calcext:value-type="float">
            <text:p>00</text:p>
          </table:table-cell>
          <table:table-cell table:number-columns-repeated="4"/>
          <table:table-cell table:formula="of:= [.E87] * 0.07" office:value-type="float" office:value="0" calcext:value-type="float">
            <text:p>.00</text:p>
          </table:table-cell>
          <table:table-cell table:formula="of:= [.E87] + [.F87]" office:value-type="float" office:value="0" calcext:value-type="float">
            <text:p>.00</text:p>
          </table:table-cell>
          <table:table-cell table:number-columns-repeated="1016"/>
        </table:table-row>
        <table:table-row table:style-name="ro5">
          <table:table-cell table:formula="of:= IF(       OR( AND( ISBLANK([.B88]);  ISBLANK([.C88]);  ISBLANK(#REF!);  ISBLANK([.D88]);  ISBLANK([.E88])); [.A87]=0 ); 0;  [.A87] + 1 )" office:value-type="float" office:value="0" calcext:value-type="float">
            <text:p>00</text:p>
          </table:table-cell>
          <table:table-cell table:number-columns-repeated="4"/>
          <table:table-cell table:formula="of:= [.E88] * 0.07" office:value-type="float" office:value="0" calcext:value-type="float">
            <text:p>.00</text:p>
          </table:table-cell>
          <table:table-cell table:formula="of:= [.E88] + [.F88]" office:value-type="float" office:value="0" calcext:value-type="float">
            <text:p>.00</text:p>
          </table:table-cell>
          <table:table-cell table:number-columns-repeated="1016"/>
        </table:table-row>
        <table:table-row table:style-name="ro5">
          <table:table-cell table:formula="of:= IF(       OR( AND( ISBLANK([.B89]);  ISBLANK([.C89]);  ISBLANK(#REF!);  ISBLANK([.D89]);  ISBLANK([.E89])); [.A88]=0 ); 0;  [.A88] + 1 )" office:value-type="float" office:value="0" calcext:value-type="float">
            <text:p>00</text:p>
          </table:table-cell>
          <table:table-cell table:number-columns-repeated="4"/>
          <table:table-cell table:formula="of:= [.E89] * 0.07" office:value-type="float" office:value="0" calcext:value-type="float">
            <text:p>.00</text:p>
          </table:table-cell>
          <table:table-cell table:formula="of:= [.E89] + [.F89]" office:value-type="float" office:value="0" calcext:value-type="float">
            <text:p>.00</text:p>
          </table:table-cell>
          <table:table-cell table:number-columns-repeated="1016"/>
        </table:table-row>
        <table:table-row table:style-name="ro5">
          <table:table-cell table:formula="of:= IF(       OR( AND( ISBLANK([.B90]);  ISBLANK([.C90]);  ISBLANK(#REF!);  ISBLANK([.D90]);  ISBLANK([.E90])); [.A89]=0 ); 0;  [.A89] + 1 )" office:value-type="float" office:value="0" calcext:value-type="float">
            <text:p>00</text:p>
          </table:table-cell>
          <table:table-cell table:number-columns-repeated="4"/>
          <table:table-cell table:formula="of:= [.E90] * 0.07" office:value-type="float" office:value="0" calcext:value-type="float">
            <text:p>.00</text:p>
          </table:table-cell>
          <table:table-cell table:formula="of:= [.E90] + [.F90]" office:value-type="float" office:value="0" calcext:value-type="float">
            <text:p>.00</text:p>
          </table:table-cell>
          <table:table-cell table:number-columns-repeated="1016"/>
        </table:table-row>
        <table:table-row table:style-name="ro5">
          <table:table-cell table:formula="of:= IF(       OR( AND( ISBLANK([.B91]);  ISBLANK([.C91]);  ISBLANK(#REF!);  ISBLANK([.D91]);  ISBLANK([.E91])); [.A90]=0 ); 0;  [.A90] + 1 )" office:value-type="float" office:value="0" calcext:value-type="float">
            <text:p>00</text:p>
          </table:table-cell>
          <table:table-cell table:number-columns-repeated="4"/>
          <table:table-cell table:formula="of:= [.E91] * 0.07" office:value-type="float" office:value="0" calcext:value-type="float">
            <text:p>.00</text:p>
          </table:table-cell>
          <table:table-cell table:formula="of:= [.E91] + [.F91]" office:value-type="float" office:value="0" calcext:value-type="float">
            <text:p>.00</text:p>
          </table:table-cell>
          <table:table-cell table:number-columns-repeated="1016"/>
        </table:table-row>
        <table:table-row table:style-name="ro5">
          <table:table-cell table:formula="of:= IF(       OR( AND( ISBLANK([.B92]);  ISBLANK([.C92]);  ISBLANK(#REF!);  ISBLANK([.D92]);  ISBLANK([.E92])); [.A91]=0 ); 0;  [.A91] + 1 )" office:value-type="float" office:value="0" calcext:value-type="float">
            <text:p>00</text:p>
          </table:table-cell>
          <table:table-cell table:number-columns-repeated="4"/>
          <table:table-cell table:formula="of:= [.E92] * 0.07" office:value-type="float" office:value="0" calcext:value-type="float">
            <text:p>.00</text:p>
          </table:table-cell>
          <table:table-cell table:formula="of:= [.E92] + [.F92]" office:value-type="float" office:value="0" calcext:value-type="float">
            <text:p>.00</text:p>
          </table:table-cell>
          <table:table-cell table:number-columns-repeated="1016"/>
        </table:table-row>
        <table:table-row table:style-name="ro5">
          <table:table-cell table:formula="of:= IF(       OR( AND( ISBLANK([.B93]);  ISBLANK([.C93]);  ISBLANK(#REF!);  ISBLANK([.D93]);  ISBLANK([.E93])); [.A92]=0 ); 0;  [.A92] + 1 )" office:value-type="float" office:value="0" calcext:value-type="float">
            <text:p>00</text:p>
          </table:table-cell>
          <table:table-cell table:number-columns-repeated="4"/>
          <table:table-cell table:formula="of:= [.E93] * 0.07" office:value-type="float" office:value="0" calcext:value-type="float">
            <text:p>.00</text:p>
          </table:table-cell>
          <table:table-cell table:formula="of:= [.E93] + [.F93]" office:value-type="float" office:value="0" calcext:value-type="float">
            <text:p>.00</text:p>
          </table:table-cell>
          <table:table-cell table:number-columns-repeated="1016"/>
        </table:table-row>
        <table:table-row table:style-name="ro5">
          <table:table-cell table:formula="of:= IF(       OR( AND( ISBLANK([.B94]);  ISBLANK([.C94]);  ISBLANK(#REF!);  ISBLANK([.D94]);  ISBLANK([.E94])); [.A93]=0 ); 0;  [.A93] + 1 )" office:value-type="float" office:value="0" calcext:value-type="float">
            <text:p>00</text:p>
          </table:table-cell>
          <table:table-cell table:number-columns-repeated="4"/>
          <table:table-cell table:formula="of:= [.E94] * 0.07" office:value-type="float" office:value="0" calcext:value-type="float">
            <text:p>.00</text:p>
          </table:table-cell>
          <table:table-cell table:formula="of:= [.E94] + [.F94]" office:value-type="float" office:value="0" calcext:value-type="float">
            <text:p>.00</text:p>
          </table:table-cell>
          <table:table-cell table:number-columns-repeated="1016"/>
        </table:table-row>
        <table:table-row table:style-name="ro5">
          <table:table-cell table:formula="of:= IF(       OR( AND( ISBLANK([.B95]);  ISBLANK([.C95]);  ISBLANK(#REF!);  ISBLANK([.D95]);  ISBLANK([.E95])); [.A94]=0 ); 0;  [.A94] + 1 )" office:value-type="float" office:value="0" calcext:value-type="float">
            <text:p>00</text:p>
          </table:table-cell>
          <table:table-cell table:number-columns-repeated="4"/>
          <table:table-cell table:formula="of:= [.E95] * 0.07" office:value-type="float" office:value="0" calcext:value-type="float">
            <text:p>.00</text:p>
          </table:table-cell>
          <table:table-cell table:formula="of:= [.E95] + [.F95]" office:value-type="float" office:value="0" calcext:value-type="float">
            <text:p>.00</text:p>
          </table:table-cell>
          <table:table-cell table:number-columns-repeated="1016"/>
        </table:table-row>
        <table:table-row table:style-name="ro5">
          <table:table-cell table:formula="of:= IF(       OR( AND( ISBLANK([.B96]);  ISBLANK([.C96]);  ISBLANK(#REF!);  ISBLANK([.D96]);  ISBLANK([.E96])); [.A95]=0 ); 0;  [.A95] + 1 )" office:value-type="float" office:value="0" calcext:value-type="float">
            <text:p>00</text:p>
          </table:table-cell>
          <table:table-cell table:number-columns-repeated="4"/>
          <table:table-cell table:formula="of:= [.E96] * 0.07" office:value-type="float" office:value="0" calcext:value-type="float">
            <text:p>.00</text:p>
          </table:table-cell>
          <table:table-cell table:formula="of:= [.E96] + [.F96]" office:value-type="float" office:value="0" calcext:value-type="float">
            <text:p>.00</text:p>
          </table:table-cell>
          <table:table-cell table:number-columns-repeated="1016"/>
        </table:table-row>
        <table:table-row table:style-name="ro5">
          <table:table-cell table:formula="of:= IF(       OR( AND( ISBLANK([.B97]);  ISBLANK([.C97]);  ISBLANK(#REF!);  ISBLANK([.D97]);  ISBLANK([.E97])); [.A96]=0 ); 0;  [.A96] + 1 )" office:value-type="float" office:value="0" calcext:value-type="float">
            <text:p>00</text:p>
          </table:table-cell>
          <table:table-cell table:number-columns-repeated="4"/>
          <table:table-cell table:formula="of:= [.E97] * 0.07" office:value-type="float" office:value="0" calcext:value-type="float">
            <text:p>.00</text:p>
          </table:table-cell>
          <table:table-cell table:formula="of:= [.E97] + [.F97]" office:value-type="float" office:value="0" calcext:value-type="float">
            <text:p>.00</text:p>
          </table:table-cell>
          <table:table-cell table:number-columns-repeated="1016"/>
        </table:table-row>
        <table:table-row table:style-name="ro5">
          <table:table-cell table:formula="of:= IF(       OR( AND( ISBLANK([.B98]);  ISBLANK([.C98]);  ISBLANK(#REF!);  ISBLANK([.D98]);  ISBLANK([.E98])); [.A97]=0 ); 0;  [.A97] + 1 )" office:value-type="float" office:value="0" calcext:value-type="float">
            <text:p>00</text:p>
          </table:table-cell>
          <table:table-cell table:number-columns-repeated="4"/>
          <table:table-cell table:formula="of:= [.E98] * 0.07" office:value-type="float" office:value="0" calcext:value-type="float">
            <text:p>.00</text:p>
          </table:table-cell>
          <table:table-cell table:formula="of:= [.E98] + [.F98]" office:value-type="float" office:value="0" calcext:value-type="float">
            <text:p>.00</text:p>
          </table:table-cell>
          <table:table-cell table:number-columns-repeated="1016"/>
        </table:table-row>
        <table:table-row table:style-name="ro5">
          <table:table-cell table:formula="of:= IF(       OR( AND( ISBLANK([.B99]);  ISBLANK([.C99]);  ISBLANK(#REF!);  ISBLANK([.D99]);  ISBLANK([.E99])); [.A98]=0 ); 0;  [.A98] + 1 )" office:value-type="float" office:value="0" calcext:value-type="float">
            <text:p>00</text:p>
          </table:table-cell>
          <table:table-cell table:number-columns-repeated="4"/>
          <table:table-cell table:formula="of:= [.E99] * 0.07" office:value-type="float" office:value="0" calcext:value-type="float">
            <text:p>.00</text:p>
          </table:table-cell>
          <table:table-cell table:formula="of:= [.E99] + [.F99]" office:value-type="float" office:value="0" calcext:value-type="float">
            <text:p>.00</text:p>
          </table:table-cell>
          <table:table-cell table:number-columns-repeated="1016"/>
        </table:table-row>
        <table:table-row table:style-name="ro5">
          <table:table-cell table:formula="of:= IF(       OR( AND( ISBLANK([.B100]);  ISBLANK([.C100]);  ISBLANK(#REF!);  ISBLANK([.D100]);  ISBLANK([.E100])); [.A99]=0 ); 0;  [.A99] + 1 )" office:value-type="float" office:value="0" calcext:value-type="float">
            <text:p>00</text:p>
          </table:table-cell>
          <table:table-cell table:number-columns-repeated="4"/>
          <table:table-cell table:formula="of:= [.E100] * 0.07" office:value-type="float" office:value="0" calcext:value-type="float">
            <text:p>.00</text:p>
          </table:table-cell>
          <table:table-cell table:formula="of:= [.E100] + [.F100]" office:value-type="float" office:value="0" calcext:value-type="float">
            <text:p>.00</text:p>
          </table:table-cell>
          <table:table-cell table:number-columns-repeated="1016"/>
        </table:table-row>
        <table:table-row table:style-name="ro5">
          <table:table-cell table:formula="of:= IF(       OR( AND( ISBLANK([.B101]);  ISBLANK([.C101]);  ISBLANK(#REF!);  ISBLANK([.D101]);  ISBLANK([.E101])); [.A100]=0 ); 0;  [.A100] + 1 )" office:value-type="float" office:value="0" calcext:value-type="float">
            <text:p>00</text:p>
          </table:table-cell>
          <table:table-cell table:number-columns-repeated="4"/>
          <table:table-cell table:formula="of:= [.E101] * 0.07" office:value-type="float" office:value="0" calcext:value-type="float">
            <text:p>.00</text:p>
          </table:table-cell>
          <table:table-cell table:formula="of:= [.E101] + [.F101]" office:value-type="float" office:value="0" calcext:value-type="float">
            <text:p>.00</text:p>
          </table:table-cell>
          <table:table-cell table:number-columns-repeated="1016"/>
        </table:table-row>
        <table:table-row table:style-name="ro5">
          <table:table-cell table:formula="of:= IF(       OR( AND( ISBLANK([.B102]);  ISBLANK([.C102]);  ISBLANK(#REF!);  ISBLANK([.D102]);  ISBLANK([.E102])); [.A101]=0 ); 0;  [.A101] + 1 )" office:value-type="float" office:value="0" calcext:value-type="float">
            <text:p>00</text:p>
          </table:table-cell>
          <table:table-cell table:number-columns-repeated="4"/>
          <table:table-cell table:formula="of:= [.E102] * 0.07" office:value-type="float" office:value="0" calcext:value-type="float">
            <text:p>.00</text:p>
          </table:table-cell>
          <table:table-cell table:formula="of:= [.E102] + [.F102]" office:value-type="float" office:value="0" calcext:value-type="float">
            <text:p>.00</text:p>
          </table:table-cell>
          <table:table-cell table:number-columns-repeated="1016"/>
        </table:table-row>
        <table:table-row table:style-name="ro5">
          <table:table-cell table:formula="of:= IF(       OR( AND( ISBLANK([.B103]);  ISBLANK([.C103]);  ISBLANK(#REF!);  ISBLANK([.D103]);  ISBLANK([.E103])); [.A102]=0 ); 0;  [.A102] + 1 )" office:value-type="float" office:value="0" calcext:value-type="float">
            <text:p>00</text:p>
          </table:table-cell>
          <table:table-cell table:number-columns-repeated="4"/>
          <table:table-cell table:formula="of:= [.E103] * 0.07" office:value-type="float" office:value="0" calcext:value-type="float">
            <text:p>.00</text:p>
          </table:table-cell>
          <table:table-cell table:formula="of:= [.E103] + [.F103]" office:value-type="float" office:value="0" calcext:value-type="float">
            <text:p>.00</text:p>
          </table:table-cell>
          <table:table-cell table:number-columns-repeated="1016"/>
        </table:table-row>
        <table:table-row table:style-name="ro5">
          <table:table-cell table:formula="of:= IF(       OR( AND( ISBLANK([.B104]);  ISBLANK([.C104]);  ISBLANK(#REF!);  ISBLANK([.D104]);  ISBLANK([.E104])); [.A103]=0 ); 0;  [.A103] + 1 )" office:value-type="float" office:value="0" calcext:value-type="float">
            <text:p>00</text:p>
          </table:table-cell>
          <table:table-cell table:number-columns-repeated="4"/>
          <table:table-cell table:formula="of:= [.E104] * 0.07" office:value-type="float" office:value="0" calcext:value-type="float">
            <text:p>.00</text:p>
          </table:table-cell>
          <table:table-cell table:formula="of:= [.E104] + [.F104]" office:value-type="float" office:value="0" calcext:value-type="float">
            <text:p>.00</text:p>
          </table:table-cell>
          <table:table-cell table:number-columns-repeated="2"/>
          <table:table-cell office:value-type="string" calcext:value-type="string" table:number-columns-spanned="2" table:number-rows-spanned="1">
            <text:p>Lower Bound</text:p>
          </table:table-cell>
          <table:covered-table-cell/>
          <table:table-cell table:number-columns-repeated="1012"/>
        </table:table-row>
        <table:table-row table:style-name="ro5" table:number-rows-repeated="1048471">
          <table:table-cell table:number-columns-repeated="1023"/>
        </table:table-row>
        <table:table-row table:style-name="ro5">
          <table:table-cell table:number-columns-repeated="1023"/>
        </table:table-row>
        <table:named-expressions>
          <table:named-range table:name="thisSheetReportMonth" table:base-cell-address="$foo_outputTaxTemplate.$G$1" table:cell-range-address="$foo_outputTaxTemplate.$F$1:.$G$1"/>
          <table:named-range table:name="thisSheetReportType" table:base-cell-address="$foo_outputTaxTemplate.$G$1" table:cell-range-address="$foo_outputTaxTemplate.$A$1:.$E$1"/>
          <table:named-range table:name="thisSheetReportYear" table:base-cell-address="$foo_outputTaxTemplate.$B$2" table:cell-range-address="$foo_outputTaxTemplate.$B$2:.$C$2"/>
        </table:named-expressions>
        <calcext:conditional-formats>
          <calcext:conditional-format calcext:target-range-address="foo_outputTaxTemplate.F3:foo_outputTaxTemplate.F1048576 foo_outputTaxTemplate.G1:foo_outputTaxTemplate.G1048576">
            <calcext:condition calcext:apply-style-name="NullCell" calcext:value="&lt;=0" calcext:base-cell-address="foo_outputTaxTemplate.F1"/>
          </calcext:conditional-format>
          <calcext:conditional-format calcext:target-range-address="foo_outputTaxTemplate.A2:foo_outputTaxTemplate.A1048576">
            <calcext:condition calcext:apply-style-name="NullCell" calcext:value="=0" calcext:base-cell-address="foo_outputTaxTemplate.A2"/>
            <calcext:condition calcext:apply-style-name="RowNumber" calcext:value="&gt;0" calcext:base-cell-address="foo_outputTaxTemplate.A2"/>
          </calcext:conditional-format>
        </calcext:conditional-formats>
      </table:table>
      <table:table table:name="foo_formSupport" table:style-name="ta3" table:protected="true" table:protection-key="fIdUH9Pz71AW4S1BGQDIemBGqOg=" table:protection-key-digest-algorithm="http://www.w3.org/2000/09/xmldsig#sha1">
        <loext:table-protection/>
        <table:table-column table:style-name="co1" table:number-columns-repeated="9" table:default-cell-style-name="Default"/>
        <table:table-row table:style-name="ro7">
          <table:table-cell office:value-type="string" calcext:value-type="string" table:number-columns-spanned="3" table:number-rows-spanned="1">
            <text:p>reportTypes</text:p>
          </table:table-cell>
          <table:covered-table-cell table:number-columns-repeated="2"/>
          <table:table-cell office:value-type="string" calcext:value-type="string" table:number-columns-spanned="3" table:number-rows-spanned="1">
            <text:p>calendar</text:p>
          </table:table-cell>
          <table:covered-table-cell table:number-columns-repeated="2"/>
          <table:table-cell office:value-type="string" calcext:value-type="string">
            <text:p>dev-mode</text:p>
          </table:table-cell>
          <table:table-cell office:value-type="string" calcext:value-type="string">
            <text:p>calen</text:p>
          </table:table-cell>
          <table:table-cell office:value-type="string" calcext:value-type="string">
            <text:p>year</text:p>
          </table:table-cell>
        </table:table-row>
        <table:table-row table:style-name="ro8">
          <table:table-cell office:value-type="string" calcext:value-type="string" table:number-columns-spanned="3" table:number-rows-spanned="1">
            <text:p>เลือกประเภทของรายงาน</text:p>
          </table:table-cell>
          <table:covered-table-cell table:number-columns-repeated="2"/>
          <table:table-cell office:value-type="string" calcext:value-type="string" table:number-columns-spanned="3" table:number-rows-spanned="1">
            <text:p>เลือกศักราช</text:p>
          </table:table-cell>
          <table:covered-table-cell table:number-columns-repeated="2"/>
          <table:table-cell table:number-columns-repeated="3" office:value-type="float" office:value="-1" calcext:value-type="float">
            <text:p>-1</text:p>
          </table:table-cell>
        </table:table-row>
        <table:table-row table:style-name="ro8">
          <table:table-cell office:value-type="string" calcext:value-type="string" table:number-columns-spanned="3" table:number-rows-spanned="1">
            <text:p>รายงานภาษีซื้อ</text:p>
          </table:table-cell>
          <table:covered-table-cell table:number-columns-repeated="2"/>
          <table:table-cell office:value-type="string" calcext:value-type="string" table:number-columns-spanned="3" table:number-rows-spanned="1">
            <text:p>พ.ศ.</text:p>
          </table:table-cell>
          <table:covered-table-cell table:number-columns-repeated="2"/>
          <table:table-cell table:number-columns-repeated="3"/>
        </table:table-row>
        <table:table-row table:style-name="ro8">
          <table:table-cell office:value-type="string" calcext:value-type="string" table:number-columns-spanned="3" table:number-rows-spanned="1">
            <text:p>รายงานภาษีขาย</text:p>
          </table:table-cell>
          <table:covered-table-cell table:number-columns-repeated="2"/>
          <table:table-cell office:value-type="string" calcext:value-type="string" table:number-columns-spanned="3" table:number-rows-spanned="1">
            <text:p>ค.ศ.</text:p>
          </table:table-cell>
          <table:covered-table-cell table:number-columns-repeated="2"/>
          <table:table-cell table:number-columns-repeated="3"/>
        </table:table-row>
      </table:table>
      <table:table table:name="โน้ต" table:style-name="ta1" table:protected="true">
        <loext:table-protection loext:select-unprotected-cell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aveNotes" form:control-implementation="ooo:com.sun.star.form.component.CommandButton" xml:id="control12" form:id="control12" form:label="บันทึก"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notes.saveNoteButton?language=Basic&amp;location=document" xlink:type="simple"/>
              </office:event-listeners>
            </form:button>
            <form:textarea form:name="note" form:control-implementation="ooo:com.sun.star.form.component.TextField" xml:id="control13" form:id="control13" form:input-required="false" form:convert-empty-to-null="true" form:linked-cell="โน้ต.C5">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y form:property-name="VScroll" office:value-type="boolean" office:boolean-value="true"/>
              </form:properties>
              <office:event-listeners>
                <script:event-listener script:language="ooo:script" script:event-name="form:textchange" xlink:href="vnd.sun.star.script:Standard.notes.autoSaveNote?language=Basic&amp;location=document" xlink:type="simple"/>
              </office:event-listeners>
              <text:p>d</text:p>
            </form:textarea>
          </form:form>
        </office:forms>
        <table:table-column table:style-name="co1" table:number-columns-repeated="1024" table:default-cell-style-name="ce84"/>
        <table:table-row table:style-name="ro1" table:number-rows-repeated="3">
          <table:table-cell table:number-columns-repeated="1024"/>
        </table:table-row>
        <table:table-row table:style-name="ro1">
          <table:table-cell table:number-columns-repeated="2"/>
          <table:table-cell table:style-name="ce77" office:value-type="string" calcext:value-type="string" table:number-columns-spanned="5" table:number-rows-spanned="1">
            <text:p>โน้ต</text:p>
          </table:table-cell>
          <table:covered-table-cell table:number-columns-repeated="3"/>
          <table:covered-table-cell table:style-name="Default"/>
          <table:table-cell table:style-name="ce79" office:value-type="string" calcext:value-type="string">
            <text:p>บันทึกล่าสุด:</text:p>
          </table:table-cell>
          <table:table-cell table:style-name="ce80" office:value-type="string" calcext:value-type="string">
            <text:p>ยังไม่มีการบันทึก</text:p>
          </table:table-cell>
          <table:table-cell table:number-columns-repeated="1015"/>
        </table:table-row>
        <table:table-row table:style-name="ro1">
          <table:table-cell table:number-columns-repeated="2"/>
          <table:table-cell table:style-name="ce78" office:value-type="string" calcext:value-type="string" table:number-columns-spanned="7" table:number-rows-spanned="11">
            <text:p>d</text:p>
            <draw:control table:end-cell-address="โน้ต.I15" table:end-x="2.258cm" table:end-y="0.621cm" draw:z-index="1" draw:style-name="gr4" draw:text-style-name="P3" svg:width="15.802cm" svg:height="6.827cm" svg:x="0.002cm" svg:y="0.002cm" draw:control="control13"/>
          </table:table-cell>
          <table:covered-table-cell table:number-columns-repeated="6"/>
          <table:table-cell table:number-columns-repeated="1015"/>
        </table:table-row>
        <table:table-row table:style-name="ro1">
          <table:table-cell table:number-columns-repeated="2"/>
          <table:covered-table-cell table:number-columns-repeated="7"/>
          <table:table-cell table:number-columns-repeated="1015"/>
        </table:table-row>
        <table:table-row table:style-name="ro1">
          <table:table-cell table:number-columns-repeated="2"/>
          <table:covered-table-cell table:number-columns-repeated="7"/>
          <table:table-cell table:number-columns-repeated="1015"/>
        </table:table-row>
        <table:table-row table:style-name="ro1">
          <table:table-cell table:number-columns-repeated="2"/>
          <table:covered-table-cell table:number-columns-repeated="7"/>
          <table:table-cell table:number-columns-repeated="1015"/>
        </table:table-row>
        <table:table-row table:style-name="ro1">
          <table:table-cell table:number-columns-repeated="2"/>
          <table:covered-table-cell table:number-columns-repeated="7"/>
          <table:table-cell table:number-columns-repeated="1015"/>
        </table:table-row>
        <table:table-row table:style-name="ro1">
          <table:table-cell table:number-columns-repeated="2"/>
          <table:covered-table-cell table:number-columns-repeated="7"/>
          <table:table-cell table:number-columns-repeated="1015"/>
        </table:table-row>
        <table:table-row table:style-name="ro1">
          <table:table-cell table:number-columns-repeated="2"/>
          <table:covered-table-cell table:number-columns-repeated="7"/>
          <table:table-cell table:number-columns-repeated="1015"/>
        </table:table-row>
        <table:table-row table:style-name="ro1">
          <table:table-cell table:number-columns-repeated="2"/>
          <table:covered-table-cell table:number-columns-repeated="7"/>
          <table:table-cell table:number-columns-repeated="1015"/>
        </table:table-row>
        <table:table-row table:style-name="ro1">
          <table:table-cell table:number-columns-repeated="2"/>
          <table:covered-table-cell table:number-columns-repeated="7"/>
          <table:table-cell table:number-columns-repeated="1015"/>
        </table:table-row>
        <table:table-row table:style-name="ro1">
          <table:table-cell table:number-columns-repeated="2"/>
          <table:covered-table-cell table:number-columns-repeated="7"/>
          <table:table-cell table:number-columns-repeated="1015"/>
        </table:table-row>
        <table:table-row table:style-name="ro1">
          <table:table-cell table:number-columns-repeated="2"/>
          <table:covered-table-cell table:number-columns-repeated="7"/>
          <table:table-cell table:number-columns-repeated="1015"/>
        </table:table-row>
        <table:table-row table:style-name="ro1" table:number-rows-repeated="2">
          <table:table-cell table:number-columns-repeated="1024"/>
        </table:table-row>
        <table:table-row table:style-name="ro1">
          <table:table-cell table:number-columns-repeated="5"/>
          <table:table-cell>
            <draw:control table:end-cell-address="โน้ต.F18" table:end-x="2.258cm" table:end-y="0.621cm" draw:z-index="0" draw:style-name="gr3" draw:text-style-name="P4" svg:width="2.243cm" svg:height="0.62cm" svg:x="0.016cm" svg:y="0cm" draw:control="control12"/>
          </table:table-cell>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named-expressions>
        <table:named-range table:name="reportYear" table:base-cell-address="$เกี่ยวกับรายงานนี้.$F$7" table:cell-range-address="$เกี่ยวกับรายงานนี้.$F$8:.$G$8"/>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Roboto Mono1" svg:font-family="'Roboto Mono'" style:font-pitch="variable"/>
    <style:font-face style:name="Roboto Mono" svg:font-family="'Roboto Mono'" style:font-adornments="Regular" style:font-pitch="variable"/>
    <style:font-face style:name="Ubuntu" svg:font-family="Ubuntu" style:font-pitch="variable"/>
    <style:font-face style:name="Noto Serif Thai" svg:font-family="'Noto Serif Thai'" style:font-adornments="Regular" style:font-family-generic="roman"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PingFang SC" style:language-asian="zh" style:country-asian="CN" style:font-name-complex="Tahoma" style:language-complex="th" style:country-complex="TH"/>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Tahoma" style:font-size-asian="12pt" style:language-asian="zh" style:country-asian="CN" style:font-name-complex="Tahoma" style:font-size-complex="12pt" style:language-complex="th" style:country-complex="TH"/>
    </style:default-style>
    <number:number-style style:name="N0">
      <number:number number:min-integer-digits="1"/>
    </number:number-style>
    <number:number-style style:name="N2">
      <number:number number:decimal-places="2" loext:min-decimal-places="2" number:min-integer-digits="1"/>
    </number:number-style>
    <number:currency-style style:name="N122P0" style:volatile="true">
      <number:currency-symbol number:language="en" number:country="GB">£</number:currency-symbol>
      <number:number number:decimal-places="0" loext:min-decimal-places="0" number:min-integer-digits="1" number:grouping="true"/>
    </number:currency-style>
    <number:currency-style style:name="N122">
      <number:text>-</number:text>
      <number:currency-symbol number:language="en" number:country="GB">£</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GB">£</number:currency-symbol>
      <number:number number:decimal-places="2" loext:min-decimal-places="2" number:min-integer-digits="1" number:grouping="true"/>
    </number:currency-style>
    <number:currency-style style:name="N124">
      <number:text>-</number:text>
      <number:currency-symbol number:language="en" number:country="GB">£</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GB">£</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GB">£</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GB">£</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number:currency-style style:name="N134P0" style:volatile="true">
      <number:currency-symbol number:language="en" number:country="GB">£</number:currency-symbol>
      <loext:fill-character> </loext:fill-character>
      <number:number number:decimal-places="0" loext:min-decimal-places="0" number:min-integer-digits="1" number:grouping="true"/>
    </number:currency-style>
    <number:currency-style style:name="N134">
      <number:text>-</number:text>
      <number:currency-symbol number:language="en" number:country="GB">£</number:currency-symbol>
      <loext:fill-character> </loext:fill-character>
      <number:number number:decimal-places="0" loext:min-decimal-places="0" number:min-integer-digits="1" number:grouping="true"/>
      <style:map style:condition="value()&gt;=0" style:apply-style-name="N134P0"/>
    </number:currency-style>
    <number:currency-style style:name="N136P0" style:volatile="true">
      <number:currency-symbol number:language="en" number:country="GB">£</number:currency-symbol>
      <loext:fill-character> </loext:fill-character>
      <number:number number:decimal-places="2" loext:min-decimal-places="2" number:min-integer-digits="1" number:grouping="true"/>
    </number:currency-style>
    <number:currency-style style:name="N136">
      <number:text>-</number:text>
      <number:currency-symbol number:language="en" number:country="GB">£</number:currency-symbol>
      <loext:fill-character> </loext:fill-character>
      <number:number number:decimal-places="2" loext:min-decimal-places="2" number:min-integer-digits="1" number:grouping="true"/>
      <style:map style:condition="value()&gt;=0" style:apply-style-name="N136P0"/>
    </number:currency-style>
    <number:number-style style:name="N137" number:title="User-defined">
      <number:number number:decimal-places="0" loext:min-decimal-places="0" number:min-integer-digits="2"/>
    </number:number-style>
    <number:number-style style:name="N138">
      <number:number number:decimal-places="1" loext:min-decimal-places="1" number:min-integer-digits="2"/>
    </number:number-style>
    <number:number-style style:name="N139" number:title="User-defined">
      <number:number number:decimal-places="2" loext:min-decimal-places="2" number:min-integer-digits="0"/>
    </number:number-style>
    <number:number-style style:name="N140">
      <number:number number:decimal-places="1" loext:min-decimal-places="1" number:min-integer-digits="1"/>
    </number:number-style>
    <style:style style:name="Default" style:family="table-cell">
      <style:table-cell-properties style:diagonal-bl-tr="none" style:diagonal-tl-br="none" style:text-align-source="fix" style:repeat-content="false" fo:wrap-option="wrap" fo:padding="0.035cm"/>
      <style:paragraph-properties fo:text-align="start" fo:margin-left="0cm"/>
      <style:text-properties style:font-name="Roboto Mono" fo:font-family="'Roboto Mono'" style:font-style-name="Regular" style:font-pitch="variable" fo:language="en" fo:country="US" style:font-name-complex="Noto Serif Thai" style:font-family-complex="'Noto Serif Thai'" style:font-style-name-complex="Regular" style:font-family-generic-complex="roman"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NullCell" style:family="table-cell" style:parent-style-name="Default">
      <style:text-properties fo:color="#ffffff"/>
    </style:style>
    <style:style style:name="RowNumber" style:family="table-cell" style:parent-style-name="Default">
      <style:table-cell-properties style:text-align-source="fix" style:repeat-content="false"/>
      <style:paragraph-properties fo:text-align="end"/>
    </style:style>
    <style:style style:name="Untitled1" style:family="table-cell" style:parent-style-name="Default" style:data-style-name="N2">
      <style:table-cell-properties style:diagonal-bl-tr="none" style:diagonal-tl-br="none" style:text-align-source="fix" style:repeat-content="false"/>
      <style:paragraph-properties fo:text-align="end"/>
    </style:style>
  </office:styles>
  <office:automatic-styles>
    <style:page-layout style:name="Mpm1">
      <style:page-layout-properties fo:margin-top="0.499cm" fo:margin-bottom="0.499cm" fo:margin-left="0.499cm" fo:margin-right="0.499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otsawat Thinkanwatthana</meta:initial-creator>
    <meta:creation-date>2021-11-15T06:59:34.703526417</meta:creation-date>
    <dc:date>2021-11-22T16:55:12.582558690</dc:date>
    <dc:creator>Potsawat Thinkanwatthana</dc:creator>
    <meta:editing-duration>P2DT23H21M1S</meta:editing-duration>
    <meta:editing-cycles>1131</meta:editing-cycles>
    <meta:generator>LibreOffice/6.4.7.2$Linux_X86_64 LibreOffice_project/40$Build-2</meta:generator>
    <meta:document-statistic meta:table-count="5" meta:cell-count="561" meta:object-count="13"/>
  </office:meta>
</office:document-meta>
</file>

<file path=Basic/Standard/fooDev.xml><?xml version="1.0" encoding="utf-8"?>
<!DOCTYPE module  PUBLIC '-//OpenOffice.org//DTD OfficeDocument 1.0//EN'  'module.dtd'>
<script:module xmlns:script="http://openoffice.org/2000/script" script:name="fooDev" script:language="StarBasic" script:moduleType="normal">REM  *****  BASIC  *****

Sub fooDevModeSwitching()
	Static devModeStatus, currentDevModeStatus As Integer
	Static sheet(2) As Variant
	Static formSupportSheet As Object
	Static blean As Boolean
	Doc = ThisComponent
	formSupportSheet = Doc.Sheets.getByName("foo_formSupport")
	devModeStatus = formSupportSheet.getCellRangeByName("G2").Value
	currentDevModeStatus = devModeStatus * -1
	formSupportSheet.getCellRangeByName("G2").Value = currentDevModeStatus
	If currentDevModeStatus = 1 Then
		blean = True
	ElseIf currentDevModeStatus = -1 Then
		blean = False
	Else
		MsgBox("Got an error at fooDevModeSwitch Module.")
		Stop
	End If
	sheet(0) = "foo_inputTaxTemplate"
	sheet(1) = "foo_outputTaxTemplate"
	sheet(2) = "foo_formSupport"
On Error Resume Next
	For Each i in sheet
		Doc.Sheets.getByName(i).isVisible = blean
	Next
End Sub
</script:module>
</file>

<file path=Basic/Standard/inputReport.xml><?xml version="1.0" encoding="utf-8"?>
<!DOCTYPE module  PUBLIC '-//OpenOffice.org//DTD OfficeDocument 1.0//EN'  'module.dtd'>
<script:module xmlns:script="http://openoffice.org/2000/script" script:name="inputReport" script:language="StarBasic" script:moduleType="normal">REM  *****  BASIC  *****

Public Doc, CurrentSheet As Object

Sub checkEligi()
	Static sheetName, splittedSheetName As String
	sheetName = ThisComponent.CurrentController.ActiveSheet.GetName
	splittedSheetName = Split(sheetName, "_")(0)
	If splittedSheetName &lt;&gt; "ภาษีซื้อ" Then
		Stop
	End If
End Sub
</script:module>
</file>

<file path=Basic/Standard/notes.xml><?xml version="1.0" encoding="utf-8"?>
<!DOCTYPE module  PUBLIC '-//OpenOffice.org//DTD OfficeDocument 1.0//EN'  'module.dtd'>
<script:module xmlns:script="http://openoffice.org/2000/script" script:name="notes" script:language="StarBasic" script:moduleType="normal">REM  *****  BASIC  *****

Function callUNO(Optional Cmd)
' Edit the argument later
	Static Frame As Variant
	Static Dispatch As Object
	Static Args() As Variant
	Static Cmd As String
	Frame = ThisComponent.CurrentController.Frame
	Dispatch = createUnoService("com.sun.star.frame.DispatchHelper")
	callUNO = Dispatch.executeDispatch(Frame, Cmd, "", 0, Args())
End Function

Function resetNoteTimestamp()
	ThisComponent.Sheets.getByName("โน้ต").getCellRangeByName("I4").String = "ยังไม่มีการบันทึก"
End Function

Function convertPresentYear()
	Static Result, calenStatus, currentYear As Integer
	calenStatus = ThisComponent.Sheets.getByName("foo_formSupport").getCellRangeByName("H2").Value
	currentYear = Year(Now())
	If calenStatus = -1 Or calenStatus = 1 Then
		Result = currentYear
	ElseIf calenStatus = 0 Then
		Result = currentYear + 543
	End If
	convertPresentYear = Result
End Function

Function formattedPresentDate()
	Static year As Integer
	Static mon, dayAndTime, Result As String	
	year = convertPresentYear()
	mon = Month(Now())
	dayAndTime = Format(Now(), "dd, hh:mm")
	Result = year &amp; "/" &amp; mon &amp; "/" &amp; dayAndTime
	formattedPresentDate = Result
End Function

Sub autoSaveNote
	Wait 120000
	callUNO(".uno:Save")
	ThisComponent.Sheets.getByName("โน้ต").getCellRangeByName("I4").String = formattedPresentDate()
End Sub

Sub saveNoteButton
	callUNO(".uno:Save")
	ThisComponent.Sheets.getByName("โน้ต").getCellRangeByName("I4").String = formattedPresentDate()
End Sub
</script:module>
</file>

<file path=Basic/Standard/outputReport.xml><?xml version="1.0" encoding="utf-8"?>
<!DOCTYPE module  PUBLIC '-//OpenOffice.org//DTD OfficeDocument 1.0//EN'  'module.dtd'>
<script:module xmlns:script="http://openoffice.org/2000/script" script:name="outputReport" script:language="StarBasic" script:moduleType="normal">REM  *****  BASIC  *****

Public Doc, CurrentSheet As Object

'	MsgBox Button Values
' 	0 = OK									3  = Yes, No, Cancel
'	1 = OK, Cancel					4  = Yes, No
'	2 = Stop, Retry, Ignore		5	= Retry, Cancel

'	MsgBox Icon Values
' 	0	 = (none)							48 = Caution
'	16 = Critical message			64 = Information (OK only)
'	32 = Question

'	MsgBox Default Button Values
' 	0		= First
'	256	= Second
'	512	= Last

REM Test Function
Function fooMsgBoxElements _
	(fooMsgText As String, _
	Optional fooMsgButtons As Integer, Optional fooMsgIcon As Integer, Optional fooMsgDefaultButton As Integer, _
	Optional fooMsgTitle As String) As Variant
	Static Comma As String
	Static index, paraIndex As Integer
	Static ParaArray(2), Result As Variant
	If IsMissing(fooMsgButtons) Then
		fooMsgButtons = 0
	End If
	If IsMissing(fooMsgIcon) Then
		fooMsgIcon = 64
	End If
	If IsMissing(fooMsgDefaultButton) Then
		fooMsgDefaultButton = 0
	End If
	If IsMissing(fooMsgTitle) Then
		fooMsgTitle = "foo แจ้งเตือน!"
	End If
	ParaArray(0) = fooMsgText
	ParaArray(1) = CStr(fooMsgButtons) + " + " + CStr(fooMsgIcon) + " + " + CStr(fooMsgDefaultButton)
	ParaArray(2) = fooMsgTitle
	Result = ""
	index = 0
	paraIndex = 0
	For index = 0 To 4
		If index Mod 2 Then
			Result = Result + ", "
		Else
			If paraIndex = 1 Then
				Result = Result + ParaArray(paraIndex)
			Else
				Result = Result + Chr(34) + ParaArray(paraIndex) + Chr(34)
			End If
			paraIndex = paraIndex + 1
		End If
	Next
	fooMsgBoxElements = Result
End Function

Function monthsInAYear()
	Static months(11) As String
	months(0) = "มกราคม"
	months(1) = "กุมภาพันธ์"
	months(2) = "มีนาคม"
	months(3) = "เมษายน"
	months(4) = "พฤษภาคม"
	months(5) = "มิถุนายน"
	months(6) = "กรกฎาคม"
	months(7) = "สิงหาคม"
	months(8) = "กันยายน"
	months(9) = "ตุลาคม"
	months(10) = "พฤศจิกายน"
	months(11) = "ธันวาคม"
	monthsInAYear = months
End Function

Function sortSheet(Optional startIndex As Integer, Optional showMsg As Boolean, Optional recurrentTime As Integer)
	Static n, sheetCount As Integer
	Static months As Variant

	Doc = ThisComponent
	months = monthsInAYear()
	
	If IsMissing(startIndex) Then
		startIndex = 0
	End If
	If IsMissing(showMsg) Then
		showMsg = False
	End If
	If IsMissing(recurrentTime) Then
		recurrentTime = 0
	End If
	
	n = startIndex
	On Error Resume Next
		For Each mon in months
			Doc.Sheets.moveByName(mon, n)
			n = n + 1
		Next
	
	If recurrentTime = 0 Then
		sheetCount = ThisComponent.Sheets.Count
		startAt = sheetCount
	ElseIf recurrentTime = 1 Then
		If showMsg Then
			MsgBox("เรียงแผ่นงานเรียบร้อย")
		End If
		Exit Function
	End If
	
	recurrentTime = recurrentTime + 1
	sortSheet(startAt, showMsg, recurrentTime)
End Function

Function indice(Optional UpperBound) As Variant ' UpperBound: Integer
	If IsMissing(UpperBound) Then
		MsgBox("Function: indice() takes no argument.", 0 + 16 + 0, "foo error!")
		Stop
	End If
	Static index(UpperBound+3) As Variant
	For i = 0 To UpperBound
		index(i) = i
	Next
	indice = index
End Function

' Backup
Function passFirstRowFormula()
	CurrentSheet = ThisComponent.CurrentController.ActiveSheet
	CurrentSheet.getCellRangeByName("G4").CellProtection.IsLocked = False
	CurrentSheet.getCellRangeByName("G4").Formula = "=F4 * 0.07"
	CurrentSheet.getCellRangeByName("G4").CellProtection.IsFormulaHidden = True
	CurrentSheet.getCellRangeByName("G4").CellProtection.IsLocked = True
	CurrentSheet.getCellRangeByName("H4").CellProtection.IsLocked = False
	CurrentSheet.getCellRangeByName("H4").Formula = "=F4 + G4"
	CurrentSheet.getCellRangeByName("H4").CellProtection.IsFormulaHidden = True
	CurrentSheet.getCellRangeByName("H4").CellProtection.IsLocked = True
End Function

Function IsSheetExist(SheetName As String) As Boolean
	Doc = ThisComponent
On Error Goto notExist
	Doc.Sheets.getByName(SheetName)
	IsSheetExist = True
	Exit Function
notExist:
	IsSheetExist = False
End Function

Sub setupDoc()
	Static sheetExistence, stopCreation As Boolean
	Static Months(11), toAsk, suffix As String
	Static sheetCount, n, missingSheetCount, monthSheetCount, created As Integer
	Static tempSheet, newSheet As Object
	Static sheetList, months, index As Variant
	Doc = ThisComponent
	sheetCount = Doc.Sheets.Count
	sheetList = Doc.Sheets
	months = monthsInAYear()
	tempSheet = Doc.Sheets.getByName("foo_outputTaxTemplate")
	missingSheetCount = 0
	
	For Each i in months
		sheetExistence = IsSheetExist(i)
		If Not sheetExistence Then
			missingSheetCount = missingSheetCount + 1
		End If
	Next
	
	Redim Preserve missingSheets(missingSheetCount) As Variant
	
	missingIndex = 0
	For Each i in months
		sheetExistence = IsSheetExist(i)
		If Not sheetExistence Then
			missingSheets(missingIndex) = i
			missingIndex = missingIndex + 1
		End If
	Next
	
	If UBound(missingSheets) = 12 Then
		If MsgBox("ต้องการสร้างแผ่นงานสำหรับ 12 เดือนหรือไม่?", 3 + 32 + 512, "การสร้างแผ่นงาน") = IDYES Then
			sheetCount = Doc.Sheets.Count
			n = sheetCount + 1
			For Each mon in months
				Doc.Sheets.copyByName("foo_outputTaxTemplate", mon, n)
				n = n + 1
			Next
			sortSheet(sheetCount)
			MsgBox("สร้างแผ่นงานเรียบร้อย")
			Exit Sub
		Else
			MsgBox("ตกลง ไม่มีการสร้างแผ่นงาน")
			Exit Sub
		End If
	
	ElseIf UBound(missingSheets) = 0 Then
		If MsgBox("ต้องการสร้างซ้ำอีกครั้งหรือไม่?" &amp; Chr(10) &amp; _
		"หมายเหตุ: foo จะสร้างแผ่นงานทั้ง 12 เดือนอีกครั้งโดยไม่ลบแผ่นงานเดิมที่มีอยู่", 3 + 32 + 512, "มีการสร้างแผ่นงานครบทั้ง 12 เดือนแล้ว") = IDYES Then
			n = sheetCount + 1
			suffix = "_ใหม่"
			On Error Goto OverSheet
					For Each mon in months
						Doc.Sheets.copyByName("foo_outputTaxTemplate", mon &amp; suffix, n)
						n = n + 1
					Next
			Oversheet:
				MsgBox("สามารถสร้างแผ่นงานใหม่ที่ซ้ำเดิมได้เพียงครั้งเดียว" &amp; Chr(10) &amp; "หากต้องการความช่วยเหลือ ติดต่อ naiithink")
				Exit Sub
		Else
			MsgBox("ตกลง ไม่มีการสร้างแผ่นงาน")
			Exit Sub
		End If
	
	Else
		toAsk = ""
		For Each i in missingSheets
			toAsk = toAsk + Chr(10) + i
		Next
		If MsgBox("มีแผ่นงานที่หายไปจำนวน " &amp; UBound(missingSheets) &amp; " แผ่นงาน:" &amp; toAsk, 3 + 32 + 512, "คุณต้องการสร้างแผ่นงานที่ขาดหายไปหรือไม่?") = IDYES Then
			n = Doc.Sheets.Count
			created = 0
			On Error Resume Next
			For Each i in missingSheets
				If created = UBound(missingSheets) Then
					stopCreation = True
				End If
				If Not stopCreation Then
					Doc.Sheets.copyByName("foo_outputTaxTemplate", i, n)
					newSheet = Doc.Sheets.getByName(i)
					newSheet.tabColor = RGB(241,	232,	155)
					created = created + 1
				End If
				n = n + 1
			Next
			For Each i in months
				Doc.Sheets.moveByName(, )
			Next
			monthSheetCount = 0
			For Each i in months
				Doc.Sheets.hasByName(i)
				monthSheetCount = monthSheetCount + 1
			Next
			sheetCount = Doc.Sheets.Count
			If sheetCound &lt; 15 Then
				sortSheet(sheetCount-monthSheetCount)
			End If
			MsgBox("สร้างแผ่นงานเรียบร้อย")
			Exit Sub
		Else
			MsgBox("ตกลง ไม่มีการสร้างแผ่นงาน")
			Exit Sub
		End If
	End If
End Sub

Sub checkEligi()
	Static sheetName, splittedSheetName As String
	sheetName = ThisComponent.CurrentController.ActiveSheet.GetName
	splittedSheetName = Split(sheetName, "_")(0)
	If splittedSheetName &lt;&gt; "ภาษีขาย" Then
		Stop
	End If
End Sub

Sub addRowNum()
	Static reportTypeIndi As Object
	Static sheetName, reportType As String
	Doc = ThisComponent
	CurrentSheet = Doc.CurrentController.ActiveSheet
	sheetName = currentSheet.GetName
	reportTypeIndi = currentSheet.getCellRangeByName("reportType")
	reportType = reportTypeIndi.String
	MsgBox(reportType)
End Sub
</script:module>
</file>

<file path=Basic/Standard/refresh.xml><?xml version="1.0" encoding="utf-8"?>
<!DOCTYPE module  PUBLIC '-//OpenOffice.org//DTD OfficeDocument 1.0//EN'  'module.dtd'>
<script:module xmlns:script="http://openoffice.org/2000/script" script:name="refresh" script:language="StarBasic" script:moduleType="normal">REM  *****  BASIC  *****

Public Doc, CurrentSheet As Object

Function callUNO(Optional Cmd)
' Edit the argument later
	Static Frame As Variant
	Static Dispatch As Object
	Static Args() As Variant
	Static Cmd As String
	Frame = ThisComponent.CurrentController.Frame
	Dispatch = createUnoService("com.sun.star.frame.DispatchHelper")
	callUNO = Dispatch.executeDispatch(Frame, Cmd, "", 0, Args())
End Function

Function lastUsedCel(Optional Sheet, Optional AddressType) ' Sheet: string, AddressType: "Absolute"; Absolute Address, otherwise: Relative Address.
	Static Cursor, Range, inSheet, Cel As Object
	Static Row, Col As Long
	Static AbsName, RelName, celCol, celRow, Result As String
	Static LastIndx As Integer
	Static Splt(2) As Variant
	If IsMissing(Sheet) Then
		inSheet = ThisComponent.CurrentController.ActiveSheet
		MsgBox("Function: lastUsedCel() takes no argument, taking the active sheet instead.", 0 + 48 + 0, "foo is warning u!")
	Else
		inSheet = ThisComponent.Sheets.getByName(Sheet)
	End If
	Cur = inSheet.createCursorByRange(inSheet.getCellRangeByName("A1"))
	Cur.gotoEndOfUsedArea(True)
	Range = inSheet.getCellRangeByName(Cur.AbsoluteName)
	Row = Range.RangeAddress.EndRow
	Col = Range.RangeAddress.EndColumn
	Cel = inSheet.getCellByPosition(Col, Row)
	AbsName = Cel.AbsoluteName
	If AddressType = "Absolute" Then
		lastUsedCel = AbsName
		Exit Function
	End If
	Result = celAbs2Rel(AbsName)
	lastUsedCel = Result
End Function

Function monthsInAYear()
	Static months(11) As String
	months(0) = "มกราคม"
	months(1) = "กุมภาพันธ์"
	months(2) = "มีนาคม"
	months(3) = "เมษายน"
	months(4) = "พฤษภาคม"
	months(5) = "มิถุนายน"
	months(6) = "กรกฎาคม"
	months(7) = "สิงหาคม"
	months(8) = "กันยายน"
	months(9) = "ตุลาคม"
	months(10) = "พฤศจิกายน"
	months(11) = "ธันวาคม"
	monthsInAYear = months
End Function

Sub refreshName
	Static month, crtSheetName As String
	Static sheet, AllRanges, RangeOBJ, reportMonthRange As Object
	Static months, celRanges As Variant
	Doc = ThisComponent
	CurrentSheet = Doc.CurrentController.ActiveSheet
	crtSheetName = CurrentSheet.Name
	months = monthsInAYear()
	On Error Resume Next
		For Each i in months
			sheet = Doc.Sheets.getByName(i)
			month = sheet.Name
			sheet.getCellRangeByName("G1").String = month
		Next
	' AllRanges = Doc.NamedRanges
	' RangeOBJ = AllRanges.getByName("thisSheetReportMonth")
	' namedCel = RangeOBJ.getReferredCells
	' value = namedCel.Value
End Sub

Sub refreshReportYear
	Static toWrite As String
	Static reportYear As Integer
	Static sheetName As Variant
	Doc = ThisComponent
	reportYear = Doc.Sheets.getByName("เกี่ยวกับรายงานนี้").getCellRangeByName("F7").String
	sheetName = monthsInAYear()
	toWrite = "ใบกำกับภาษีปี " &amp; reportYear
	MsgBox(toWrite)
	On Error Resume Next
		For Each i in sheetName
			Doc.Sheets.getByName(i).getCellRangeByName("B2").String = toWrite
		Next
End Sub

</script:module>
</file>

<file path=Basic/Standard/rendering.xml><?xml version="1.0" encoding="utf-8"?>
<!DOCTYPE module  PUBLIC '-//OpenOffice.org//DTD OfficeDocument 1.0//EN'  'module.dtd'>
<script:module xmlns:script="http://openoffice.org/2000/script" script:name="rendering" script:language="StarBasic" script:moduleType="normal">REM  *****  BASIC  *****

Sub Main

End Sub
</script:module>
</file>

<file path=Basic/Standard/reportTypeViewMode.xml><?xml version="1.0" encoding="utf-8"?>
<!DOCTYPE module  PUBLIC '-//OpenOffice.org//DTD OfficeDocument 1.0//EN'  'module.dtd'>
<script:module xmlns:script="http://openoffice.org/2000/script" script:name="reportTypeViewMode" script:language="StarBasic" script:moduleType="normal">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efresh"/>
  <library:element library:name="inputReport"/>
  <library:element library:name="outputReport"/>
  <library:element library:name="rendering"/>
  <library:element library:name="setTheDoc"/>
  <library:element library:name="fooDev"/>
  <library:element library:name="notes"/>
  <library:element library:name="setWelcomeView"/>
  <library:element library:name="reportTypeViewMode"/>
</library:library>
</file>

<file path=Basic/Standard/setTheDoc.xml><?xml version="1.0" encoding="utf-8"?>
<!DOCTYPE module  PUBLIC '-//OpenOffice.org//DTD OfficeDocument 1.0//EN'  'module.dtd'>
<script:module xmlns:script="http://openoffice.org/2000/script" script:name="setTheDoc" script:language="StarBasic" script:moduleType="normal">REM  *****  BASIC  *****

Public Doc, CurrentSheet As Object

'	MsgBox Button Values
' 	0 = OK									3  = Yes, No, Cancel
'	1 = OK, Cancel					4  = Yes, No
'	2 = Stop, Retry, Ignore		5	= Retry, Cancel

'	MsgBox Icon Values
' 	0	 = (none)							48 = Caution
'	16 = Critical message			64 = Information (OK only)
'	32 = Question

'	MsgBox Default Button Values
' 	0		= First
'	256	= Second
'	512	= Last

REM Test Function
Function fooMsgBoxElements _
	(fooMsgText As String, _
	Optional fooMsgButtons As Integer, Optional fooMsgIcon As Integer, Optional fooMsgDefaultButton As Integer, _
	Optional fooMsgTitle As String) As Variant
	Static Comma As String
	Static index, paraIndex As Integer
	Static ParaArray(2), Result As Variant
	If IsMissing(fooMsgButtons) Then
		fooMsgButtons = 0
	End If
	If IsMissing(fooMsgIcon) Then
		fooMsgIcon = 64
	End If
	If IsMissing(fooMsgDefaultButton) Then
		fooMsgDefaultButton = 0
	End If
	If IsMissing(fooMsgTitle) Then
		fooMsgTitle = "foo แจ้งเตือน!"
	End If
	ParaArray(0) = fooMsgText
	ParaArray(1) = CStr(fooMsgButtons) + " + " + CStr(fooMsgIcon) + " + " + CStr(fooMsgDefaultButton)
	ParaArray(2) = fooMsgTitle
	Result = ""
	index = 0
	paraIndex = 0
	For index = 0 To 4
		If index Mod 2 Then
			Result = Result + ", "
		Else
			If paraIndex = 1 Then
				Result = Result + ParaArray(paraIndex)
			Else
				Result = Result + Chr(34) + ParaArray(paraIndex) + Chr(34)
			End If
			paraIndex = paraIndex + 1
		End If
	Next
	fooMsgBoxElements = Result
End Function

Function callUNO(Optional Cmd)
' Edit the argument later
	Static Frame As Variant
	Static Dispatch As Object
	Static Args() As Variant
	Static Cmd As String
	Frame = ThisComponent.CurrentController.Frame
	Dispatch = createUnoService("com.sun.star.frame.DispatchHelper")
	callUNO = Dispatch.executeDispatch(Frame, Cmd, "", 0, Args())
End Function

Function whichReportType()
	Static homeSheet As Object
	Doc = ThisComponent
	homeSheet = Doc.Sheets.getByName("เกี่ยวกับรายงานนี้")
	whichReportType = homeSheet.getCellRangeByName("E5").String
End Function

Function whichFooTemplate()
	Static reportType As String
	reportType = whichReportType()
	If reportType = "รายงานภาษีซื้อ" Then
		whichFooTemplate = "foo_inputTaxTemplate"
		Exit Function
	ElseIf reportType = "รายงานภาษีขาย" Then
		whichFooTemplate = "foo_outputTaxTemplate"
		Exit Function
	Else
		MsgBox("กรุณาเลือกประเภทของรายงาน")
		Stop
	End If
End Function

Function wasModified() As Boolean
	Static Result As Boolean
	Result = False
	months = monthsInAYear()
	For Each i in months
		If ThisComponent.Sheets.hasByName(i) Then
			Result = True
		End If
	Next
	wasModified = Result
End Function

Function monthsInAYear()
	Static months(11) As String
	months(0) = "มกราคม"
	months(1) = "กุมภาพันธ์"
	months(2) = "มีนาคม"
	months(3) = "เมษายน"
	months(4) = "พฤษภาคม"
	months(5) = "มิถุนายน"
	months(6) = "กรกฎาคม"
	months(7) = "สิงหาคม"
	months(8) = "กันยายน"
	months(9) = "ตุลาคม"
	months(10) = "พฤศจิกายน"
	months(11) = "ธันวาคม"
	monthsInAYear = months
End Function

Function sortSheet(Optional startIndex As Integer, Optional showMsg As Boolean, Optional recurrentTime As Integer)
	Static n, sheetCount As Integer
	Static months As Variant

	Doc = ThisComponent
	months = monthsInAYear()
	
	If IsMissing(startIndex) Then
		startIndex = 0
	End If
	If IsMissing(showMsg) Then
		showMsg = False
	End If
	If IsMissing(recurrentTime) Then
		recurrentTime = 0
	End If
	
	n = startIndex
	On Error Resume Next
		For Each mon in months
			Doc.Sheets.moveByName(mon, n)
			n = n + 1
		Next
	
	If recurrentTime = 0 Then
		sheetCount = ThisComponent.Sheets.Count
		startAt = sheetCount
	ElseIf recurrentTime = 1 Then
		If showMsg Then
			MsgBox("เรียงแผ่นงานเรียบร้อย")
		End If
		Exit Function
	End If
	
	recurrentTime = recurrentTime + 1
	sortSheet(startAt, showMsg, recurrentTime)
End Function

Function indice(Optional UpperBound) As Variant ' UpperBound: Integer
	If IsMissing(UpperBound) Then
		MsgBox("Function: indice() takes no argument.", 0 + 16 + 0, "foo error!")
		Stop
	End If
	Static index(UpperBound+3) As Variant
	For i = 0 To UpperBound
		index(i) = i
	Next
	indice = index
End Function

Function IsSheetExist(SheetName As String) As Boolean
	Doc = ThisComponent
On Error Goto notExist
	Doc.Sheets.getByName(SheetName)
	IsSheetExist = True
	Exit Function
notExist:
	IsSheetExist = False
End Function

Function refreshAllSheetMonth()
	Static month As String
	Static sheet As Object
	Static months As Variant
	Doc = ThisComponent
	months = monthsInAYear()
	On Error Resume Next
		For Each i in months
			sheet = Doc.Sheets.getByName(i)
			month = sheet.Name
			sheet.getCellRangeByName("F1").String = month
		Next
End Function

Function IsYearChanged()
	Static Result As Boolean
	Static inCalenStatus As String
	Static calenStatus, yearData, inYearData, currentCalenStatus, currentYearData As Integer
	Static homeSheet, formSupportSheet, calenStatusCel, yearDataCel, inCalenStatusCel, inYearDataCel As Object
	Doc = ThisComponent
	homeSheet = Doc.Sheets.getByName("เกี่ยวกับรายงานนี้")
	formSupportSheet = Doc.Sheets.getByName("foo_formSupport")
	
	calenStatusCel = formSupportSheet.getCellRangeByName("H2")
	calenStatus = calenStatusCel.Value
	yearDataCel = formSupportSheet.getCellRangeByName("I2")
	yearData = yearDataCel.Value

	inCalenStatusCel = homeSheet.getCellRangeByName("E8")
	inCalenStatus = inCalenStatusCel.String
	inYearDataCel = homeSheet.getCellRangeByName("F8")
	inYearData = inYearDataCel.Value
	
	currentCalenStatus = inCalenStatus
	currentYearData = inYearData
	
	If InStr("เลือกศักราช", currentCalenStatus) Or currentCalenStatus = "" Then
		currentCalenStatus = -1
	End If
	If currentYearData = 0 Then
		currentYearData = -1
	End If
	
	If currentCalenStatus &lt;&gt; calenStatus Or currentYearData &lt;&gt; yearData Then
		Result = True
	Else
		Result = False
	End If
	IsYearChanged = Result
End Function

Function refreshReportYear()
	Static inCalenStatus, toWrite As String
	Static reportYear, calenStatus, yearData, inYearData, currentCalenStatus, currentYearData, yearAdder, draftYear As Integer
	Static sheetName As Variant
	Static homeSheet, formSupportSheet, calenStatusCel, yearDataCel, inCalenStatusCel, inYearDataCel As Object
	Doc = ThisComponent
	homeSheet = Doc.Sheets.getByName("เกี่ยวกับรายงานนี้")
	formSupportSheet = Doc.Sheets.getByName("foo_formSupport")
	
	calenStatusCel = formSupportSheet.getCellRangeByName("H2")
	calenStatus = calenStatusCel.Value
	yearDataCel = formSupportSheet.getCellRangeByName("I2")
	yearData = yearDataCel.Value

	inCalenStatusCel = homeSheet.getCellRangeByName("E8")
	inCalenStatus = inCalenStatusCel.String
	inYearDataCel = homeSheet.getCellRangeByName("F8")
	inYearData = inYearDataCel.Value
	
	currentCalenStatus = -1
	currentYearData = -1
	
	If inYearData &lt;= 195 Then
		currentYearData = -1
	End If
	
	If inCalenStatus = "เลือกศักราช" Or inCalenStatus = "" Then
		currentCalenStatus = -1
	ElseIf inCalenStatus = "พ.ศ." Then
		currentCalenStatus = 0
	ElseIf inCalenStatus = "ค.ศ." Then
		currentCalenStatus = 1
	End If
	
	If inCalenStatus &lt;&gt; "เลือกศักราช" Or inCalenStatus &lt;&gt; "" Then
		If currentCalenStatus = -1 Then
			If InStr(inCalenStatus, "พ") And InStr(inCalenStatus, "ศ") And inCalenStatus &lt;&gt; "พ.ศ." Then
				If MsgBox("คุณกรอกศักราช '" &amp; inCalenStatus &amp; "'" &amp; Chr(10) &amp; "คุณหมายถึง พ.ศ. หรือไม่?", 4 + 32 + 0, "เพื่อความแน่ใจ") = IDYES Then
					currentCalenStatus = 0
				End If
			ElseIf InStr(inCalenStatus, "ค") And InStr(inCalenStatus, "ศ") And inCalenStatus &lt;&gt; "ค.ศ." Then
				If MsgBox("คุณกรอกศักราช '" &amp; inCalenStatus &amp; "'" &amp; Chr(10) &amp; "คุณหมายถึง ค.ศ. หรือไม่?", 4 + 32 + 0, "เพื่อความแน่ใจ") = IDYES Then
					currentCalenStatus = 1
				End If
			Else
				MsgBox("ยังไม่มีข้อมูลของศักราชที่กรอก หากต้องการใส่ในภายหลัง ให้ลบข้อมูลในช่อง 'เลือกศักราช' ทั้งหมดให้เป็นช่องเปล่า" &amp; Chr(10) &amp; "หากต้องการเพิ่มศักราชใหม่ให้ติดต่อ naiithink" &amp; Chr(10) &amp; "หมายเหตุ: จำเป็นต้องเลือกศักราชหากมีการกรอกปีของรายงาน", 0 + 64 + 0, "ศักราชที่ไม่รู้จัก")
			End If
		End If
	End If
	
On Error Resume Next
	If Not IsBlank(inYearData) Then
		If Not IsNumeric(inYearData) Then
			MsgBox("ข้อมูลปีที่กรอกไม่ถูกต้อง โปรดตรวจสอบอีกครั้ง" &amp; Chr(10) &amp; "หมายเหตุ: หากต้องการกรอกในภายหลังให้เว้นว่างไว้")
			Stop
		ElseIf inYearData &lt;= 195 Then ' "The Rosetta Stone, a clay tablet discovered in 1799, was a document of new tax laws decreed by the Ptolemaic Dynasty in 196 B.C.", https://onlinebusiness.northeastern.edu/blog/a-brief-history-of-taxation/
			If inYearData &lt; 196 Then
				Exit Function
			End If
			If MsgBox("ปีของรายงานที่กรอกคือ " &amp; inYearData &amp; Chr(10) &amp; "หากไม่ถูกต้องให้เลือกปุ่ม 'No' แล้วแก้ไข", 4 + 32 + 0, "ปีของรายงานที่ใส่ถูกต้องหรือไม่?") = IDNO Then
				Stop
			Else
				currentYearData = inYearData
			End If
		End If
	End If
	
	yearAdder = 0
	
	If calenStatus &lt;&gt; currentCalenStatus Then
		If calenStatus = 0 And currentCalenStatus = 1 Then
			yearAdder = 543 * -1
		ElseIf calenStatus = 1 And currentCalenStatus = 0 Then
			yearAdder = 543
		End If
	End If
	
	draftYear = inYearData + yearAdder
	
	If currentYearData = yearData And yearAdder &lt;&gt; 1 Then
		If MsgBox("คุณต้องการให้แปลงศักราชของปี '" &amp; currentYearData &amp; "' ซึ่งถูกบันทึกไว้ก่อนหน้าหรือไม่" &amp; Chr(10) &amp; "หมายเหตุ: ปีของรายงานจะถูกแปลงเป็น " &amp; draftYear, 4 + 32 + 512, "พบการเปลี่ยนแปลงศักราช") = IDYES Then
			yearData = draftYear
		End If
	End If
	
	calenStatus = currentCalenStatus
	yearData = currentYearData
	
	reportYear = formSupportSheet.getCellRangeByName("I2")
	
	If reportYear &lt;&gt; -1 Then
		sheetName = monthsInAYear()
		toWrite = "ใบกำกับภาษีปี " &amp; reportYear
		On Error Resume Next
			For Each i in sheetName
				Doc.Sheets.getByName(i).getCellRangeByName("B2").String = toWrite
			Next
	End If
End Function

Sub setupDoc()
	Static sheetExistence, stopCreation As Boolean
	Static Months(11), toAsk, suffix As String
	Static sheetCount, n, missingSheetCount, monthSheetCount, created, draftYear, inYearData As Integer
	Static tempSheet, newSheet As Object
	Static sheetList, months, index As Variant
	Doc = ThisComponent
	sheetCount = Doc.Sheets.Count
	sheetList = Doc.Sheets
	months = monthsInAYear()
	tempSheet = Doc.Sheets.getByName(whichFooTemplate())
	missingSheetCount = 0
	
	If wasModified() And isYearChanged() Then
		If MsgBox("คุณกำลังต้องการเปลี่ยนแปลงข้อมูลปีของรายงานใช่หรือไม่", 3 + 32 + 0, "พบการเปลี่ยนแปลงข้อมูลปีของรายงาน") = IDYES Then
			refreshReportYear()
			Exit Sub
		End If
	End If
	
	For Each i in months
		sheetExistence = IsSheetExist(i)
		If Not sheetExistence Then
			missingSheetCount = missingSheetCount + 1
		End If
	Next
	
	Redim Preserve missingSheets(missingSheetCount) As Variant
	
	missingIndex = 0
	For Each i in months
		sheetExistence = IsSheetExist(i)
		If Not sheetExistence Then
			missingSheets(missingIndex) = i
			missingIndex = missingIndex + 1
		End If
	Next
	
	If wasModified() And IsYearChanged() Then
		If MsgBox("ต้องการแก้ไขข้อมูลปีของรายงานใช่หรือไม่?", 3 + 32 + 0, "พบการแก้ไขข้อมูลปี") = IDYES Then
			refreshReportYear()
			Exit Sub
		End If
	End If
		
	If UBound(missingSheets) = 12 Then
		If MsgBox("ต้องการสร้างแผ่นงานสำหรับ 12 เดือนหรือไม่?", 3 + 32 + 512, "การสร้างแผ่นงาน") = IDYES Then
			sheetCount = Doc.Sheets.Count
			n = sheetCount + 1
			For Each mon in months
				Doc.Sheets.copyByName(whichFooTemplate(), mon, n)
				n = n + 1
			Next
			sortSheet(sheetCount)
			
			' If isYearChanged() Then
			' End If
			
			refreshAllSheetMonth()
			refreshReportYear()
			MsgBox("สร้างแผ่นงานเรียบร้อย")
			Exit Sub
		Else
			MsgBox("ตกลง ไม่มีการสร้างแผ่นงาน")
			Exit Sub
		End If
	
	ElseIf UBound(missingSheets) = 0 Then
		If MsgBox("ต้องการสร้างแผ่นงานซ้ำอีกครั้งหรือไม่?" &amp; Chr(10) &amp; _
		"หมายเหตุ: foo จะสร้างแผ่นงานทั้ง 12 เดือนอีกครั้งโดยไม่ลบแผ่นงานเดิมที่มีอยู่", 3 + 32 + 512, "มีการสร้างแผ่นงานครบทั้ง 12 เดือนแล้ว") = IDYES Then
			n = sheetCount + 1
			suffix = "_ใหม่"
			On Error Goto OverSheet
					For Each mon in months
						Doc.Sheets.copyByName(whichFooTemplate(), mon &amp; suffix, n)
						n = n + 1
					Next
					refreshAllSheetMonth()
					refreshReportYear()
			Oversheet:
				MsgBox("สามารถสร้างแผ่นงานใหม่ที่ซ้ำเดิมได้เพียงครั้งเดียว" &amp; Chr(10) &amp; "หากต้องการความช่วยเหลือ ติดต่อ naiithink")
				Exit Sub
		Else
			MsgBox("ตกลง ไม่มีการสร้างแผ่นงาน")
			Exit Sub
		End If
	
	Else
		toAsk = ""
		For Each i in missingSheets
			toAsk = toAsk + Chr(10) + i
		Next
		If MsgBox("มีแผ่นงานที่หายไปจำนวน " &amp; UBound(missingSheets) &amp; " แผ่นงาน:" &amp; toAsk, 3 + 32 + 512, "คุณต้องการสร้างแผ่นงานที่ขาดหายไปหรือไม่?") = IDYES Then
			n = Doc.Sheets.Count
			created = 0
			On Error Resume Next
			For Each i in missingSheets
				If created = UBound(missingSheets) Then
					stopCreation = True
				End If
				If Not stopCreation Then
					Doc.Sheets.copyByName(whichFooTemplate(), i, n)
					newSheet = Doc.Sheets.getByName(i)
					newSheet.tabColor = RGB(241,	232,	155)
					created = created + 1
				End If
				n = n + 1
			Next
			
			' 
			' For Each i in months
			'	 Doc.Sheets.moveByName(, )
			' Next
			
			monthSheetCount = 0
			For Each i in months
				Doc.Sheets.hasByName(i)
				monthSheetCount = monthSheetCount + 1
			Next
			sheetCount = Doc.Sheets.Count
			If sheetCound &lt; 15 Then
				sortSheet(sheetCount-monthSheetCount)
			End If
			refreshAllSheetMonth()
			refreshReportYear()
			MsgBox("สร้างแผ่นงานเรียบร้อย")
			Exit Sub
		Else
			MsgBox("ตกลง ไม่มีการสร้างแผ่นงาน")
			Exit Sub
		End If
	End If
End Sub

' Backup
REM Function passFirstRowFormula()

REM End Function
</script:module>
</file>

<file path=Basic/Standard/setWelcomeView.xml><?xml version="1.0" encoding="utf-8"?>
<!DOCTYPE module  PUBLIC '-//OpenOffice.org//DTD OfficeDocument 1.0//EN'  'module.dtd'>
<script:module xmlns:script="http://openoffice.org/2000/script" script:name="setWelcomeView" script:language="StarBasic" script:moduleType="normal">REM  *****  BASIC  *****

Function callUNO(Optional Cmd)
' Edit the argument later
	Static Frame As Variant
	Static Dispatch As Object
	Static Args() As Variant
	Static Cmd As String
	Frame = ThisComponent.CurrentController.Frame
	Dispatch = createUnoService("com.sun.star.frame.DispatchHelper")
	callUNO = Dispatch.executeDispatch(Frame, Cmd, "", 0, Args())
End Function

Sub setWelcomeView
	Dim Doc, homeSheet As Object
	Doc = ThisComponent
	homeSheet = Doc.Sheets.getByName("เกี่ยวกับรายงานนี้")
	Doc.CurrentController.ActiveSheet = homeSheet
End Sub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